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05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1_21_0600pm_Ethiopia Sidamo_run10" table:style-name="ta1">
        <table:shapes>
          <draw:frame draw:z-index="0" draw:style-name="gr1" draw:text-style-name="P1" svg:width="23.44cm" svg:height="12.552cm" svg:x="8.143cm" svg:y="0.453cm">
            <draw:object draw:notify-on-update-of-ranges="'11_21_0600pm_Ethiopia Sidamo_run10'.A4:'11_21_0600pm_Ethiopia Sidamo_run10'.A476 '11_21_0600pm_Ethiopia Sidamo_run10'.C3:'11_21_0600pm_Ethiopia Sidamo_run10'.C3 '11_21_0600pm_Ethiopia Sidamo_run10'.C4:'11_21_0600pm_Ethiopia Sidamo_run10'.C4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thiopia Sidamo</text:p>
          </table:table-cell>
          <table:table-cell office:value-type="string" calcext:value-type="string">
            <text:p><text:s/>Run #10</text:p>
          </table:table-cell>
          <table:table-cell/>
        </table:table-row>
        <table:table-row table:style-name="ro1">
          <table:table-cell table:style-name="Default" office:value-type="string" calcext:value-type="string">
            <text:p>11_21_0600p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<text:s/>t_bean</text:p>
          </table:table-cell>
          <table:table-cell office:value-type="string" calcext:value-type="string">
            <text:p><text:s/>t_avg</text:p>
          </table:table-cell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time" office:time-value="PT00H00M01S" calcext:value-type="time">
            <text:p>00:01</text:p>
          </table:table-cell>
          <table:table-cell office:value-type="float" office:value="72" calcext:value-type="float">
            <text:p>72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time" office:time-value="PT00H00M02S" calcext:value-type="time">
            <text:p>00:02</text:p>
          </table:table-cell>
          <table:table-cell office:value-type="float" office:value="70.7" calcext:value-type="float">
            <text:p>70.7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time" office:time-value="PT00H00M02.9S" calcext:value-type="time">
            <text:p>00:03</text:p>
          </table:table-cell>
          <table:table-cell office:value-type="float" office:value="73.8" calcext:value-type="float">
            <text:p>73.8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time" office:time-value="PT00H00M03.9S" calcext:value-type="time">
            <text:p>00:04</text:p>
          </table:table-cell>
          <table:table-cell office:value-type="float" office:value="77.9" calcext:value-type="float">
            <text:p>77.9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time" office:time-value="PT00H00M04.8S" calcext:value-type="time">
            <text:p>00:05</text:p>
          </table:table-cell>
          <table:table-cell office:value-type="float" office:value="99" calcext:value-type="float">
            <text:p>99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time" office:time-value="PT00H00M05.8S" calcext:value-type="time">
            <text:p>00:06</text:p>
          </table:table-cell>
          <table:table-cell office:value-type="float" office:value="98.6" calcext:value-type="float">
            <text:p>98.6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time" office:time-value="PT00H00M06.7S" calcext:value-type="time">
            <text:p>00:07</text:p>
          </table:table-cell>
          <table:table-cell office:value-type="float" office:value="100.8" calcext:value-type="float">
            <text:p>100.8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time" office:time-value="PT00H00M07.7S" calcext:value-type="time">
            <text:p>00:08</text:p>
          </table:table-cell>
          <table:table-cell office:value-type="float" office:value="99" calcext:value-type="float">
            <text:p>99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time" office:time-value="PT00H00M08.6S" calcext:value-type="time">
            <text:p>00:09</text:p>
          </table:table-cell>
          <table:table-cell office:value-type="float" office:value="136.8" calcext:value-type="float">
            <text:p>13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time" office:time-value="PT00H00M09.6S" calcext:value-type="time">
            <text:p>00:10</text:p>
          </table:table-cell>
          <table:table-cell office:value-type="float" office:value="127.4" calcext:value-type="float">
            <text:p>127.4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time" office:time-value="PT00H00M10.5S" calcext:value-type="time">
            <text:p>00:11</text:p>
          </table:table-cell>
          <table:table-cell office:value-type="float" office:value="146.3" calcext:value-type="float">
            <text:p>146.3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time" office:time-value="PT00H00M11.5S" calcext:value-type="time">
            <text:p>00:12</text:p>
          </table:table-cell>
          <table:table-cell office:value-type="float" office:value="153.9" calcext:value-type="float">
            <text:p>153.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time" office:time-value="PT00H00M12.4S" calcext:value-type="time">
            <text:p>00:12</text:p>
          </table:table-cell>
          <table:table-cell office:value-type="float" office:value="161.6" calcext:value-type="float">
            <text:p>161.6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1">
          <table:table-cell office:value-type="time" office:time-value="PT00H00M13.4S" calcext:value-type="time">
            <text:p>00:13</text:p>
          </table:table-cell>
          <table:table-cell office:value-type="float" office:value="163.8" calcext:value-type="float">
            <text:p>163.8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time" office:time-value="PT00H00M14.3S" calcext:value-type="time">
            <text:p>00:14</text:p>
          </table:table-cell>
          <table:table-cell office:value-type="float" office:value="151.2" calcext:value-type="float">
            <text:p>151.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time" office:time-value="PT00H00M15.3S" calcext:value-type="time">
            <text:p>00:15</text:p>
          </table:table-cell>
          <table:table-cell office:value-type="float" office:value="153.1" calcext:value-type="float">
            <text:p>153.1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time" office:time-value="PT00H00M16.2S" calcext:value-type="time">
            <text:p>00:16</text:p>
          </table:table-cell>
          <table:table-cell office:value-type="float" office:value="152.2" calcext:value-type="float">
            <text:p>152.2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time" office:time-value="PT00H00M17.2S" calcext:value-type="time">
            <text:p>00:17</text:p>
          </table:table-cell>
          <table:table-cell office:value-type="float" office:value="171.1" calcext:value-type="float">
            <text:p>171.1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1">
          <table:table-cell office:value-type="time" office:time-value="PT00H00M18.1S" calcext:value-type="time">
            <text:p>00:18</text:p>
          </table:table-cell>
          <table:table-cell office:value-type="float" office:value="161.6" calcext:value-type="float">
            <text:p>161.6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time" office:time-value="PT00H00M19.1S" calcext:value-type="time">
            <text:p>00:19</text:p>
          </table:table-cell>
          <table:table-cell office:value-type="float" office:value="165.2" calcext:value-type="float">
            <text:p>165.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time" office:time-value="PT00H00M20S" calcext:value-type="time">
            <text:p>00:20</text:p>
          </table:table-cell>
          <table:table-cell office:value-type="float" office:value="166.1" calcext:value-type="float">
            <text:p>166.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00H00M21S" calcext:value-type="time">
            <text:p>00:21</text:p>
          </table:table-cell>
          <table:table-cell office:value-type="float" office:value="167.4" calcext:value-type="float">
            <text:p>167.4</text:p>
          </table:table-cell>
          <table:table-cell office:value-type="float" office:value="161.3" calcext:value-type="float">
            <text:p>161.3</text:p>
          </table:table-cell>
        </table:table-row>
        <table:table-row table:style-name="ro1">
          <table:table-cell office:value-type="time" office:time-value="PT00H00M21.9S" calcext:value-type="time">
            <text:p>00:22</text:p>
          </table:table-cell>
          <table:table-cell office:value-type="float" office:value="179.6" calcext:value-type="float">
            <text:p>179.6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time" office:time-value="PT00H00M22.9S" calcext:value-type="time">
            <text:p>00:23</text:p>
          </table:table-cell>
          <table:table-cell office:value-type="float" office:value="173.3" calcext:value-type="float">
            <text:p>173.3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1">
          <table:table-cell office:value-type="time" office:time-value="PT00H00M23.8S" calcext:value-type="time">
            <text:p>00:24</text:p>
          </table:table-cell>
          <table:table-cell office:value-type="float" office:value="180.9" calcext:value-type="float">
            <text:p>180.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time" office:time-value="PT00H00M24.8S" calcext:value-type="time">
            <text:p>00:25</text:p>
          </table:table-cell>
          <table:table-cell office:value-type="float" office:value="177.3" calcext:value-type="float">
            <text:p>177.3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time" office:time-value="PT00H00M25.7S" calcext:value-type="time">
            <text:p>00:26</text:p>
          </table:table-cell>
          <table:table-cell office:value-type="float" office:value="179.2" calcext:value-type="float">
            <text:p>179.2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time" office:time-value="PT00H00M26.7S" calcext:value-type="time">
            <text:p>00:27</text:p>
          </table:table-cell>
          <table:table-cell office:value-type="float" office:value="190.4" calcext:value-type="float">
            <text:p>190.4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time" office:time-value="PT00H00M27.7S" calcext:value-type="time">
            <text:p>00:28</text:p>
          </table:table-cell>
          <table:table-cell office:value-type="float" office:value="187.7" calcext:value-type="float">
            <text:p>187.7</text:p>
          </table:table-cell>
          <table:table-cell office:value-type="float" office:value="176.7" calcext:value-type="float">
            <text:p>176.7</text:p>
          </table:table-cell>
        </table:table-row>
        <table:table-row table:style-name="ro1">
          <table:table-cell office:value-type="time" office:time-value="PT00H00M28.6S" calcext:value-type="time">
            <text:p>00:29</text:p>
          </table:table-cell>
          <table:table-cell office:value-type="float" office:value="183.7" calcext:value-type="float">
            <text:p>183.7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1">
          <table:table-cell office:value-type="time" office:time-value="PT00H00M29.6S" calcext:value-type="time">
            <text:p>00:30</text:p>
          </table:table-cell>
          <table:table-cell office:value-type="float" office:value="145.4" calcext:value-type="float">
            <text:p>145.4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time" office:time-value="PT00H00M30.5S" calcext:value-type="time">
            <text:p>00:31</text:p>
          </table:table-cell>
          <table:table-cell office:value-type="float" office:value="190.4" calcext:value-type="float">
            <text:p>190.4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time" office:time-value="PT00H00M31.5S" calcext:value-type="time">
            <text:p>00:32</text:p>
          </table:table-cell>
          <table:table-cell office:value-type="float" office:value="192.7" calcext:value-type="float">
            <text:p>192.7</text:p>
          </table:table-cell>
          <table:table-cell office:value-type="float" office:value="180.1" calcext:value-type="float">
            <text:p>180.1</text:p>
          </table:table-cell>
        </table:table-row>
        <table:table-row table:style-name="ro1">
          <table:table-cell office:value-type="time" office:time-value="PT00H00M32.4S" calcext:value-type="time">
            <text:p>00:32</text:p>
          </table:table-cell>
          <table:table-cell office:value-type="float" office:value="203" calcext:value-type="float">
            <text:p>203</text:p>
          </table:table-cell>
          <table:table-cell office:value-type="float" office:value="183.1" calcext:value-type="float">
            <text:p>183.1</text:p>
          </table:table-cell>
        </table:table-row>
        <table:table-row table:style-name="ro1">
          <table:table-cell office:value-type="time" office:time-value="PT00H00M33.4S" calcext:value-type="time">
            <text:p>00:33</text:p>
          </table:table-cell>
          <table:table-cell office:value-type="float" office:value="203.9" calcext:value-type="float">
            <text:p>203.9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1">
          <table:table-cell office:value-type="time" office:time-value="PT00H00M34.3S" calcext:value-type="time">
            <text:p>00:34</text:p>
          </table:table-cell>
          <table:table-cell office:value-type="float" office:value="205.7" calcext:value-type="float">
            <text:p>205.7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time" office:time-value="PT00H00M35.3S" calcext:value-type="time">
            <text:p>00:35</text:p>
          </table:table-cell>
          <table:table-cell office:value-type="float" office:value="216.9" calcext:value-type="float">
            <text:p>216.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time" office:time-value="PT00H00M36.2S" calcext:value-type="time">
            <text:p>00:36</text:p>
          </table:table-cell>
          <table:table-cell office:value-type="float" office:value="213.3" calcext:value-type="float">
            <text:p>213.3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1">
          <table:table-cell office:value-type="time" office:time-value="PT00H00M37.2S" calcext:value-type="time">
            <text:p>00:37</text:p>
          </table:table-cell>
          <table:table-cell office:value-type="float" office:value="213.3" calcext:value-type="float">
            <text:p>213.3</text:p>
          </table:table-cell>
          <table:table-cell office:value-type="float" office:value="196.8" calcext:value-type="float">
            <text:p>196.8</text:p>
          </table:table-cell>
        </table:table-row>
        <table:table-row table:style-name="ro1">
          <table:table-cell office:value-type="time" office:time-value="PT00H00M38.1S" calcext:value-type="time">
            <text:p>00:38</text:p>
          </table:table-cell>
          <table:table-cell office:value-type="float" office:value="219.2" calcext:value-type="float">
            <text:p>219.2</text:p>
          </table:table-cell>
          <table:table-cell office:value-type="float" office:value="200.4" calcext:value-type="float">
            <text:p>200.4</text:p>
          </table:table-cell>
        </table:table-row>
        <table:table-row table:style-name="ro1">
          <table:table-cell office:value-type="time" office:time-value="PT00H00M39.1S" calcext:value-type="time">
            <text:p>00:39</text:p>
          </table:table-cell>
          <table:table-cell office:value-type="float" office:value="227.3" calcext:value-type="float">
            <text:p>227.3</text:p>
          </table:table-cell>
          <table:table-cell office:value-type="float" office:value="208.6" calcext:value-type="float">
            <text:p>208.6</text:p>
          </table:table-cell>
        </table:table-row>
        <table:table-row table:style-name="ro1">
          <table:table-cell office:value-type="time" office:time-value="PT00H00M40S" calcext:value-type="time">
            <text:p>00:40</text:p>
          </table:table-cell>
          <table:table-cell office:value-type="float" office:value="221.4" calcext:value-type="float">
            <text:p>221.4</text:p>
          </table:table-cell>
          <table:table-cell office:value-type="float" office:value="211.7" calcext:value-type="float">
            <text:p>211.7</text:p>
          </table:table-cell>
        </table:table-row>
        <table:table-row table:style-name="ro1">
          <table:table-cell office:value-type="time" office:time-value="PT00H00M41S" calcext:value-type="time">
            <text:p>00:41</text:p>
          </table:table-cell>
          <table:table-cell office:value-type="float" office:value="223.2" calcext:value-type="float">
            <text:p>223.2</text:p>
          </table:table-cell>
          <table:table-cell office:value-type="float" office:value="214.7" calcext:value-type="float">
            <text:p>214.7</text:p>
          </table:table-cell>
        </table:table-row>
        <table:table-row table:style-name="ro1">
          <table:table-cell office:value-type="time" office:time-value="PT00H00M41.9S" calcext:value-type="time">
            <text:p>00:42</text:p>
          </table:table-cell>
          <table:table-cell office:value-type="float" office:value="230.4" calcext:value-type="float">
            <text:p>230.4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time" office:time-value="PT00H00M42.9S" calcext:value-type="time">
            <text:p>00:43</text:p>
          </table:table-cell>
          <table:table-cell office:value-type="float" office:value="226.8" calcext:value-type="float">
            <text:p>226.8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time" office:time-value="PT00H00M43.8S" calcext:value-type="time">
            <text:p>00:44</text:p>
          </table:table-cell>
          <table:table-cell office:value-type="float" office:value="225.9" calcext:value-type="float">
            <text:p>225.9</text:p>
          </table:table-cell>
          <table:table-cell office:value-type="float" office:value="221.8" calcext:value-type="float">
            <text:p>221.8</text:p>
          </table:table-cell>
        </table:table-row>
        <table:table-row table:style-name="ro1">
          <table:table-cell office:value-type="time" office:time-value="PT00H00M44.8S" calcext:value-type="time">
            <text:p>00:45</text:p>
          </table:table-cell>
          <table:table-cell office:value-type="float" office:value="237.7" calcext:value-type="float">
            <text:p>237.7</text:p>
          </table:table-cell>
          <table:table-cell office:value-type="float" office:value="223.9" calcext:value-type="float">
            <text:p>223.9</text:p>
          </table:table-cell>
        </table:table-row>
        <table:table-row table:style-name="ro1">
          <table:table-cell office:value-type="time" office:time-value="PT00H00M45.7S" calcext:value-type="time">
            <text:p>00:46</text:p>
          </table:table-cell>
          <table:table-cell office:value-type="float" office:value="235.4" calcext:value-type="float">
            <text:p>235.4</text:p>
          </table:table-cell>
          <table:table-cell office:value-type="float" office:value="226.1" calcext:value-type="float">
            <text:p>226.1</text:p>
          </table:table-cell>
        </table:table-row>
        <table:table-row table:style-name="ro1">
          <table:table-cell office:value-type="time" office:time-value="PT00H00M46.7S" calcext:value-type="time">
            <text:p>00:47</text:p>
          </table:table-cell>
          <table:table-cell office:value-type="float" office:value="237.7" calcext:value-type="float">
            <text:p>237.7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time" office:time-value="PT00H00M47.6S" calcext:value-type="time">
            <text:p>00:48</text:p>
          </table:table-cell>
          <table:table-cell office:value-type="float" office:value="239" calcext:value-type="float">
            <text:p>239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time" office:time-value="PT00H00M48.6S" calcext:value-type="time">
            <text:p>00:49</text:p>
          </table:table-cell>
          <table:table-cell office:value-type="float" office:value="240.3" calcext:value-type="float">
            <text:p>240.3</text:p>
          </table:table-cell>
          <table:table-cell office:value-type="float" office:value="231.8" calcext:value-type="float">
            <text:p>231.8</text:p>
          </table:table-cell>
        </table:table-row>
        <table:table-row table:style-name="ro1">
          <table:table-cell office:value-type="time" office:time-value="PT00H00M49.5S" calcext:value-type="time">
            <text:p>00:50</text:p>
          </table:table-cell>
          <table:table-cell office:value-type="float" office:value="248.4" calcext:value-type="float">
            <text:p>248.4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1">
          <table:table-cell office:value-type="time" office:time-value="PT00H00M50.5S" calcext:value-type="time">
            <text:p>00:51</text:p>
          </table:table-cell>
          <table:table-cell office:value-type="float" office:value="252.5" calcext:value-type="float">
            <text:p>252.5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1">
          <table:table-cell office:value-type="time" office:time-value="PT00H00M51.5S" calcext:value-type="time">
            <text:p>00:52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time" office:time-value="PT00H00M52.4S" calcext:value-type="time">
            <text:p>00:52</text:p>
          </table:table-cell>
          <table:table-cell office:value-type="float" office:value="256.6" calcext:value-type="float">
            <text:p>256.6</text:p>
          </table:table-cell>
          <table:table-cell office:value-type="float" office:value="234.9" calcext:value-type="float">
            <text:p>234.9</text:p>
          </table:table-cell>
        </table:table-row>
        <table:table-row table:style-name="ro1">
          <table:table-cell office:value-type="time" office:time-value="PT00H00M53.4S" calcext:value-type="time">
            <text:p>00:53</text:p>
          </table:table-cell>
          <table:table-cell office:value-type="float" office:value="257" calcext:value-type="float">
            <text:p>257</text:p>
          </table:table-cell>
          <table:table-cell office:value-type="float" office:value="238.1" calcext:value-type="float">
            <text:p>238.1</text:p>
          </table:table-cell>
        </table:table-row>
        <table:table-row table:style-name="ro1">
          <table:table-cell office:value-type="time" office:time-value="PT00H00M54.3S" calcext:value-type="time">
            <text:p>00:54</text:p>
          </table:table-cell>
          <table:table-cell office:value-type="float" office:value="258.8" calcext:value-type="float">
            <text:p>258.8</text:p>
          </table:table-cell>
          <table:table-cell office:value-type="float" office:value="240.2" calcext:value-type="float">
            <text:p>240.2</text:p>
          </table:table-cell>
        </table:table-row>
        <table:table-row table:style-name="ro1">
          <table:table-cell office:value-type="time" office:time-value="PT00H00M55.3S" calcext:value-type="time">
            <text:p>00:55</text:p>
          </table:table-cell>
          <table:table-cell office:value-type="float" office:value="256.6" calcext:value-type="float">
            <text:p>256.6</text:p>
          </table:table-cell>
          <table:table-cell office:value-type="float" office:value="242.3" calcext:value-type="float">
            <text:p>242.3</text:p>
          </table:table-cell>
        </table:table-row>
        <table:table-row table:style-name="ro1">
          <table:table-cell office:value-type="time" office:time-value="PT00H00M56.2S" calcext:value-type="time">
            <text:p>00:56</text:p>
          </table:table-cell>
          <table:table-cell office:value-type="float" office:value="257.4" calcext:value-type="float">
            <text:p>257.4</text:p>
          </table:table-cell>
          <table:table-cell office:value-type="float" office:value="244.3" calcext:value-type="float">
            <text:p>244.3</text:p>
          </table:table-cell>
        </table:table-row>
        <table:table-row table:style-name="ro1">
          <table:table-cell office:value-type="time" office:time-value="PT00H00M57.2S" calcext:value-type="time">
            <text:p>00:57</text:p>
          </table:table-cell>
          <table:table-cell office:value-type="float" office:value="261.1" calcext:value-type="float">
            <text:p>261.1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time" office:time-value="PT00H00M58.2S" calcext:value-type="time">
            <text:p>00:58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time" office:time-value="PT00H00M59.1S" calcext:value-type="time">
            <text:p>00:59</text:p>
          </table:table-cell>
          <table:table-cell office:value-type="float" office:value="266" calcext:value-type="float">
            <text:p>266</text:p>
          </table:table-cell>
          <table:table-cell office:value-type="float" office:value="250.8" calcext:value-type="float">
            <text:p>250.8</text:p>
          </table:table-cell>
        </table:table-row>
        <table:table-row table:style-name="ro1">
          <table:table-cell office:value-type="time" office:time-value="PT00H01M00.1S" calcext:value-type="time">
            <text:p>01:00</text:p>
          </table:table-cell>
          <table:table-cell office:value-type="float" office:value="277.2" calcext:value-type="float">
            <text:p>277.2</text:p>
          </table:table-cell>
          <table:table-cell office:value-type="float" office:value="253.3" calcext:value-type="float">
            <text:p>253.3</text:p>
          </table:table-cell>
        </table:table-row>
        <table:table-row table:style-name="ro1">
          <table:table-cell office:value-type="time" office:time-value="PT00H01M01S" calcext:value-type="time">
            <text:p>01:01</text:p>
          </table:table-cell>
          <table:table-cell office:value-type="float" office:value="277.7" calcext:value-type="float">
            <text:p>277.7</text:p>
          </table:table-cell>
          <table:table-cell office:value-type="float" office:value="263.4" calcext:value-type="float">
            <text:p>263.4</text:p>
          </table:table-cell>
        </table:table-row>
        <table:table-row table:style-name="ro1">
          <table:table-cell office:value-type="time" office:time-value="PT00H01M02S" calcext:value-type="time">
            <text:p>01:02</text:p>
          </table:table-cell>
          <table:table-cell office:value-type="float" office:value="275" calcext:value-type="float">
            <text:p>275</text:p>
          </table:table-cell>
          <table:table-cell office:value-type="float" office:value="265.3" calcext:value-type="float">
            <text:p>265.3</text:p>
          </table:table-cell>
        </table:table-row>
        <table:table-row table:style-name="ro1">
          <table:table-cell office:value-type="time" office:time-value="PT00H01M02.9S" calcext:value-type="time">
            <text:p>01:03</text:p>
          </table:table-cell>
          <table:table-cell office:value-type="float" office:value="280.4" calcext:value-type="float">
            <text:p>280.4</text:p>
          </table:table-cell>
          <table:table-cell office:value-type="float" office:value="267.6" calcext:value-type="float">
            <text:p>267.6</text:p>
          </table:table-cell>
        </table:table-row>
        <table:table-row table:style-name="ro1">
          <table:table-cell office:value-type="time" office:time-value="PT00H01M03.9S" calcext:value-type="time">
            <text:p>01:04</text:p>
          </table:table-cell>
          <table:table-cell office:value-type="float" office:value="279.5" calcext:value-type="float">
            <text:p>279.5</text:p>
          </table:table-cell>
          <table:table-cell office:value-type="float" office:value="269.7" calcext:value-type="float">
            <text:p>269.7</text:p>
          </table:table-cell>
        </table:table-row>
        <table:table-row table:style-name="ro1">
          <table:table-cell office:value-type="time" office:time-value="PT00H01M04.8S" calcext:value-type="time">
            <text:p>01:05</text:p>
          </table:table-cell>
          <table:table-cell office:value-type="float" office:value="281.3" calcext:value-type="float">
            <text:p>281.3</text:p>
          </table:table-cell>
          <table:table-cell office:value-type="float" office:value="272.2" calcext:value-type="float">
            <text:p>272.2</text:p>
          </table:table-cell>
        </table:table-row>
        <table:table-row table:style-name="ro1">
          <table:table-cell office:value-type="time" office:time-value="PT00H01M05.8S" calcext:value-type="time">
            <text:p>01:06</text:p>
          </table:table-cell>
          <table:table-cell office:value-type="float" office:value="280.4" calcext:value-type="float">
            <text:p>280.4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time" office:time-value="PT00H01M06.7S" calcext:value-type="time">
            <text:p>01:07</text:p>
          </table:table-cell>
          <table:table-cell office:value-type="float" office:value="283.1" calcext:value-type="float">
            <text:p>283.1</text:p>
          </table:table-cell>
          <table:table-cell office:value-type="float" office:value="276.7" calcext:value-type="float">
            <text:p>276.7</text:p>
          </table:table-cell>
        </table:table-row>
        <table:table-row table:style-name="ro1">
          <table:table-cell office:value-type="time" office:time-value="PT00H01M07.7S" calcext:value-type="time">
            <text:p>01:08</text:p>
          </table:table-cell>
          <table:table-cell office:value-type="float" office:value="285.4" calcext:value-type="float">
            <text:p>285.4</text:p>
          </table:table-cell>
          <table:table-cell office:value-type="float" office:value="278.6" calcext:value-type="float">
            <text:p>278.6</text:p>
          </table:table-cell>
        </table:table-row>
        <table:table-row table:style-name="ro1">
          <table:table-cell office:value-type="time" office:time-value="PT00H01M08.6S" calcext:value-type="time">
            <text:p>01:09</text:p>
          </table:table-cell>
          <table:table-cell office:value-type="float" office:value="288.1" calcext:value-type="float">
            <text:p>288.1</text:p>
          </table:table-cell>
          <table:table-cell office:value-type="float" office:value="280.8" calcext:value-type="float">
            <text:p>280.8</text:p>
          </table:table-cell>
        </table:table-row>
        <table:table-row table:style-name="ro1">
          <table:table-cell office:value-type="time" office:time-value="PT00H01M09.6S" calcext:value-type="time">
            <text:p>01:10</text:p>
          </table:table-cell>
          <table:table-cell office:value-type="float" office:value="295.2" calcext:value-type="float">
            <text:p>295.2</text:p>
          </table:table-cell>
          <table:table-cell office:value-type="float" office:value="282.6" calcext:value-type="float">
            <text:p>282.6</text:p>
          </table:table-cell>
        </table:table-row>
        <table:table-row table:style-name="ro1">
          <table:table-cell office:value-type="time" office:time-value="PT00H01M10.5S" calcext:value-type="time">
            <text:p>01:11</text:p>
          </table:table-cell>
          <table:table-cell office:value-type="float" office:value="299.3" calcext:value-type="float">
            <text:p>299.3</text:p>
          </table:table-cell>
          <table:table-cell office:value-type="float" office:value="284.8" calcext:value-type="float">
            <text:p>284.8</text:p>
          </table:table-cell>
        </table:table-row>
        <table:table-row table:style-name="ro1">
          <table:table-cell office:value-type="time" office:time-value="PT00H01M11.5S" calcext:value-type="time">
            <text:p>01:12</text:p>
          </table:table-cell>
          <table:table-cell office:value-type="float" office:value="293" calcext:value-type="float">
            <text:p>293</text:p>
          </table:table-cell>
          <table:table-cell office:value-type="float" office:value="286.6" calcext:value-type="float">
            <text:p>286.6</text:p>
          </table:table-cell>
        </table:table-row>
        <table:table-row table:style-name="ro1">
          <table:table-cell office:value-type="time" office:time-value="PT00H01M12.4S" calcext:value-type="time">
            <text:p>01:12</text:p>
          </table:table-cell>
          <table:table-cell office:value-type="float" office:value="298.4" calcext:value-type="float">
            <text:p>298.4</text:p>
          </table:table-cell>
          <table:table-cell office:value-type="float" office:value="288.4" calcext:value-type="float">
            <text:p>288.4</text:p>
          </table:table-cell>
        </table:table-row>
        <table:table-row table:style-name="ro1">
          <table:table-cell office:value-type="time" office:time-value="PT00H01M13.4S" calcext:value-type="time">
            <text:p>01:13</text:p>
          </table:table-cell>
          <table:table-cell office:value-type="float" office:value="299.8" calcext:value-type="float">
            <text:p>299.8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time" office:time-value="PT00H01M14.3S" calcext:value-type="time">
            <text:p>01:14</text:p>
          </table:table-cell>
          <table:table-cell office:value-type="float" office:value="286.7" calcext:value-type="float">
            <text:p>286.7</text:p>
          </table:table-cell>
          <table:table-cell office:value-type="float" office:value="290.9" calcext:value-type="float">
            <text:p>290.9</text:p>
          </table:table-cell>
        </table:table-row>
        <table:table-row table:style-name="ro1">
          <table:table-cell office:value-type="time" office:time-value="PT00H01M15.3S" calcext:value-type="time">
            <text:p>01:15</text:p>
          </table:table-cell>
          <table:table-cell office:value-type="float" office:value="301.6" calcext:value-type="float">
            <text:p>301.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time" office:time-value="PT00H01M16.2S" calcext:value-type="time">
            <text:p>01:16</text:p>
          </table:table-cell>
          <table:table-cell office:value-type="float" office:value="300.2" calcext:value-type="float">
            <text:p>300.2</text:p>
          </table:table-cell>
          <table:table-cell office:value-type="float" office:value="294.8" calcext:value-type="float">
            <text:p>294.8</text:p>
          </table:table-cell>
        </table:table-row>
        <table:table-row table:style-name="ro1">
          <table:table-cell office:value-type="time" office:time-value="PT00H01M17.2S" calcext:value-type="time">
            <text:p>01:17</text:p>
          </table:table-cell>
          <table:table-cell office:value-type="float" office:value="299.8" calcext:value-type="float">
            <text:p>299.8</text:p>
          </table:table-cell>
          <table:table-cell office:value-type="float" office:value="296.2" calcext:value-type="float">
            <text:p>296.2</text:p>
          </table:table-cell>
        </table:table-row>
        <table:table-row table:style-name="ro1">
          <table:table-cell office:value-type="time" office:time-value="PT00H01M18.1S" calcext:value-type="time">
            <text:p>01:18</text:p>
          </table:table-cell>
          <table:table-cell office:value-type="float" office:value="302.4" calcext:value-type="float">
            <text:p>302.4</text:p>
          </table:table-cell>
          <table:table-cell office:value-type="float" office:value="297.6" calcext:value-type="float">
            <text:p>297.6</text:p>
          </table:table-cell>
        </table:table-row>
        <table:table-row table:style-name="ro1">
          <table:table-cell office:value-type="time" office:time-value="PT00H01M19.1S" calcext:value-type="time">
            <text:p>01:19</text:p>
          </table:table-cell>
          <table:table-cell office:value-type="float" office:value="306.5" calcext:value-type="float">
            <text:p>306.5</text:p>
          </table:table-cell>
          <table:table-cell office:value-type="float" office:value="298.8" calcext:value-type="float">
            <text:p>298.8</text:p>
          </table:table-cell>
        </table:table-row>
        <table:table-row table:style-name="ro1">
          <table:table-cell office:value-type="time" office:time-value="PT00H01M20.1S" calcext:value-type="time">
            <text:p>01:20</text:p>
          </table:table-cell>
          <table:table-cell office:value-type="float" office:value="308.3" calcext:value-type="float">
            <text:p>308.3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>
          <table:table-cell office:value-type="time" office:time-value="PT00H01M21S" calcext:value-type="time">
            <text:p>01:21</text:p>
          </table:table-cell>
          <table:table-cell office:value-type="float" office:value="309.2" calcext:value-type="float">
            <text:p>309.2</text:p>
          </table:table-cell>
          <table:table-cell office:value-type="float" office:value="301.3" calcext:value-type="float">
            <text:p>301.3</text:p>
          </table:table-cell>
        </table:table-row>
        <table:table-row table:style-name="ro1">
          <table:table-cell office:value-type="time" office:time-value="PT00H01M22S" calcext:value-type="time">
            <text:p>01:22</text:p>
          </table:table-cell>
          <table:table-cell office:value-type="float" office:value="306.5" calcext:value-type="float">
            <text:p>306.5</text:p>
          </table:table-cell>
          <table:table-cell office:value-type="float" office:value="302.1" calcext:value-type="float">
            <text:p>302.1</text:p>
          </table:table-cell>
        </table:table-row>
        <table:table-row table:style-name="ro1">
          <table:table-cell office:value-type="time" office:time-value="PT00H01M22.9S" calcext:value-type="time">
            <text:p>01:23</text:p>
          </table:table-cell>
          <table:table-cell office:value-type="float" office:value="312.8" calcext:value-type="float">
            <text:p>312.8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time" office:time-value="PT00H01M23.9S" calcext:value-type="time">
            <text:p>01:24</text:p>
          </table:table-cell>
          <table:table-cell office:value-type="float" office:value="308.3" calcext:value-type="float">
            <text:p>308.3</text:p>
          </table:table-cell>
          <table:table-cell office:value-type="float" office:value="305.6" calcext:value-type="float">
            <text:p>305.6</text:p>
          </table:table-cell>
        </table:table-row>
        <table:table-row table:style-name="ro1">
          <table:table-cell office:value-type="time" office:time-value="PT00H01M24.8S" calcext:value-type="time">
            <text:p>01:25</text:p>
          </table:table-cell>
          <table:table-cell office:value-type="float" office:value="313.2" calcext:value-type="float">
            <text:p>313.2</text:p>
          </table:table-cell>
          <table:table-cell office:value-type="float" office:value="306.7" calcext:value-type="float">
            <text:p>306.7</text:p>
          </table:table-cell>
        </table:table-row>
        <table:table-row table:style-name="ro1">
          <table:table-cell office:value-type="time" office:time-value="PT00H01M25.8S" calcext:value-type="time">
            <text:p>01:26</text:p>
          </table:table-cell>
          <table:table-cell office:value-type="float" office:value="315.5" calcext:value-type="float">
            <text:p>315.5</text:p>
          </table:table-cell>
          <table:table-cell office:value-type="float" office:value="308.3" calcext:value-type="float">
            <text:p>308.3</text:p>
          </table:table-cell>
        </table:table-row>
        <table:table-row table:style-name="ro1">
          <table:table-cell office:value-type="time" office:time-value="PT00H01M26.7S" calcext:value-type="time">
            <text:p>01:27</text:p>
          </table:table-cell>
          <table:table-cell office:value-type="float" office:value="316.4" calcext:value-type="float">
            <text:p>316.4</text:p>
          </table:table-cell>
          <table:table-cell office:value-type="float" office:value="309.9" calcext:value-type="float">
            <text:p>309.9</text:p>
          </table:table-cell>
        </table:table-row>
        <table:table-row table:style-name="ro1">
          <table:table-cell office:value-type="time" office:time-value="PT00H01M27.7S" calcext:value-type="time">
            <text:p>01:28</text:p>
          </table:table-cell>
          <table:table-cell office:value-type="float" office:value="318.2" calcext:value-type="float">
            <text:p>318.2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time" office:time-value="PT00H01M28.6S" calcext:value-type="time">
            <text:p>01:29</text:p>
          </table:table-cell>
          <table:table-cell office:value-type="float" office:value="319.6" calcext:value-type="float">
            <text:p>319.6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time" office:time-value="PT00H01M29.6S" calcext:value-type="time">
            <text:p>01:30</text:p>
          </table:table-cell>
          <table:table-cell office:value-type="float" office:value="321.4" calcext:value-type="float">
            <text:p>321.4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1">
          <table:table-cell office:value-type="time" office:time-value="PT00H01M30.5S" calcext:value-type="time">
            <text:p>01:31</text:p>
          </table:table-cell>
          <table:table-cell office:value-type="float" office:value="321.4" calcext:value-type="float">
            <text:p>321.4</text:p>
          </table:table-cell>
          <table:table-cell office:value-type="float" office:value="315.3" calcext:value-type="float">
            <text:p>315.3</text:p>
          </table:table-cell>
        </table:table-row>
        <table:table-row table:style-name="ro1">
          <table:table-cell office:value-type="time" office:time-value="PT00H01M31.5S" calcext:value-type="time">
            <text:p>01:32</text:p>
          </table:table-cell>
          <table:table-cell office:value-type="float" office:value="323.6" calcext:value-type="float">
            <text:p>323.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time" office:time-value="PT00H01M32.5S" calcext:value-type="time">
            <text:p>01:33</text:p>
          </table:table-cell>
          <table:table-cell office:value-type="float" office:value="325.4" calcext:value-type="float">
            <text:p>325.4</text:p>
          </table:table-cell>
          <table:table-cell office:value-type="float" office:value="318.3" calcext:value-type="float">
            <text:p>318.3</text:p>
          </table:table-cell>
        </table:table-row>
        <table:table-row table:style-name="ro1">
          <table:table-cell office:value-type="time" office:time-value="PT00H01M33.4S" calcext:value-type="time">
            <text:p>01:33</text:p>
          </table:table-cell>
          <table:table-cell office:value-type="float" office:value="321.8" calcext:value-type="float">
            <text:p>321.8</text:p>
          </table:table-cell>
          <table:table-cell office:value-type="float" office:value="319.6" calcext:value-type="float">
            <text:p>319.6</text:p>
          </table:table-cell>
        </table:table-row>
        <table:table-row table:style-name="ro1">
          <table:table-cell office:value-type="time" office:time-value="PT00H01M34.4S" calcext:value-type="time">
            <text:p>01:34</text:p>
          </table:table-cell>
          <table:table-cell office:value-type="float" office:value="331.2" calcext:value-type="float">
            <text:p>331.2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time" office:time-value="PT00H01M35.3S" calcext:value-type="time">
            <text:p>01:35</text:p>
          </table:table-cell>
          <table:table-cell office:value-type="float" office:value="327.2" calcext:value-type="float">
            <text:p>327.2</text:p>
          </table:table-cell>
          <table:table-cell office:value-type="float" office:value="322.6" calcext:value-type="float">
            <text:p>322.6</text:p>
          </table:table-cell>
        </table:table-row>
        <table:table-row table:style-name="ro1">
          <table:table-cell office:value-type="time" office:time-value="PT00H01M36.3S" calcext:value-type="time">
            <text:p>01:36</text:p>
          </table:table-cell>
          <table:table-cell office:value-type="float" office:value="344.3" calcext:value-type="float">
            <text:p>344.3</text:p>
          </table:table-cell>
          <table:table-cell office:value-type="float" office:value="325.4" calcext:value-type="float">
            <text:p>325.4</text:p>
          </table:table-cell>
        </table:table-row>
        <table:table-row table:style-name="ro1">
          <table:table-cell office:value-type="time" office:time-value="PT00H01M37.2S" calcext:value-type="time">
            <text:p>01:37</text:p>
          </table:table-cell>
          <table:table-cell office:value-type="float" office:value="338.9" calcext:value-type="float">
            <text:p>338.9</text:p>
          </table:table-cell>
          <table:table-cell office:value-type="float" office:value="327.5" calcext:value-type="float">
            <text:p>327.5</text:p>
          </table:table-cell>
        </table:table-row>
        <table:table-row table:style-name="ro1">
          <table:table-cell office:value-type="time" office:time-value="PT00H01M38.2S" calcext:value-type="time">
            <text:p>01:38</text:p>
          </table:table-cell>
          <table:table-cell office:value-type="float" office:value="347.9" calcext:value-type="float">
            <text:p>347.9</text:p>
          </table:table-cell>
          <table:table-cell office:value-type="float" office:value="330.3" calcext:value-type="float">
            <text:p>330.3</text:p>
          </table:table-cell>
        </table:table-row>
        <table:table-row table:style-name="ro1">
          <table:table-cell office:value-type="time" office:time-value="PT00H01M39.1S" calcext:value-type="time">
            <text:p>01:39</text:p>
          </table:table-cell>
          <table:table-cell office:value-type="float" office:value="340.7" calcext:value-type="float">
            <text:p>340.7</text:p>
          </table:table-cell>
          <table:table-cell office:value-type="float" office:value="332.2" calcext:value-type="float">
            <text:p>332.2</text:p>
          </table:table-cell>
        </table:table-row>
        <table:table-row table:style-name="ro1">
          <table:table-cell office:value-type="time" office:time-value="PT00H01M40.1S" calcext:value-type="time">
            <text:p>01:40</text:p>
          </table:table-cell>
          <table:table-cell office:value-type="float" office:value="339.8" calcext:value-type="float">
            <text:p>339.8</text:p>
          </table:table-cell>
          <table:table-cell office:value-type="float" office:value="334.1" calcext:value-type="float">
            <text:p>334.1</text:p>
          </table:table-cell>
        </table:table-row>
        <table:table-row table:style-name="ro1">
          <table:table-cell office:value-type="time" office:time-value="PT00H01M41S" calcext:value-type="time">
            <text:p>01:41</text:p>
          </table:table-cell>
          <table:table-cell office:value-type="float" office:value="349.2" calcext:value-type="float">
            <text:p>349.2</text:p>
          </table:table-cell>
          <table:table-cell office:value-type="float" office:value="336.7" calcext:value-type="float">
            <text:p>336.7</text:p>
          </table:table-cell>
        </table:table-row>
        <table:table-row table:style-name="ro1">
          <table:table-cell office:value-type="time" office:time-value="PT00H01M42S" calcext:value-type="time">
            <text:p>01:42</text:p>
          </table:table-cell>
          <table:table-cell office:value-type="float" office:value="349.7" calcext:value-type="float">
            <text:p>349.7</text:p>
          </table:table-cell>
          <table:table-cell office:value-type="float" office:value="339.1" calcext:value-type="float">
            <text:p>339.1</text:p>
          </table:table-cell>
        </table:table-row>
        <table:table-row table:style-name="ro1">
          <table:table-cell office:value-type="time" office:time-value="PT00H01M42.9S" calcext:value-type="time">
            <text:p>01:43</text:p>
          </table:table-cell>
          <table:table-cell office:value-type="float" office:value="347.4" calcext:value-type="float">
            <text:p>347.4</text:p>
          </table:table-cell>
          <table:table-cell office:value-type="float" office:value="341.6" calcext:value-type="float">
            <text:p>341.6</text:p>
          </table:table-cell>
        </table:table-row>
        <table:table-row table:style-name="ro1">
          <table:table-cell office:value-type="time" office:time-value="PT00H01M43.9S" calcext:value-type="time">
            <text:p>01:44</text:p>
          </table:table-cell>
          <table:table-cell office:value-type="float" office:value="351.1" calcext:value-type="float">
            <text:p>351.1</text:p>
          </table:table-cell>
          <table:table-cell office:value-type="float" office:value="343.6" calcext:value-type="float">
            <text:p>343.6</text:p>
          </table:table-cell>
        </table:table-row>
        <table:table-row table:style-name="ro1">
          <table:table-cell office:value-type="time" office:time-value="PT00H01M44.9S" calcext:value-type="time">
            <text:p>01:45</text:p>
          </table:table-cell>
          <table:table-cell office:value-type="float" office:value="351.9" calcext:value-type="float">
            <text:p>351.9</text:p>
          </table:table-cell>
          <table:table-cell office:value-type="float" office:value="346.1" calcext:value-type="float">
            <text:p>346.1</text:p>
          </table:table-cell>
        </table:table-row>
        <table:table-row table:style-name="ro1">
          <table:table-cell office:value-type="time" office:time-value="PT00H01M45.8S" calcext:value-type="time">
            <text:p>01:46</text:p>
          </table:table-cell>
          <table:table-cell office:value-type="float" office:value="351.5" calcext:value-type="float">
            <text:p>351.5</text:p>
          </table:table-cell>
          <table:table-cell office:value-type="float" office:value="346.8" calcext:value-type="float">
            <text:p>346.8</text:p>
          </table:table-cell>
        </table:table-row>
        <table:table-row table:style-name="ro1">
          <table:table-cell office:value-type="time" office:time-value="PT00H01M46.8S" calcext:value-type="time">
            <text:p>01:47</text:p>
          </table:table-cell>
          <table:table-cell office:value-type="float" office:value="354.2" calcext:value-type="float">
            <text:p>354.2</text:p>
          </table:table-cell>
          <table:table-cell office:value-type="float" office:value="348.4" calcext:value-type="float">
            <text:p>348.4</text:p>
          </table:table-cell>
        </table:table-row>
        <table:table-row table:style-name="ro1">
          <table:table-cell office:value-type="time" office:time-value="PT00H01M47.7S" calcext:value-type="time">
            <text:p>01:48</text:p>
          </table:table-cell>
          <table:table-cell office:value-type="float" office:value="349.7" calcext:value-type="float">
            <text:p>349.7</text:p>
          </table:table-cell>
          <table:table-cell office:value-type="float" office:value="348.5" calcext:value-type="float">
            <text:p>348.5</text:p>
          </table:table-cell>
        </table:table-row>
        <table:table-row table:style-name="ro1">
          <table:table-cell office:value-type="time" office:time-value="PT00H01M48.7S" calcext:value-type="time">
            <text:p>01:49</text:p>
          </table:table-cell>
          <table:table-cell office:value-type="float" office:value="345.2" calcext:value-type="float">
            <text:p>345.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time" office:time-value="PT00H01M49.6S" calcext:value-type="time">
            <text:p>01:50</text:p>
          </table:table-cell>
          <table:table-cell office:value-type="float" office:value="351.5" calcext:value-type="float">
            <text:p>351.5</text:p>
          </table:table-cell>
          <table:table-cell office:value-type="float" office:value="350.1" calcext:value-type="float">
            <text:p>350.1</text:p>
          </table:table-cell>
        </table:table-row>
        <table:table-row table:style-name="ro1">
          <table:table-cell office:value-type="time" office:time-value="PT00H01M50.6S" calcext:value-type="time">
            <text:p>01:51</text:p>
          </table:table-cell>
          <table:table-cell office:value-type="float" office:value="355.1" calcext:value-type="float">
            <text:p>355.1</text:p>
          </table:table-cell>
          <table:table-cell office:value-type="float" office:value="350.7" calcext:value-type="float">
            <text:p>350.7</text:p>
          </table:table-cell>
        </table:table-row>
        <table:table-row table:style-name="ro1">
          <table:table-cell office:value-type="time" office:time-value="PT00H01M51.5S" calcext:value-type="time">
            <text:p>01:52</text:p>
          </table:table-cell>
          <table:table-cell office:value-type="float" office:value="358.2" calcext:value-type="float">
            <text:p>358.2</text:p>
          </table:table-cell>
          <table:table-cell office:value-type="float" office:value="351.6" calcext:value-type="float">
            <text:p>351.6</text:p>
          </table:table-cell>
        </table:table-row>
        <table:table-row table:style-name="ro1">
          <table:table-cell office:value-type="time" office:time-value="PT00H01M52.5S" calcext:value-type="time">
            <text:p>01:53</text:p>
          </table:table-cell>
          <table:table-cell office:value-type="float" office:value="354.6" calcext:value-type="float">
            <text:p>354.6</text:p>
          </table:table-cell>
          <table:table-cell office:value-type="float" office:value="352.3" calcext:value-type="float">
            <text:p>352.3</text:p>
          </table:table-cell>
        </table:table-row>
        <table:table-row table:style-name="ro1">
          <table:table-cell office:value-type="time" office:time-value="PT00H01M53.4S" calcext:value-type="time">
            <text:p>01:53</text:p>
          </table:table-cell>
          <table:table-cell office:value-type="float" office:value="359.1" calcext:value-type="float">
            <text:p>359.1</text:p>
          </table:table-cell>
          <table:table-cell office:value-type="float" office:value="353.1" calcext:value-type="float">
            <text:p>353.1</text:p>
          </table:table-cell>
        </table:table-row>
        <table:table-row table:style-name="ro1">
          <table:table-cell office:value-type="time" office:time-value="PT00H01M54.4S" calcext:value-type="time">
            <text:p>01:54</text:p>
          </table:table-cell>
          <table:table-cell office:value-type="float" office:value="277.2" calcext:value-type="float">
            <text:p>277.2</text:p>
          </table:table-cell>
          <table:table-cell office:value-type="float" office:value="345.6" calcext:value-type="float">
            <text:p>345.6</text:p>
          </table:table-cell>
        </table:table-row>
        <table:table-row table:style-name="ro1">
          <table:table-cell office:value-type="time" office:time-value="PT00H01M55.3S" calcext:value-type="time">
            <text:p>01:55</text:p>
          </table:table-cell>
          <table:table-cell office:value-type="float" office:value="354.6" calcext:value-type="float">
            <text:p>354.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time" office:time-value="PT00H01M56.3S" calcext:value-type="time">
            <text:p>01:56</text:p>
          </table:table-cell>
          <table:table-cell office:value-type="float" office:value="359.1" calcext:value-type="float">
            <text:p>359.1</text:p>
          </table:table-cell>
          <table:table-cell office:value-type="float" office:value="346.5" calcext:value-type="float">
            <text:p>346.5</text:p>
          </table:table-cell>
        </table:table-row>
        <table:table-row table:style-name="ro1">
          <table:table-cell office:value-type="time" office:time-value="PT00H01M57.2S" calcext:value-type="time">
            <text:p>01:57</text:p>
          </table:table-cell>
          <table:table-cell office:value-type="float" office:value="358.2" calcext:value-type="float">
            <text:p>358.2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 office:value-type="time" office:time-value="PT00H01M58.2S" calcext:value-type="time">
            <text:p>01:58</text:p>
          </table:table-cell>
          <table:table-cell office:value-type="float" office:value="357.8" calcext:value-type="float">
            <text:p>357.8</text:p>
          </table:table-cell>
          <table:table-cell office:value-type="float" office:value="348.6" calcext:value-type="float">
            <text:p>348.6</text:p>
          </table:table-cell>
        </table:table-row>
        <table:table-row table:style-name="ro1">
          <table:table-cell office:value-type="time" office:time-value="PT00H01M59.1S" calcext:value-type="time">
            <text:p>01:59</text:p>
          </table:table-cell>
          <table:table-cell office:value-type="float" office:value="359.6" calcext:value-type="float">
            <text:p>359.6</text:p>
          </table:table-cell>
          <table:table-cell office:value-type="float" office:value="349.4" calcext:value-type="float">
            <text:p>349.4</text:p>
          </table:table-cell>
        </table:table-row>
        <table:table-row table:style-name="ro1">
          <table:table-cell office:value-type="time" office:time-value="PT00H02M00.1S" calcext:value-type="time">
            <text:p>02:00</text:p>
          </table:table-cell>
          <table:table-cell office:value-type="float" office:value="351.5" calcext:value-type="float">
            <text:p>351.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time" office:time-value="PT00H02M01S" calcext:value-type="time">
            <text:p>02:01</text:p>
          </table:table-cell>
          <table:table-cell office:value-type="float" office:value="355.6" calcext:value-type="float">
            <text:p>355.6</text:p>
          </table:table-cell>
          <table:table-cell office:value-type="float" office:value="348.8" calcext:value-type="float">
            <text:p>348.8</text:p>
          </table:table-cell>
        </table:table-row>
        <table:table-row table:style-name="ro1">
          <table:table-cell office:value-type="time" office:time-value="PT00H02M02S" calcext:value-type="time">
            <text:p>02:02</text:p>
          </table:table-cell>
          <table:table-cell office:value-type="float" office:value="368.1" calcext:value-type="float">
            <text:p>368.1</text:p>
          </table:table-cell>
          <table:table-cell office:value-type="float" office:value="350.1" calcext:value-type="float">
            <text:p>350.1</text:p>
          </table:table-cell>
        </table:table-row>
        <table:table-row table:style-name="ro1">
          <table:table-cell office:value-type="time" office:time-value="PT00H02M02.9S" calcext:value-type="time">
            <text:p>02:03</text:p>
          </table:table-cell>
          <table:table-cell office:value-type="float" office:value="315.1" calcext:value-type="float">
            <text:p>315.1</text:p>
          </table:table-cell>
          <table:table-cell office:value-type="float" office:value="345.7" calcext:value-type="float">
            <text:p>345.7</text:p>
          </table:table-cell>
        </table:table-row>
        <table:table-row table:style-name="ro1">
          <table:table-cell office:value-type="time" office:time-value="PT00H02M03.9S" calcext:value-type="time">
            <text:p>02:04</text:p>
          </table:table-cell>
          <table:table-cell office:value-type="float" office:value="365" calcext:value-type="float">
            <text:p>365</text:p>
          </table:table-cell>
          <table:table-cell office:value-type="float" office:value="354.5" calcext:value-type="float">
            <text:p>354.5</text:p>
          </table:table-cell>
        </table:table-row>
        <table:table-row table:style-name="ro1">
          <table:table-cell office:value-type="time" office:time-value="PT00H02M04.8S" calcext:value-type="time">
            <text:p>02:05</text:p>
          </table:table-cell>
          <table:table-cell office:value-type="float" office:value="368.1" calcext:value-type="float">
            <text:p>368.1</text:p>
          </table:table-cell>
          <table:table-cell office:value-type="float" office:value="355.8" calcext:value-type="float">
            <text:p>355.8</text:p>
          </table:table-cell>
        </table:table-row>
        <table:table-row table:style-name="ro1">
          <table:table-cell office:value-type="time" office:time-value="PT00H02M05.8S" calcext:value-type="time">
            <text:p>02:06</text:p>
          </table:table-cell>
          <table:table-cell office:value-type="float" office:value="362.8" calcext:value-type="float">
            <text:p>362.8</text:p>
          </table:table-cell>
          <table:table-cell office:value-type="float" office:value="356.2" calcext:value-type="float">
            <text:p>356.2</text:p>
          </table:table-cell>
        </table:table-row>
        <table:table-row table:style-name="ro1">
          <table:table-cell office:value-type="time" office:time-value="PT00H02M06.7S" calcext:value-type="time">
            <text:p>02:07</text:p>
          </table:table-cell>
          <table:table-cell office:value-type="float" office:value="369.1" calcext:value-type="float">
            <text:p>369.1</text:p>
          </table:table-cell>
          <table:table-cell office:value-type="float" office:value="357.3" calcext:value-type="float">
            <text:p>357.3</text:p>
          </table:table-cell>
        </table:table-row>
        <table:table-row table:style-name="ro1">
          <table:table-cell office:value-type="time" office:time-value="PT00H02M07.7S" calcext:value-type="time">
            <text:p>02:08</text:p>
          </table:table-cell>
          <table:table-cell office:value-type="float" office:value="369.9" calcext:value-type="float">
            <text:p>369.9</text:p>
          </table:table-cell>
          <table:table-cell office:value-type="float" office:value="358.5" calcext:value-type="float">
            <text:p>358.5</text:p>
          </table:table-cell>
        </table:table-row>
        <table:table-row table:style-name="ro1">
          <table:table-cell office:value-type="time" office:time-value="PT00H02M08.6S" calcext:value-type="time">
            <text:p>02:09</text:p>
          </table:table-cell>
          <table:table-cell office:value-type="float" office:value="361.9" calcext:value-type="float">
            <text:p>361.9</text:p>
          </table:table-cell>
          <table:table-cell office:value-type="float" office:value="358.7" calcext:value-type="float">
            <text:p>358.7</text:p>
          </table:table-cell>
        </table:table-row>
        <table:table-row table:style-name="ro1">
          <table:table-cell office:value-type="time" office:time-value="PT00H02M09.6S" calcext:value-type="time">
            <text:p>02:10</text:p>
          </table:table-cell>
          <table:table-cell office:value-type="float" office:value="369.1" calcext:value-type="float">
            <text:p>369.1</text:p>
          </table:table-cell>
          <table:table-cell office:value-type="float" office:value="360.5" calcext:value-type="float">
            <text:p>360.5</text:p>
          </table:table-cell>
        </table:table-row>
        <table:table-row table:style-name="ro1">
          <table:table-cell office:value-type="time" office:time-value="PT00H02M10.6S" calcext:value-type="time">
            <text:p>02:11</text:p>
          </table:table-cell>
          <table:table-cell office:value-type="float" office:value="372.6" calcext:value-type="float">
            <text:p>372.6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time" office:time-value="PT00H02M11.5S" calcext:value-type="time">
            <text:p>02:12</text:p>
          </table:table-cell>
          <table:table-cell office:value-type="float" office:value="368.6" calcext:value-type="float">
            <text:p>368.6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time" office:time-value="PT00H02M12.5S" calcext:value-type="time">
            <text:p>02:13</text:p>
          </table:table-cell>
          <table:table-cell office:value-type="float" office:value="369.1" calcext:value-type="float">
            <text:p>369.1</text:p>
          </table:table-cell>
          <table:table-cell office:value-type="float" office:value="367.6" calcext:value-type="float">
            <text:p>367.6</text:p>
          </table:table-cell>
        </table:table-row>
        <table:table-row table:style-name="ro1">
          <table:table-cell office:value-type="time" office:time-value="PT00H02M13.4S" calcext:value-type="time">
            <text:p>02:13</text:p>
          </table:table-cell>
          <table:table-cell office:value-type="float" office:value="365.9" calcext:value-type="float">
            <text:p>365.9</text:p>
          </table:table-cell>
          <table:table-cell office:value-type="float" office:value="367.7" calcext:value-type="float">
            <text:p>367.7</text:p>
          </table:table-cell>
        </table:table-row>
        <table:table-row table:style-name="ro1">
          <table:table-cell office:value-type="time" office:time-value="PT00H02M14.4S" calcext:value-type="time">
            <text:p>02:14</text:p>
          </table:table-cell>
          <table:table-cell office:value-type="float" office:value="365" calcext:value-type="float">
            <text:p>365</text:p>
          </table:table-cell>
          <table:table-cell office:value-type="float" office:value="367.4" calcext:value-type="float">
            <text:p>367.4</text:p>
          </table:table-cell>
        </table:table-row>
        <table:table-row table:style-name="ro1">
          <table:table-cell office:value-type="time" office:time-value="PT00H02M15.3S" calcext:value-type="time">
            <text:p>02:15</text:p>
          </table:table-cell>
          <table:table-cell office:value-type="float" office:value="367.7" calcext:value-type="float">
            <text:p>367.7</text:p>
          </table:table-cell>
          <table:table-cell office:value-type="float" office:value="367.9" calcext:value-type="float">
            <text:p>367.9</text:p>
          </table:table-cell>
        </table:table-row>
        <table:table-row table:style-name="ro1">
          <table:table-cell office:value-type="time" office:time-value="PT00H02M16.3S" calcext:value-type="time">
            <text:p>02:16</text:p>
          </table:table-cell>
          <table:table-cell office:value-type="float" office:value="373.6" calcext:value-type="float">
            <text:p>373.6</text:p>
          </table:table-cell>
          <table:table-cell office:value-type="float" office:value="368.3" calcext:value-type="float">
            <text:p>368.3</text:p>
          </table:table-cell>
        </table:table-row>
        <table:table-row table:style-name="ro1">
          <table:table-cell office:value-type="time" office:time-value="PT00H02M17.2S" calcext:value-type="time">
            <text:p>02:17</text:p>
          </table:table-cell>
          <table:table-cell office:value-type="float" office:value="373.6" calcext:value-type="float">
            <text:p>373.6</text:p>
          </table:table-cell>
          <table:table-cell office:value-type="float" office:value="368.7" calcext:value-type="float">
            <text:p>368.7</text:p>
          </table:table-cell>
        </table:table-row>
        <table:table-row table:style-name="ro1">
          <table:table-cell office:value-type="time" office:time-value="PT00H02M18.2S" calcext:value-type="time">
            <text:p>02:18</text:p>
          </table:table-cell>
          <table:table-cell office:value-type="float" office:value="373.1" calcext:value-type="float">
            <text:p>373.1</text:p>
          </table:table-cell>
          <table:table-cell office:value-type="float" office:value="369.8" calcext:value-type="float">
            <text:p>369.8</text:p>
          </table:table-cell>
        </table:table-row>
        <table:table-row table:style-name="ro1">
          <table:table-cell office:value-type="time" office:time-value="PT00H02M19.2S" calcext:value-type="time">
            <text:p>02:19</text:p>
          </table:table-cell>
          <table:table-cell office:value-type="float" office:value="378.5" calcext:value-type="float">
            <text:p>378.5</text:p>
          </table:table-cell>
          <table:table-cell office:value-type="float" office:value="370.8" calcext:value-type="float">
            <text:p>370.8</text:p>
          </table:table-cell>
        </table:table-row>
        <table:table-row table:style-name="ro1">
          <table:table-cell office:value-type="time" office:time-value="PT00H02M20.1S" calcext:value-type="time">
            <text:p>02:20</text:p>
          </table:table-cell>
          <table:table-cell office:value-type="float" office:value="376.2" calcext:value-type="float">
            <text:p>376.2</text:p>
          </table:table-cell>
          <table:table-cell office:value-type="float" office:value="371.1" calcext:value-type="float">
            <text:p>371.1</text:p>
          </table:table-cell>
        </table:table-row>
        <table:table-row table:style-name="ro1">
          <table:table-cell office:value-type="time" office:time-value="PT00H02M21.1S" calcext:value-type="time">
            <text:p>02:21</text:p>
          </table:table-cell>
          <table:table-cell office:value-type="float" office:value="378.5" calcext:value-type="float">
            <text:p>378.5</text:p>
          </table:table-cell>
          <table:table-cell office:value-type="float" office:value="372.1" calcext:value-type="float">
            <text:p>372.1</text:p>
          </table:table-cell>
        </table:table-row>
        <table:table-row table:style-name="ro1">
          <table:table-cell office:value-type="time" office:time-value="PT00H02M22S" calcext:value-type="time">
            <text:p>02:22</text:p>
          </table:table-cell>
          <table:table-cell office:value-type="float" office:value="377.1" calcext:value-type="float">
            <text:p>377.1</text:p>
          </table:table-cell>
          <table:table-cell office:value-type="float" office:value="372.9" calcext:value-type="float">
            <text:p>372.9</text:p>
          </table:table-cell>
        </table:table-row>
        <table:table-row table:style-name="ro1">
          <table:table-cell office:value-type="time" office:time-value="PT00H02M23S" calcext:value-type="time">
            <text:p>02:23</text:p>
          </table:table-cell>
          <table:table-cell office:value-type="float" office:value="375.4" calcext:value-type="float">
            <text:p>375.4</text:p>
          </table:table-cell>
          <table:table-cell office:value-type="float" office:value="373.9" calcext:value-type="float">
            <text:p>373.9</text:p>
          </table:table-cell>
        </table:table-row>
        <table:table-row table:style-name="ro1">
          <table:table-cell office:value-type="time" office:time-value="PT00H02M23.9S" calcext:value-type="time">
            <text:p>02:24</text:p>
          </table:table-cell>
          <table:table-cell office:value-type="float" office:value="384.4" calcext:value-type="float">
            <text:p>384.4</text:p>
          </table:table-cell>
          <table:table-cell office:value-type="float" office:value="375.8" calcext:value-type="float">
            <text:p>375.8</text:p>
          </table:table-cell>
        </table:table-row>
        <table:table-row table:style-name="ro1">
          <table:table-cell office:value-type="time" office:time-value="PT00H02M24.9S" calcext:value-type="time">
            <text:p>02:25</text:p>
          </table:table-cell>
          <table:table-cell office:value-type="float" office:value="377.1" calcext:value-type="float">
            <text:p>377.1</text:p>
          </table:table-cell>
          <table:table-cell office:value-type="float" office:value="376.7" calcext:value-type="float">
            <text:p>376.7</text:p>
          </table:table-cell>
        </table:table-row>
        <table:table-row table:style-name="ro1">
          <table:table-cell office:value-type="time" office:time-value="PT00H02M25.8S" calcext:value-type="time">
            <text:p>02:26</text:p>
          </table:table-cell>
          <table:table-cell office:value-type="float" office:value="388.9" calcext:value-type="float">
            <text:p>388.9</text:p>
          </table:table-cell>
          <table:table-cell office:value-type="float" office:value="378.3" calcext:value-type="float">
            <text:p>378.3</text:p>
          </table:table-cell>
        </table:table-row>
        <table:table-row table:style-name="ro1">
          <table:table-cell office:value-type="time" office:time-value="PT00H02M26.8S" calcext:value-type="time">
            <text:p>02:27</text:p>
          </table:table-cell>
          <table:table-cell office:value-type="float" office:value="388.4" calcext:value-type="float">
            <text:p>388.4</text:p>
          </table:table-cell>
          <table:table-cell office:value-type="float" office:value="379.8" calcext:value-type="float">
            <text:p>379.8</text:p>
          </table:table-cell>
        </table:table-row>
        <table:table-row table:style-name="ro1">
          <table:table-cell office:value-type="time" office:time-value="PT00H02M27.7S" calcext:value-type="time">
            <text:p>02:28</text:p>
          </table:table-cell>
          <table:table-cell office:value-type="float" office:value="390.2" calcext:value-type="float">
            <text:p>390.2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time" office:time-value="PT00H02M28.7S" calcext:value-type="time">
            <text:p>02:29</text:p>
          </table:table-cell>
          <table:table-cell office:value-type="float" office:value="390.2" calcext:value-type="float">
            <text:p>390.2</text:p>
          </table:table-cell>
          <table:table-cell office:value-type="float" office:value="382.6" calcext:value-type="float">
            <text:p>382.6</text:p>
          </table:table-cell>
        </table:table-row>
        <table:table-row table:style-name="ro1">
          <table:table-cell office:value-type="time" office:time-value="PT00H02M29.6S" calcext:value-type="time">
            <text:p>02:30</text:p>
          </table:table-cell>
          <table:table-cell office:value-type="float" office:value="397.9" calcext:value-type="float">
            <text:p>397.9</text:p>
          </table:table-cell>
          <table:table-cell office:value-type="float" office:value="384.8" calcext:value-type="float">
            <text:p>384.8</text:p>
          </table:table-cell>
        </table:table-row>
        <table:table-row table:style-name="ro1">
          <table:table-cell office:value-type="time" office:time-value="PT00H02M30.6S" calcext:value-type="time">
            <text:p>02:31</text:p>
          </table:table-cell>
          <table:table-cell office:value-type="float" office:value="389.3" calcext:value-type="float">
            <text:p>389.3</text:p>
          </table:table-cell>
          <table:table-cell office:value-type="float" office:value="385.9" calcext:value-type="float">
            <text:p>385.9</text:p>
          </table:table-cell>
        </table:table-row>
        <table:table-row table:style-name="ro1">
          <table:table-cell office:value-type="time" office:time-value="PT00H02M31.5S" calcext:value-type="time">
            <text:p>02:32</text:p>
          </table:table-cell>
          <table:table-cell office:value-type="float" office:value="383.9" calcext:value-type="float">
            <text:p>383.9</text:p>
          </table:table-cell>
          <table:table-cell office:value-type="float" office:value="386.6" calcext:value-type="float">
            <text:p>386.6</text:p>
          </table:table-cell>
        </table:table-row>
        <table:table-row table:style-name="ro1">
          <table:table-cell office:value-type="time" office:time-value="PT00H02M32.5S" calcext:value-type="time">
            <text:p>02:33</text:p>
          </table:table-cell>
          <table:table-cell office:value-type="float" office:value="383.4" calcext:value-type="float">
            <text:p>383.4</text:p>
          </table:table-cell>
          <table:table-cell office:value-type="float" office:value="387.4" calcext:value-type="float">
            <text:p>387.4</text:p>
          </table:table-cell>
        </table:table-row>
        <table:table-row table:style-name="ro1">
          <table:table-cell office:value-type="time" office:time-value="PT00H02M33.4S" calcext:value-type="time">
            <text:p>02:33</text:p>
          </table:table-cell>
          <table:table-cell office:value-type="float" office:value="385.7" calcext:value-type="float">
            <text:p>385.7</text:p>
          </table:table-cell>
          <table:table-cell office:value-type="float" office:value="387.5" calcext:value-type="float">
            <text:p>387.5</text:p>
          </table:table-cell>
        </table:table-row>
        <table:table-row table:style-name="ro1">
          <table:table-cell office:value-type="time" office:time-value="PT00H02M34.4S" calcext:value-type="time">
            <text:p>02:34</text:p>
          </table:table-cell>
          <table:table-cell office:value-type="float" office:value="388.4" calcext:value-type="float">
            <text:p>388.4</text:p>
          </table:table-cell>
          <table:table-cell office:value-type="float" office:value="388.6" calcext:value-type="float">
            <text:p>388.6</text:p>
          </table:table-cell>
        </table:table-row>
        <table:table-row table:style-name="ro1">
          <table:table-cell office:value-type="time" office:time-value="PT00H02M35.4S" calcext:value-type="time">
            <text:p>02:35</text:p>
          </table:table-cell>
          <table:table-cell office:value-type="float" office:value="390.2" calcext:value-type="float">
            <text:p>390.2</text:p>
          </table:table-cell>
          <table:table-cell office:value-type="float" office:value="388.8" calcext:value-type="float">
            <text:p>388.8</text:p>
          </table:table-cell>
        </table:table-row>
        <table:table-row table:style-name="ro1">
          <table:table-cell office:value-type="time" office:time-value="PT00H02M36.3S" calcext:value-type="time">
            <text:p>02:36</text:p>
          </table:table-cell>
          <table:table-cell office:value-type="float" office:value="381.2" calcext:value-type="float">
            <text:p>381.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time" office:time-value="PT00H02M37.3S" calcext:value-type="time">
            <text:p>02:37</text:p>
          </table:table-cell>
          <table:table-cell office:value-type="float" office:value="381.2" calcext:value-type="float">
            <text:p>381.2</text:p>
          </table:table-cell>
          <table:table-cell office:value-type="float" office:value="387.1" calcext:value-type="float">
            <text:p>387.1</text:p>
          </table:table-cell>
        </table:table-row>
        <table:table-row table:style-name="ro1">
          <table:table-cell office:value-type="time" office:time-value="PT00H02M38.2S" calcext:value-type="time">
            <text:p>02:38</text:p>
          </table:table-cell>
          <table:table-cell office:value-type="float" office:value="381.6" calcext:value-type="float">
            <text:p>381.6</text:p>
          </table:table-cell>
          <table:table-cell office:value-type="float" office:value="386.3" calcext:value-type="float">
            <text:p>386.3</text:p>
          </table:table-cell>
        </table:table-row>
        <table:table-row table:style-name="ro1">
          <table:table-cell office:value-type="time" office:time-value="PT00H02M39.2S" calcext:value-type="time">
            <text:p>02:39</text:p>
          </table:table-cell>
          <table:table-cell office:value-type="float" office:value="383.4" calcext:value-type="float">
            <text:p>383.4</text:p>
          </table:table-cell>
          <table:table-cell office:value-type="float" office:value="384.8" calcext:value-type="float">
            <text:p>384.8</text:p>
          </table:table-cell>
        </table:table-row>
        <table:table-row table:style-name="ro1">
          <table:table-cell office:value-type="time" office:time-value="PT00H02M40.1S" calcext:value-type="time">
            <text:p>02:40</text:p>
          </table:table-cell>
          <table:table-cell office:value-type="float" office:value="380.3" calcext:value-type="float">
            <text:p>380.3</text:p>
          </table:table-cell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time" office:time-value="PT00H02M41.1S" calcext:value-type="time">
            <text:p>02:41</text:p>
          </table:table-cell>
          <table:table-cell office:value-type="float" office:value="340.2" calcext:value-type="float">
            <text:p>340.2</text:p>
          </table:table-cell>
          <table:table-cell office:value-type="float" office:value="379.6" calcext:value-type="float">
            <text:p>379.6</text:p>
          </table:table-cell>
        </table:table-row>
        <table:table-row table:style-name="ro1">
          <table:table-cell office:value-type="time" office:time-value="PT00H02M42S" calcext:value-type="time">
            <text:p>02:42</text:p>
          </table:table-cell>
          <table:table-cell office:value-type="float" office:value="391.1" calcext:value-type="float">
            <text:p>391.1</text:p>
          </table:table-cell>
          <table:table-cell office:value-type="float" office:value="380.3" calcext:value-type="float">
            <text:p>380.3</text:p>
          </table:table-cell>
        </table:table-row>
        <table:table-row table:style-name="ro1">
          <table:table-cell office:value-type="time" office:time-value="PT00H02M43S" calcext:value-type="time">
            <text:p>02:43</text:p>
          </table:table-cell>
          <table:table-cell office:value-type="float" office:value="385.2" calcext:value-type="float">
            <text:p>385.2</text:p>
          </table:table-cell>
          <table:table-cell office:value-type="float" office:value="380.3" calcext:value-type="float">
            <text:p>380.3</text:p>
          </table:table-cell>
        </table:table-row>
        <table:table-row table:style-name="ro1">
          <table:table-cell office:value-type="time" office:time-value="PT00H02M43.9S" calcext:value-type="time">
            <text:p>02:44</text:p>
          </table:table-cell>
          <table:table-cell office:value-type="float" office:value="388.4" calcext:value-type="float">
            <text:p>388.4</text:p>
          </table:table-cell>
          <table:table-cell office:value-type="float" office:value="380.3" calcext:value-type="float">
            <text:p>380.3</text:p>
          </table:table-cell>
        </table:table-row>
        <table:table-row table:style-name="ro1">
          <table:table-cell office:value-type="time" office:time-value="PT00H02M44.9S" calcext:value-type="time">
            <text:p>02:45</text:p>
          </table:table-cell>
          <table:table-cell office:value-type="float" office:value="391.6" calcext:value-type="float">
            <text:p>391.6</text:p>
          </table:table-cell>
          <table:table-cell office:value-type="float" office:value="380.4" calcext:value-type="float">
            <text:p>380.4</text:p>
          </table:table-cell>
        </table:table-row>
        <table:table-row table:style-name="ro1">
          <table:table-cell office:value-type="time" office:time-value="PT00H02M45.8S" calcext:value-type="time">
            <text:p>02:46</text:p>
          </table:table-cell>
          <table:table-cell office:value-type="float" office:value="385.7" calcext:value-type="float">
            <text:p>385.7</text:p>
          </table:table-cell>
          <table:table-cell office:value-type="float" office:value="380.9" calcext:value-type="float">
            <text:p>380.9</text:p>
          </table:table-cell>
        </table:table-row>
        <table:table-row table:style-name="ro1">
          <table:table-cell office:value-type="time" office:time-value="PT00H02M46.8S" calcext:value-type="time">
            <text:p>02:47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time" office:time-value="PT00H02M47.7S" calcext:value-type="time">
            <text:p>02:48</text:p>
          </table:table-cell>
          <table:table-cell office:value-type="float" office:value="388.4" calcext:value-type="float">
            <text:p>388.4</text:p>
          </table:table-cell>
          <table:table-cell office:value-type="float" office:value="382.6" calcext:value-type="float">
            <text:p>382.6</text:p>
          </table:table-cell>
        </table:table-row>
        <table:table-row table:style-name="ro1">
          <table:table-cell office:value-type="time" office:time-value="PT00H02M48.7S" calcext:value-type="time">
            <text:p>02:49</text:p>
          </table:table-cell>
          <table:table-cell office:value-type="float" office:value="389.3" calcext:value-type="float">
            <text:p>389.3</text:p>
          </table:table-cell>
          <table:table-cell office:value-type="float" office:value="383.2" calcext:value-type="float">
            <text:p>383.2</text:p>
          </table:table-cell>
        </table:table-row>
        <table:table-row table:style-name="ro1">
          <table:table-cell office:value-type="time" office:time-value="PT00H02M49.6S" calcext:value-type="time">
            <text:p>02:50</text:p>
          </table:table-cell>
          <table:table-cell office:value-type="float" office:value="388.4" calcext:value-type="float">
            <text:p>388.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time" office:time-value="PT00H02M50.6S" calcext:value-type="time">
            <text:p>02:51</text:p>
          </table:table-cell>
          <table:table-cell office:value-type="float" office:value="391.6" calcext:value-type="float">
            <text:p>391.6</text:p>
          </table:table-cell>
          <table:table-cell office:value-type="float" office:value="389.2" calcext:value-type="float">
            <text:p>389.2</text:p>
          </table:table-cell>
        </table:table-row>
        <table:table-row table:style-name="ro1">
          <table:table-cell office:value-type="time" office:time-value="PT00H02M51.5S" calcext:value-type="time">
            <text:p>02:52</text:p>
          </table:table-cell>
          <table:table-cell office:value-type="float" office:value="390.2" calcext:value-type="float">
            <text:p>390.2</text:p>
          </table:table-cell>
          <table:table-cell office:value-type="float" office:value="389.1" calcext:value-type="float">
            <text:p>389.1</text:p>
          </table:table-cell>
        </table:table-row>
        <table:table-row table:style-name="ro1">
          <table:table-cell office:value-type="time" office:time-value="PT00H02M52.5S" calcext:value-type="time">
            <text:p>02:53</text:p>
          </table:table-cell>
          <table:table-cell office:value-type="float" office:value="388.9" calcext:value-type="float">
            <text:p>388.9</text:p>
          </table:table-cell>
          <table:table-cell office:value-type="float" office:value="389.4" calcext:value-type="float">
            <text:p>389.4</text:p>
          </table:table-cell>
        </table:table-row>
        <table:table-row table:style-name="ro1">
          <table:table-cell office:value-type="time" office:time-value="PT00H02M53.4S" calcext:value-type="time">
            <text:p>02:53</text:p>
          </table:table-cell>
          <table:table-cell office:value-type="float" office:value="387.5" calcext:value-type="float">
            <text:p>387.5</text:p>
          </table:table-cell>
          <table:table-cell office:value-type="float" office:value="389.3" calcext:value-type="float">
            <text:p>389.3</text:p>
          </table:table-cell>
        </table:table-row>
        <table:table-row table:style-name="ro1">
          <table:table-cell office:value-type="time" office:time-value="PT00H02M54.4S" calcext:value-type="time">
            <text:p>02:54</text:p>
          </table:table-cell>
          <table:table-cell office:value-type="float" office:value="394.7" calcext:value-type="float">
            <text:p>394.7</text:p>
          </table:table-cell>
          <table:table-cell office:value-type="float" office:value="389.7" calcext:value-type="float">
            <text:p>389.7</text:p>
          </table:table-cell>
        </table:table-row>
        <table:table-row table:style-name="ro1">
          <table:table-cell office:value-type="time" office:time-value="PT00H02M55.3S" calcext:value-type="time">
            <text:p>02:55</text:p>
          </table:table-cell>
          <table:table-cell office:value-type="float" office:value="395.1" calcext:value-type="float">
            <text:p>395.1</text:p>
          </table:table-cell>
          <table:table-cell office:value-type="float" office:value="390.6" calcext:value-type="float">
            <text:p>390.6</text:p>
          </table:table-cell>
        </table:table-row>
        <table:table-row table:style-name="ro1">
          <table:table-cell office:value-type="time" office:time-value="PT00H02M56.3S" calcext:value-type="time">
            <text:p>02:56</text:p>
          </table:table-cell>
          <table:table-cell office:value-type="float" office:value="396.9" calcext:value-type="float">
            <text:p>396.9</text:p>
          </table:table-cell>
          <table:table-cell office:value-type="float" office:value="391.1" calcext:value-type="float">
            <text:p>391.1</text:p>
          </table:table-cell>
        </table:table-row>
        <table:table-row table:style-name="ro1">
          <table:table-cell office:value-type="time" office:time-value="PT00H02M57.2S" calcext:value-type="time">
            <text:p>02:57</text:p>
          </table:table-cell>
          <table:table-cell office:value-type="float" office:value="393.4" calcext:value-type="float">
            <text:p>393.4</text:p>
          </table:table-cell>
          <table:table-cell office:value-type="float" office:value="391.6" calcext:value-type="float">
            <text:p>391.6</text:p>
          </table:table-cell>
        </table:table-row>
        <table:table-row table:style-name="ro1">
          <table:table-cell office:value-type="time" office:time-value="PT00H02M58.2S" calcext:value-type="time">
            <text:p>02:58</text:p>
          </table:table-cell>
          <table:table-cell office:value-type="float" office:value="393.4" calcext:value-type="float">
            <text:p>393.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time" office:time-value="PT00H02M59.2S" calcext:value-type="time">
            <text:p>02:59</text:p>
          </table:table-cell>
          <table:table-cell office:value-type="float" office:value="396.1" calcext:value-type="float">
            <text:p>396.1</text:p>
          </table:table-cell>
          <table:table-cell office:value-type="float" office:value="392.8" calcext:value-type="float">
            <text:p>392.8</text:p>
          </table:table-cell>
        </table:table-row>
        <table:table-row table:style-name="ro1">
          <table:table-cell office:value-type="time" office:time-value="PT00H03M00.1S" calcext:value-type="time">
            <text:p>03:00</text:p>
          </table:table-cell>
          <table:table-cell office:value-type="float" office:value="393.8" calcext:value-type="float">
            <text:p>393.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time" office:time-value="PT00H03M01.1S" calcext:value-type="time">
            <text:p>03:01</text:p>
          </table:table-cell>
          <table:table-cell office:value-type="float" office:value="400.6" calcext:value-type="float">
            <text:p>400.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time" office:time-value="PT00H03M02S" calcext:value-type="time">
            <text:p>03:02</text:p>
          </table:table-cell>
          <table:table-cell office:value-type="float" office:value="395.1" calcext:value-type="float">
            <text:p>395.1</text:p>
          </table:table-cell>
          <table:table-cell office:value-type="float" office:value="394.7" calcext:value-type="float">
            <text:p>394.7</text:p>
          </table:table-cell>
        </table:table-row>
        <table:table-row table:style-name="ro1">
          <table:table-cell office:value-type="time" office:time-value="PT00H03M03S" calcext:value-type="time">
            <text:p>03:03</text:p>
          </table:table-cell>
          <table:table-cell office:value-type="float" office:value="397.9" calcext:value-type="float">
            <text:p>397.9</text:p>
          </table:table-cell>
          <table:table-cell office:value-type="float" office:value="395.7" calcext:value-type="float">
            <text:p>395.7</text:p>
          </table:table-cell>
        </table:table-row>
        <table:table-row table:style-name="ro1">
          <table:table-cell office:value-type="time" office:time-value="PT00H03M03.9S" calcext:value-type="time">
            <text:p>03:04</text:p>
          </table:table-cell>
          <table:table-cell office:value-type="float" office:value="398.8" calcext:value-type="float">
            <text:p>398.8</text:p>
          </table:table-cell>
          <table:table-cell office:value-type="float" office:value="396.1" calcext:value-type="float">
            <text:p>396.1</text:p>
          </table:table-cell>
        </table:table-row>
        <table:table-row table:style-name="ro1">
          <table:table-cell office:value-type="time" office:time-value="PT00H03M04.9S" calcext:value-type="time">
            <text:p>03:05</text:p>
          </table:table-cell>
          <table:table-cell office:value-type="float" office:value="399.2" calcext:value-type="float">
            <text:p>399.2</text:p>
          </table:table-cell>
          <table:table-cell office:value-type="float" office:value="396.5" calcext:value-type="float">
            <text:p>396.5</text:p>
          </table:table-cell>
        </table:table-row>
        <table:table-row table:style-name="ro1">
          <table:table-cell office:value-type="time" office:time-value="PT00H03M05.8S" calcext:value-type="time">
            <text:p>03:06</text:p>
          </table:table-cell>
          <table:table-cell office:value-type="float" office:value="401.9" calcext:value-type="float">
            <text:p>401.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time" office:time-value="PT00H03M06.8S" calcext:value-type="time">
            <text:p>03:07</text:p>
          </table:table-cell>
          <table:table-cell office:value-type="float" office:value="401.4" calcext:value-type="float">
            <text:p>401.4</text:p>
          </table:table-cell>
          <table:table-cell office:value-type="float" office:value="397.8" calcext:value-type="float">
            <text:p>397.8</text:p>
          </table:table-cell>
        </table:table-row>
        <table:table-row table:style-name="ro1">
          <table:table-cell office:value-type="time" office:time-value="PT00H03M07.7S" calcext:value-type="time">
            <text:p>03:08</text:p>
          </table:table-cell>
          <table:table-cell office:value-type="float" office:value="400.1" calcext:value-type="float">
            <text:p>400.1</text:p>
          </table:table-cell>
          <table:table-cell office:value-type="float" office:value="398.5" calcext:value-type="float">
            <text:p>398.5</text:p>
          </table:table-cell>
        </table:table-row>
        <table:table-row table:style-name="ro1">
          <table:table-cell office:value-type="time" office:time-value="PT00H03M08.7S" calcext:value-type="time">
            <text:p>03:09</text:p>
          </table:table-cell>
          <table:table-cell office:value-type="float" office:value="394.2" calcext:value-type="float">
            <text:p>394.2</text:p>
          </table:table-cell>
          <table:table-cell office:value-type="float" office:value="398.3" calcext:value-type="float">
            <text:p>398.3</text:p>
          </table:table-cell>
        </table:table-row>
        <table:table-row table:style-name="ro1">
          <table:table-cell office:value-type="time" office:time-value="PT00H03M09.6S" calcext:value-type="time">
            <text:p>03:10</text:p>
          </table:table-cell>
          <table:table-cell office:value-type="float" office:value="400.1" calcext:value-type="float">
            <text:p>400.1</text:p>
          </table:table-cell>
          <table:table-cell office:value-type="float" office:value="398.9" calcext:value-type="float">
            <text:p>398.9</text:p>
          </table:table-cell>
        </table:table-row>
        <table:table-row table:style-name="ro1">
          <table:table-cell office:value-type="time" office:time-value="PT00H03M10.6S" calcext:value-type="time">
            <text:p>03:11</text:p>
          </table:table-cell>
          <table:table-cell office:value-type="float" office:value="404.1" calcext:value-type="float">
            <text:p>404.1</text:p>
          </table:table-cell>
          <table:table-cell office:value-type="float" office:value="399.3" calcext:value-type="float">
            <text:p>399.3</text:p>
          </table:table-cell>
        </table:table-row>
        <table:table-row table:style-name="ro1">
          <table:table-cell office:value-type="time" office:time-value="PT00H03M11.5S" calcext:value-type="time">
            <text:p>03:12</text:p>
          </table:table-cell>
          <table:table-cell office:value-type="float" office:value="401.9" calcext:value-type="float">
            <text:p>401.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time" office:time-value="PT00H03M12.5S" calcext:value-type="time">
            <text:p>03:13</text:p>
          </table:table-cell>
          <table:table-cell office:value-type="float" office:value="405.1" calcext:value-type="float">
            <text:p>405.1</text:p>
          </table:table-cell>
          <table:table-cell office:value-type="float" office:value="400.7" calcext:value-type="float">
            <text:p>400.7</text:p>
          </table:table-cell>
        </table:table-row>
        <table:table-row table:style-name="ro1">
          <table:table-cell office:value-type="time" office:time-value="PT00H03M13.4S" calcext:value-type="time">
            <text:p>03:13</text:p>
          </table:table-cell>
          <table:table-cell office:value-type="float" office:value="404.6" calcext:value-type="float">
            <text:p>404.6</text:p>
          </table:table-cell>
          <table:table-cell office:value-type="float" office:value="401.3" calcext:value-type="float">
            <text:p>401.3</text:p>
          </table:table-cell>
        </table:table-row>
        <table:table-row table:style-name="ro1">
          <table:table-cell office:value-type="time" office:time-value="PT00H03M14.4S" calcext:value-type="time">
            <text:p>03:14</text:p>
          </table:table-cell>
          <table:table-cell office:value-type="float" office:value="406.9" calcext:value-type="float">
            <text:p>406.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time" office:time-value="PT00H03M15.3S" calcext:value-type="time">
            <text:p>03:15</text:p>
          </table:table-cell>
          <table:table-cell office:value-type="float" office:value="405.5" calcext:value-type="float">
            <text:p>405.5</text:p>
          </table:table-cell>
          <table:table-cell office:value-type="float" office:value="402.4" calcext:value-type="float">
            <text:p>402.4</text:p>
          </table:table-cell>
        </table:table-row>
        <table:table-row table:style-name="ro1">
          <table:table-cell office:value-type="time" office:time-value="PT00H03M16.3S" calcext:value-type="time">
            <text:p>03:16</text:p>
          </table:table-cell>
          <table:table-cell office:value-type="float" office:value="405.9" calcext:value-type="float">
            <text:p>405.9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time" office:time-value="PT00H03M17.2S" calcext:value-type="time">
            <text:p>03:17</text:p>
          </table:table-cell>
          <table:table-cell office:value-type="float" office:value="405.9" calcext:value-type="float">
            <text:p>405.9</text:p>
          </table:table-cell>
          <table:table-cell office:value-type="float" office:value="403.4" calcext:value-type="float">
            <text:p>403.4</text:p>
          </table:table-cell>
        </table:table-row>
        <table:table-row table:style-name="ro1">
          <table:table-cell office:value-type="time" office:time-value="PT00H03M18.2S" calcext:value-type="time">
            <text:p>03:18</text:p>
          </table:table-cell>
          <table:table-cell office:value-type="float" office:value="405.1" calcext:value-type="float">
            <text:p>405.1</text:p>
          </table:table-cell>
          <table:table-cell office:value-type="float" office:value="404.5" calcext:value-type="float">
            <text:p>404.5</text:p>
          </table:table-cell>
        </table:table-row>
        <table:table-row table:style-name="ro1">
          <table:table-cell office:value-type="time" office:time-value="PT00H03M19.2S" calcext:value-type="time">
            <text:p>03:19</text:p>
          </table:table-cell>
          <table:table-cell office:value-type="float" office:value="408.2" calcext:value-type="float">
            <text:p>408.2</text:p>
          </table:table-cell>
          <table:table-cell office:value-type="float" office:value="405.3" calcext:value-type="float">
            <text:p>405.3</text:p>
          </table:table-cell>
        </table:table-row>
        <table:table-row table:style-name="ro1">
          <table:table-cell office:value-type="time" office:time-value="PT00H03M20.1S" calcext:value-type="time">
            <text:p>03:20</text:p>
          </table:table-cell>
          <table:table-cell office:value-type="float" office:value="406.9" calcext:value-type="float">
            <text:p>406.9</text:p>
          </table:table-cell>
          <table:table-cell office:value-type="float" office:value="405.6" calcext:value-type="float">
            <text:p>405.6</text:p>
          </table:table-cell>
        </table:table-row>
        <table:table-row table:style-name="ro1">
          <table:table-cell office:value-type="time" office:time-value="PT00H03M21.1S" calcext:value-type="time">
            <text:p>03:21</text:p>
          </table:table-cell>
          <table:table-cell office:value-type="float" office:value="409.6" calcext:value-type="float">
            <text:p>409.6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time" office:time-value="PT00H03M22S" calcext:value-type="time">
            <text:p>03:22</text:p>
          </table:table-cell>
          <table:table-cell office:value-type="float" office:value="405.5" calcext:value-type="float">
            <text:p>405.5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time" office:time-value="PT00H03M23S" calcext:value-type="time">
            <text:p>03:23</text:p>
          </table:table-cell>
          <table:table-cell office:value-type="float" office:value="411.4" calcext:value-type="float">
            <text:p>411.4</text:p>
          </table:table-cell>
          <table:table-cell office:value-type="float" office:value="407.1" calcext:value-type="float">
            <text:p>407.1</text:p>
          </table:table-cell>
        </table:table-row>
        <table:table-row table:style-name="ro1">
          <table:table-cell office:value-type="time" office:time-value="PT00H03M23.9S" calcext:value-type="time">
            <text:p>03:24</text:p>
          </table:table-cell>
          <table:table-cell office:value-type="float" office:value="407.8" calcext:value-type="float">
            <text:p>407.8</text:p>
          </table:table-cell>
          <table:table-cell office:value-type="float" office:value="407.2" calcext:value-type="float">
            <text:p>407.2</text:p>
          </table:table-cell>
        </table:table-row>
        <table:table-row table:style-name="ro1">
          <table:table-cell office:value-type="time" office:time-value="PT00H03M24.9S" calcext:value-type="time">
            <text:p>03:25</text:p>
          </table:table-cell>
          <table:table-cell office:value-type="float" office:value="408.6" calcext:value-type="float">
            <text:p>408.6</text:p>
          </table:table-cell>
          <table:table-cell office:value-type="float" office:value="407.5" calcext:value-type="float">
            <text:p>407.5</text:p>
          </table:table-cell>
        </table:table-row>
        <table:table-row table:style-name="ro1">
          <table:table-cell office:value-type="time" office:time-value="PT00H03M25.8S" calcext:value-type="time">
            <text:p>03:26</text:p>
          </table:table-cell>
          <table:table-cell office:value-type="float" office:value="411.8" calcext:value-type="float">
            <text:p>411.8</text:p>
          </table:table-cell>
          <table:table-cell office:value-type="float" office:value="408.1" calcext:value-type="float">
            <text:p>408.1</text:p>
          </table:table-cell>
        </table:table-row>
        <table:table-row table:style-name="ro1">
          <table:table-cell office:value-type="time" office:time-value="PT00H03M26.8S" calcext:value-type="time">
            <text:p>03:27</text:p>
          </table:table-cell>
          <table:table-cell office:value-type="float" office:value="412.7" calcext:value-type="float">
            <text:p>412.7</text:p>
          </table:table-cell>
          <table:table-cell office:value-type="float" office:value="408.7" calcext:value-type="float">
            <text:p>408.7</text:p>
          </table:table-cell>
        </table:table-row>
        <table:table-row table:style-name="ro1">
          <table:table-cell office:value-type="time" office:time-value="PT00H03M27.7S" calcext:value-type="time">
            <text:p>03:28</text:p>
          </table:table-cell>
          <table:table-cell office:value-type="float" office:value="306.1" calcext:value-type="float">
            <text:p>306.1</text:p>
          </table:table-cell>
          <table:table-cell office:value-type="float" office:value="398.8" calcext:value-type="float">
            <text:p>398.8</text:p>
          </table:table-cell>
        </table:table-row>
        <table:table-row table:style-name="ro1">
          <table:table-cell office:value-type="time" office:time-value="PT00H03M28.7S" calcext:value-type="time">
            <text:p>03:29</text:p>
          </table:table-cell>
          <table:table-cell office:value-type="float" office:value="414.5" calcext:value-type="float">
            <text:p>414.5</text:p>
          </table:table-cell>
          <table:table-cell office:value-type="float" office:value="399.5" calcext:value-type="float">
            <text:p>399.5</text:p>
          </table:table-cell>
        </table:table-row>
        <table:table-row table:style-name="ro1">
          <table:table-cell office:value-type="time" office:time-value="PT00H03M29.6S" calcext:value-type="time">
            <text:p>03:30</text:p>
          </table:table-cell>
          <table:table-cell office:value-type="float" office:value="414.1" calcext:value-type="float">
            <text:p>414.1</text:p>
          </table:table-cell>
          <table:table-cell office:value-type="float" office:value="400.2" calcext:value-type="float">
            <text:p>400.2</text:p>
          </table:table-cell>
        </table:table-row>
        <table:table-row table:style-name="ro1">
          <table:table-cell office:value-type="time" office:time-value="PT00H03M30.6S" calcext:value-type="time">
            <text:p>03:31</text:p>
          </table:table-cell>
          <table:table-cell office:value-type="float" office:value="412.7" calcext:value-type="float">
            <text:p>412.7</text:p>
          </table:table-cell>
          <table:table-cell office:value-type="float" office:value="400.5" calcext:value-type="float">
            <text:p>400.5</text:p>
          </table:table-cell>
        </table:table-row>
        <table:table-row table:style-name="ro1">
          <table:table-cell office:value-type="time" office:time-value="PT00H03M31.5S" calcext:value-type="time">
            <text:p>03:32</text:p>
          </table:table-cell>
          <table:table-cell office:value-type="float" office:value="414.9" calcext:value-type="float">
            <text:p>414.9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time" office:time-value="PT00H03M32.5S" calcext:value-type="time">
            <text:p>03:33</text:p>
          </table:table-cell>
          <table:table-cell office:value-type="float" office:value="416.8" calcext:value-type="float">
            <text:p>416.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time" office:time-value="PT00H03M33.4S" calcext:value-type="time">
            <text:p>03:33</text:p>
          </table:table-cell>
          <table:table-cell office:value-type="float" office:value="410.4" calcext:value-type="float">
            <text:p>410.4</text:p>
          </table:table-cell>
          <table:table-cell office:value-type="float" office:value="402.3" calcext:value-type="float">
            <text:p>402.3</text:p>
          </table:table-cell>
        </table:table-row>
        <table:table-row table:style-name="ro1">
          <table:table-cell office:value-type="time" office:time-value="PT00H03M34.4S" calcext:value-type="time">
            <text:p>03:34</text:p>
          </table:table-cell>
          <table:table-cell office:value-type="float" office:value="414.5" calcext:value-type="float">
            <text:p>414.5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time" office:time-value="PT00H03M35.3S" calcext:value-type="time">
            <text:p>03:35</text:p>
          </table:table-cell>
          <table:table-cell office:value-type="float" office:value="417.6" calcext:value-type="float">
            <text:p>417.6</text:p>
          </table:table-cell>
          <table:table-cell office:value-type="float" office:value="403.4" calcext:value-type="float">
            <text:p>403.4</text:p>
          </table:table-cell>
        </table:table-row>
        <table:table-row table:style-name="ro1">
          <table:table-cell office:value-type="time" office:time-value="PT00H03M36.3S" calcext:value-type="time">
            <text:p>03:36</text:p>
          </table:table-cell>
          <table:table-cell office:value-type="float" office:value="420.4" calcext:value-type="float">
            <text:p>420.4</text:p>
          </table:table-cell>
          <table:table-cell office:value-type="float" office:value="404.2" calcext:value-type="float">
            <text:p>404.2</text:p>
          </table:table-cell>
        </table:table-row>
        <table:table-row table:style-name="ro1">
          <table:table-cell office:value-type="time" office:time-value="PT00H03M37.2S" calcext:value-type="time">
            <text:p>03:37</text:p>
          </table:table-cell>
          <table:table-cell office:value-type="float" office:value="417.6" calcext:value-type="float">
            <text:p>417.6</text:p>
          </table:table-cell>
          <table:table-cell office:value-type="float" office:value="415.4" calcext:value-type="float">
            <text:p>415.4</text:p>
          </table:table-cell>
        </table:table-row>
        <table:table-row table:style-name="ro1">
          <table:table-cell office:value-type="time" office:time-value="PT00H03M38.2S" calcext:value-type="time">
            <text:p>03:38</text:p>
          </table:table-cell>
          <table:table-cell office:value-type="float" office:value="419" calcext:value-type="float">
            <text:p>419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time" office:time-value="PT00H03M39.1S" calcext:value-type="time">
            <text:p>03:39</text:p>
          </table:table-cell>
          <table:table-cell office:value-type="float" office:value="419.4" calcext:value-type="float">
            <text:p>419.4</text:p>
          </table:table-cell>
          <table:table-cell office:value-type="float" office:value="416.3" calcext:value-type="float">
            <text:p>416.3</text:p>
          </table:table-cell>
        </table:table-row>
        <table:table-row table:style-name="ro1">
          <table:table-cell office:value-type="time" office:time-value="PT00H03M40.1S" calcext:value-type="time">
            <text:p>03:40</text:p>
          </table:table-cell>
          <table:table-cell office:value-type="float" office:value="418.1" calcext:value-type="float">
            <text:p>418.1</text:p>
          </table:table-cell>
          <table:table-cell office:value-type="float" office:value="416.9" calcext:value-type="float">
            <text:p>416.9</text:p>
          </table:table-cell>
        </table:table-row>
        <table:table-row table:style-name="ro1">
          <table:table-cell office:value-type="time" office:time-value="PT00H03M41.1S" calcext:value-type="time">
            <text:p>03:41</text:p>
          </table:table-cell>
          <table:table-cell office:value-type="float" office:value="422.6" calcext:value-type="float">
            <text:p>422.6</text:p>
          </table:table-cell>
          <table:table-cell office:value-type="float" office:value="417.6" calcext:value-type="float">
            <text:p>417.6</text:p>
          </table:table-cell>
        </table:table-row>
        <table:table-row table:style-name="ro1">
          <table:table-cell office:value-type="time" office:time-value="PT00H03M42S" calcext:value-type="time">
            <text:p>03:42</text:p>
          </table:table-cell>
          <table:table-cell office:value-type="float" office:value="422.1" calcext:value-type="float">
            <text:p>422.1</text:p>
          </table:table-cell>
          <table:table-cell office:value-type="float" office:value="418.2" calcext:value-type="float">
            <text:p>418.2</text:p>
          </table:table-cell>
        </table:table-row>
        <table:table-row table:style-name="ro1">
          <table:table-cell office:value-type="time" office:time-value="PT00H03M43S" calcext:value-type="time">
            <text:p>03:43</text:p>
          </table:table-cell>
          <table:table-cell office:value-type="float" office:value="419.9" calcext:value-type="float">
            <text:p>419.9</text:p>
          </table:table-cell>
          <table:table-cell office:value-type="float" office:value="419.1" calcext:value-type="float">
            <text:p>419.1</text:p>
          </table:table-cell>
        </table:table-row>
        <table:table-row table:style-name="ro1">
          <table:table-cell office:value-type="time" office:time-value="PT00H03M43.9S" calcext:value-type="time">
            <text:p>03:44</text:p>
          </table:table-cell>
          <table:table-cell office:value-type="float" office:value="418.6" calcext:value-type="float">
            <text:p>418.6</text:p>
          </table:table-cell>
          <table:table-cell office:value-type="float" office:value="419.5" calcext:value-type="float">
            <text:p>419.5</text:p>
          </table:table-cell>
        </table:table-row>
        <table:table-row table:style-name="ro1">
          <table:table-cell office:value-type="time" office:time-value="PT00H03M44.9S" calcext:value-type="time">
            <text:p>03:45</text:p>
          </table:table-cell>
          <table:table-cell office:value-type="float" office:value="419.9" calcext:value-type="float">
            <text:p>419.9</text:p>
          </table:table-cell>
          <table:table-cell office:value-type="float" office:value="419.8" calcext:value-type="float">
            <text:p>419.8</text:p>
          </table:table-cell>
        </table:table-row>
        <table:table-row table:style-name="ro1">
          <table:table-cell office:value-type="time" office:time-value="PT00H03M45.8S" calcext:value-type="time">
            <text:p>03:46</text:p>
          </table:table-cell>
          <table:table-cell office:value-type="float" office:value="424.9" calcext:value-type="float">
            <text:p>424.9</text:p>
          </table:table-cell>
          <table:table-cell office:value-type="float" office:value="420.2" calcext:value-type="float">
            <text:p>420.2</text:p>
          </table:table-cell>
        </table:table-row>
        <table:table-row table:style-name="ro1">
          <table:table-cell office:value-type="time" office:time-value="PT00H03M46.8S" calcext:value-type="time">
            <text:p>03:47</text:p>
          </table:table-cell>
          <table:table-cell office:value-type="float" office:value="424.4" calcext:value-type="float">
            <text:p>424.4</text:p>
          </table:table-cell>
          <table:table-cell office:value-type="float" office:value="420.9" calcext:value-type="float">
            <text:p>420.9</text:p>
          </table:table-cell>
        </table:table-row>
        <table:table-row table:style-name="ro1">
          <table:table-cell office:value-type="time" office:time-value="PT00H03M47.7S" calcext:value-type="time">
            <text:p>03:48</text:p>
          </table:table-cell>
          <table:table-cell office:value-type="float" office:value="425.8" calcext:value-type="float">
            <text:p>425.8</text:p>
          </table:table-cell>
          <table:table-cell office:value-type="float" office:value="421.6" calcext:value-type="float">
            <text:p>421.6</text:p>
          </table:table-cell>
        </table:table-row>
        <table:table-row table:style-name="ro1">
          <table:table-cell office:value-type="time" office:time-value="PT00H03M48.7S" calcext:value-type="time">
            <text:p>03:49</text:p>
          </table:table-cell>
          <table:table-cell office:value-type="float" office:value="427.1" calcext:value-type="float">
            <text:p>427.1</text:p>
          </table:table-cell>
          <table:table-cell office:value-type="float" office:value="422.3" calcext:value-type="float">
            <text:p>422.3</text:p>
          </table:table-cell>
        </table:table-row>
        <table:table-row table:style-name="ro1">
          <table:table-cell office:value-type="time" office:time-value="PT00H03M49.6S" calcext:value-type="time">
            <text:p>03:50</text:p>
          </table:table-cell>
          <table:table-cell office:value-type="float" office:value="429.8" calcext:value-type="float">
            <text:p>429.8</text:p>
          </table:table-cell>
          <table:table-cell office:value-type="float" office:value="423.5" calcext:value-type="float">
            <text:p>423.5</text:p>
          </table:table-cell>
        </table:table-row>
        <table:table-row table:style-name="ro1">
          <table:table-cell office:value-type="time" office:time-value="PT00H03M50.6S" calcext:value-type="time">
            <text:p>03:51</text:p>
          </table:table-cell>
          <table:table-cell office:value-type="float" office:value="429.8" calcext:value-type="float">
            <text:p>429.8</text:p>
          </table:table-cell>
          <table:table-cell office:value-type="float" office:value="424.2" calcext:value-type="float">
            <text:p>424.2</text:p>
          </table:table-cell>
        </table:table-row>
        <table:table-row table:style-name="ro1">
          <table:table-cell office:value-type="time" office:time-value="PT00H03M51.5S" calcext:value-type="time">
            <text:p>03:52</text:p>
          </table:table-cell>
          <table:table-cell office:value-type="float" office:value="425.8" calcext:value-type="float">
            <text:p>425.8</text:p>
          </table:table-cell>
          <table:table-cell office:value-type="float" office:value="424.6" calcext:value-type="float">
            <text:p>424.6</text:p>
          </table:table-cell>
        </table:table-row>
        <table:table-row table:style-name="ro1">
          <table:table-cell office:value-type="time" office:time-value="PT00H03M52.5S" calcext:value-type="time">
            <text:p>03:53</text:p>
          </table:table-cell>
          <table:table-cell office:value-type="float" office:value="424.9" calcext:value-type="float">
            <text:p>424.9</text:p>
          </table:table-cell>
          <table:table-cell office:value-type="float" office:value="425.1" calcext:value-type="float">
            <text:p>425.1</text:p>
          </table:table-cell>
        </table:table-row>
        <table:table-row table:style-name="ro1">
          <table:table-cell office:value-type="time" office:time-value="PT00H03M53.4S" calcext:value-type="time">
            <text:p>03:53</text:p>
          </table:table-cell>
          <table:table-cell office:value-type="float" office:value="428.9" calcext:value-type="float">
            <text:p>428.9</text:p>
          </table:table-cell>
          <table:table-cell office:value-type="float" office:value="426.1" calcext:value-type="float">
            <text:p>426.1</text:p>
          </table:table-cell>
        </table:table-row>
        <table:table-row table:style-name="ro1">
          <table:table-cell office:value-type="time" office:time-value="PT00H03M54.4S" calcext:value-type="time">
            <text:p>03:54</text:p>
          </table:table-cell>
          <table:table-cell office:value-type="float" office:value="426.2" calcext:value-type="float">
            <text:p>426.2</text:p>
          </table:table-cell>
          <table:table-cell office:value-type="float" office:value="426.7" calcext:value-type="float">
            <text:p>426.7</text:p>
          </table:table-cell>
        </table:table-row>
        <table:table-row table:style-name="ro1">
          <table:table-cell office:value-type="time" office:time-value="PT00H03M55.3S" calcext:value-type="time">
            <text:p>03:55</text:p>
          </table:table-cell>
          <table:table-cell office:value-type="float" office:value="366.4" calcext:value-type="float">
            <text:p>366.4</text:p>
          </table:table-cell>
          <table:table-cell office:value-type="float" office:value="420.9" calcext:value-type="float">
            <text:p>420.9</text:p>
          </table:table-cell>
        </table:table-row>
        <table:table-row table:style-name="ro1">
          <table:table-cell office:value-type="time" office:time-value="PT00H03M56.3S" calcext:value-type="time">
            <text:p>03:56</text:p>
          </table:table-cell>
          <table:table-cell office:value-type="float" office:value="430.7" calcext:value-type="float">
            <text:p>430.7</text:p>
          </table:table-cell>
          <table:table-cell office:value-type="float" office:value="421.5" calcext:value-type="float">
            <text:p>421.5</text:p>
          </table:table-cell>
        </table:table-row>
        <table:table-row table:style-name="ro1">
          <table:table-cell office:value-type="time" office:time-value="PT00H03M57.2S" calcext:value-type="time">
            <text:p>03:57</text:p>
          </table:table-cell>
          <table:table-cell office:value-type="float" office:value="428" calcext:value-type="float">
            <text:p>428</text:p>
          </table:table-cell>
          <table:table-cell office:value-type="float" office:value="421.7" calcext:value-type="float">
            <text:p>421.7</text:p>
          </table:table-cell>
        </table:table-row>
        <table:table-row table:style-name="ro1">
          <table:table-cell office:value-type="time" office:time-value="PT00H03M58.2S" calcext:value-type="time">
            <text:p>03:58</text:p>
          </table:table-cell>
          <table:table-cell office:value-type="float" office:value="433.4" calcext:value-type="float">
            <text:p>433.4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time" office:time-value="PT00H03M59.1S" calcext:value-type="time">
            <text:p>03:59</text:p>
          </table:table-cell>
          <table:table-cell office:value-type="float" office:value="428.4" calcext:value-type="float">
            <text:p>428.4</text:p>
          </table:table-cell>
          <table:table-cell office:value-type="float" office:value="422.2" calcext:value-type="float">
            <text:p>422.2</text:p>
          </table:table-cell>
        </table:table-row>
        <table:table-row table:style-name="ro1">
          <table:table-cell office:value-type="time" office:time-value="PT00H04M00.1S" calcext:value-type="time">
            <text:p>04:00</text:p>
          </table:table-cell>
          <table:table-cell office:value-type="float" office:value="431.6" calcext:value-type="float">
            <text:p>431.6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time" office:time-value="PT00H04M01S" calcext:value-type="time">
            <text:p>04:01</text:p>
          </table:table-cell>
          <table:table-cell office:value-type="float" office:value="430.7" calcext:value-type="float">
            <text:p>430.7</text:p>
          </table:table-cell>
          <table:table-cell office:value-type="float" office:value="422.9" calcext:value-type="float">
            <text:p>422.9</text:p>
          </table:table-cell>
        </table:table-row>
        <table:table-row table:style-name="ro1">
          <table:table-cell office:value-type="time" office:time-value="PT00H04M02S" calcext:value-type="time">
            <text:p>04:02</text:p>
          </table:table-cell>
          <table:table-cell office:value-type="float" office:value="433.9" calcext:value-type="float">
            <text:p>433.9</text:p>
          </table:table-cell>
          <table:table-cell office:value-type="float" office:value="423.8" calcext:value-type="float">
            <text:p>423.8</text:p>
          </table:table-cell>
        </table:table-row>
        <table:table-row table:style-name="ro1">
          <table:table-cell office:value-type="time" office:time-value="PT00H04M02.9S" calcext:value-type="time">
            <text:p>04:03</text:p>
          </table:table-cell>
          <table:table-cell office:value-type="float" office:value="431.6" calcext:value-type="float">
            <text:p>431.6</text:p>
          </table:table-cell>
          <table:table-cell office:value-type="float" office:value="424.1" calcext:value-type="float">
            <text:p>424.1</text:p>
          </table:table-cell>
        </table:table-row>
        <table:table-row table:style-name="ro1">
          <table:table-cell office:value-type="time" office:time-value="PT00H04M03.9S" calcext:value-type="time">
            <text:p>04:04</text:p>
          </table:table-cell>
          <table:table-cell office:value-type="float" office:value="436.6" calcext:value-type="float">
            <text:p>436.6</text:p>
          </table:table-cell>
          <table:table-cell office:value-type="float" office:value="425.1" calcext:value-type="float">
            <text:p>425.1</text:p>
          </table:table-cell>
        </table:table-row>
        <table:table-row table:style-name="ro1">
          <table:table-cell office:value-type="time" office:time-value="PT00H04M04.8S" calcext:value-type="time">
            <text:p>04:05</text:p>
          </table:table-cell>
          <table:table-cell office:value-type="float" office:value="433.4" calcext:value-type="float">
            <text:p>433.4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time" office:time-value="PT00H04M05.8S" calcext:value-type="time">
            <text:p>04:06</text:p>
          </table:table-cell>
          <table:table-cell office:value-type="float" office:value="432.1" calcext:value-type="float">
            <text:p>432.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time" office:time-value="PT00H04M06.8S" calcext:value-type="time">
            <text:p>04:07</text:p>
          </table:table-cell>
          <table:table-cell office:value-type="float" office:value="424.9" calcext:value-type="float">
            <text:p>424.9</text:p>
          </table:table-cell>
          <table:table-cell office:value-type="float" office:value="431.6" calcext:value-type="float">
            <text:p>431.6</text:p>
          </table:table-cell>
        </table:table-row>
        <table:table-row table:style-name="ro1">
          <table:table-cell office:value-type="time" office:time-value="PT00H04M07.7S" calcext:value-type="time">
            <text:p>04:08</text:p>
          </table:table-cell>
          <table:table-cell office:value-type="float" office:value="434.8" calcext:value-type="float">
            <text:p>434.8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time" office:time-value="PT00H04M08.7S" calcext:value-type="time">
            <text:p>04:09</text:p>
          </table:table-cell>
          <table:table-cell office:value-type="float" office:value="437" calcext:value-type="float">
            <text:p>437</text:p>
          </table:table-cell>
          <table:table-cell office:value-type="float" office:value="432.6" calcext:value-type="float">
            <text:p>432.6</text:p>
          </table:table-cell>
        </table:table-row>
        <table:table-row table:style-name="ro1">
          <table:table-cell office:value-type="time" office:time-value="PT00H04M09.6S" calcext:value-type="time">
            <text:p>04:10</text:p>
          </table:table-cell>
          <table:table-cell office:value-type="float" office:value="437.4" calcext:value-type="float">
            <text:p>437.4</text:p>
          </table:table-cell>
          <table:table-cell office:value-type="float" office:value="433.2" calcext:value-type="float">
            <text:p>433.2</text:p>
          </table:table-cell>
        </table:table-row>
        <table:table-row table:style-name="ro1">
          <table:table-cell office:value-type="time" office:time-value="PT00H04M10.6S" calcext:value-type="time">
            <text:p>04:11</text:p>
          </table:table-cell>
          <table:table-cell office:value-type="float" office:value="437" calcext:value-type="float">
            <text:p>437</text:p>
          </table:table-cell>
          <table:table-cell office:value-type="float" office:value="433.9" calcext:value-type="float">
            <text:p>433.9</text:p>
          </table:table-cell>
        </table:table-row>
        <table:table-row table:style-name="ro1">
          <table:table-cell office:value-type="time" office:time-value="PT00H04M11.5S" calcext:value-type="time">
            <text:p>04:12</text:p>
          </table:table-cell>
          <table:table-cell office:value-type="float" office:value="441.5" calcext:value-type="float">
            <text:p>441.5</text:p>
          </table:table-cell>
          <table:table-cell office:value-type="float" office:value="434.6" calcext:value-type="float">
            <text:p>434.6</text:p>
          </table:table-cell>
        </table:table-row>
        <table:table-row table:style-name="ro1">
          <table:table-cell office:value-type="time" office:time-value="PT00H04M12.5S" calcext:value-type="time">
            <text:p>04:13</text:p>
          </table:table-cell>
          <table:table-cell office:value-type="float" office:value="432.1" calcext:value-type="float">
            <text:p>432.1</text:p>
          </table:table-cell>
          <table:table-cell office:value-type="float" office:value="434.7" calcext:value-type="float">
            <text:p>434.7</text:p>
          </table:table-cell>
        </table:table-row>
        <table:table-row table:style-name="ro1">
          <table:table-cell office:value-type="time" office:time-value="PT00H04M13.4S" calcext:value-type="time">
            <text:p>04:13</text:p>
          </table:table-cell>
          <table:table-cell office:value-type="float" office:value="440.1" calcext:value-type="float">
            <text:p>440.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time" office:time-value="PT00H04M14.4S" calcext:value-type="time">
            <text:p>04:14</text:p>
          </table:table-cell>
          <table:table-cell office:value-type="float" office:value="439.2" calcext:value-type="float">
            <text:p>439.2</text:p>
          </table:table-cell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time" office:time-value="PT00H04M15.3S" calcext:value-type="time">
            <text:p>04:15</text:p>
          </table:table-cell>
          <table:table-cell office:value-type="float" office:value="439.2" calcext:value-type="float">
            <text:p>439.2</text:p>
          </table:table-cell>
          <table:table-cell office:value-type="float" office:value="436.3" calcext:value-type="float">
            <text:p>436.3</text:p>
          </table:table-cell>
        </table:table-row>
        <table:table-row table:style-name="ro1">
          <table:table-cell office:value-type="time" office:time-value="PT00H04M16.3S" calcext:value-type="time">
            <text:p>04:16</text:p>
          </table:table-cell>
          <table:table-cell office:value-type="float" office:value="443.3" calcext:value-type="float">
            <text:p>443.3</text:p>
          </table:table-cell>
          <table:table-cell office:value-type="float" office:value="438.2" calcext:value-type="float">
            <text:p>438.2</text:p>
          </table:table-cell>
        </table:table-row>
        <table:table-row table:style-name="ro1">
          <table:table-cell office:value-type="time" office:time-value="PT00H04M17.3S" calcext:value-type="time">
            <text:p>04:17</text:p>
          </table:table-cell>
          <table:table-cell office:value-type="float" office:value="435.2" calcext:value-type="float">
            <text:p>435.2</text:p>
          </table:table-cell>
          <table:table-cell office:value-type="float" office:value="438.2" calcext:value-type="float">
            <text:p>438.2</text:p>
          </table:table-cell>
        </table:table-row>
        <table:table-row table:style-name="ro1">
          <table:table-cell office:value-type="time" office:time-value="PT00H04M18.2S" calcext:value-type="time">
            <text:p>04:18</text:p>
          </table:table-cell>
          <table:table-cell office:value-type="float" office:value="437.4" calcext:value-type="float">
            <text:p>437.4</text:p>
          </table:table-cell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time" office:time-value="PT00H04M19.2S" calcext:value-type="time">
            <text:p>04:19</text:p>
          </table:table-cell>
          <table:table-cell office:value-type="float" office:value="443.8" calcext:value-type="float">
            <text:p>443.8</text:p>
          </table:table-cell>
          <table:table-cell office:value-type="float" office:value="438.9" calcext:value-type="float">
            <text:p>438.9</text:p>
          </table:table-cell>
        </table:table-row>
        <table:table-row table:style-name="ro1">
          <table:table-cell office:value-type="time" office:time-value="PT00H04M20.1S" calcext:value-type="time">
            <text:p>04:20</text:p>
          </table:table-cell>
          <table:table-cell office:value-type="float" office:value="440.1" calcext:value-type="float">
            <text:p>440.1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time" office:time-value="PT00H04M21.1S" calcext:value-type="time">
            <text:p>04:21</text:p>
          </table:table-cell>
          <table:table-cell office:value-type="float" office:value="437.9" calcext:value-type="float">
            <text:p>437.9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time" office:time-value="PT00H04M22S" calcext:value-type="time">
            <text:p>04:22</text:p>
          </table:table-cell>
          <table:table-cell office:value-type="float" office:value="441.9" calcext:value-type="float">
            <text:p>441.9</text:p>
          </table:table-cell>
          <table:table-cell office:value-type="float" office:value="439.8" calcext:value-type="float">
            <text:p>439.8</text:p>
          </table:table-cell>
        </table:table-row>
        <table:table-row table:style-name="ro1">
          <table:table-cell office:value-type="time" office:time-value="PT00H04M23S" calcext:value-type="time">
            <text:p>04:23</text:p>
          </table:table-cell>
          <table:table-cell office:value-type="float" office:value="438.4" calcext:value-type="float">
            <text:p>438.4</text:p>
          </table:table-cell>
          <table:table-cell office:value-type="float" office:value="439.7" calcext:value-type="float">
            <text:p>439.7</text:p>
          </table:table-cell>
        </table:table-row>
        <table:table-row table:style-name="ro1">
          <table:table-cell office:value-type="time" office:time-value="PT00H04M23.9S" calcext:value-type="time">
            <text:p>04:24</text:p>
          </table:table-cell>
          <table:table-cell office:value-type="float" office:value="443.8" calcext:value-type="float">
            <text:p>443.8</text:p>
          </table:table-cell>
          <table:table-cell office:value-type="float" office:value="440.1" calcext:value-type="float">
            <text:p>440.1</text:p>
          </table:table-cell>
        </table:table-row>
        <table:table-row table:style-name="ro1">
          <table:table-cell office:value-type="time" office:time-value="PT00H04M24.9S" calcext:value-type="time">
            <text:p>04:25</text:p>
          </table:table-cell>
          <table:table-cell office:value-type="float" office:value="446.9" calcext:value-type="float">
            <text:p>446.9</text:p>
          </table:table-cell>
          <table:table-cell office:value-type="float" office:value="440.9" calcext:value-type="float">
            <text:p>440.9</text:p>
          </table:table-cell>
        </table:table-row>
        <table:table-row table:style-name="ro1">
          <table:table-cell office:value-type="time" office:time-value="PT00H04M25.8S" calcext:value-type="time">
            <text:p>04:26</text:p>
          </table:table-cell>
          <table:table-cell office:value-type="float" office:value="450.1" calcext:value-type="float">
            <text:p>450.1</text:p>
          </table:table-cell>
          <table:table-cell office:value-type="float" office:value="441.5" calcext:value-type="float">
            <text:p>441.5</text:p>
          </table:table-cell>
        </table:table-row>
        <table:table-row table:style-name="ro1">
          <table:table-cell office:value-type="time" office:time-value="PT00H04M26.8S" calcext:value-type="time">
            <text:p>04:27</text:p>
          </table:table-cell>
          <table:table-cell office:value-type="float" office:value="448.7" calcext:value-type="float">
            <text:p>448.7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time" office:time-value="PT00H04M27.7S" calcext:value-type="time">
            <text:p>04:28</text:p>
          </table:table-cell>
          <table:table-cell office:value-type="float" office:value="455.4" calcext:value-type="float">
            <text:p>455.4</text:p>
          </table:table-cell>
          <table:table-cell office:value-type="float" office:value="444.7" calcext:value-type="float">
            <text:p>444.7</text:p>
          </table:table-cell>
        </table:table-row>
        <table:table-row table:style-name="ro1">
          <table:table-cell office:value-type="time" office:time-value="PT00H04M28.7S" calcext:value-type="time">
            <text:p>04:29</text:p>
          </table:table-cell>
          <table:table-cell office:value-type="float" office:value="457.2" calcext:value-type="float">
            <text:p>457.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time" office:time-value="PT00H04M29.6S" calcext:value-type="time">
            <text:p>04:30</text:p>
          </table:table-cell>
          <table:table-cell office:value-type="float" office:value="447.8" calcext:value-type="float">
            <text:p>447.8</text:p>
          </table:table-cell>
          <table:table-cell office:value-type="float" office:value="446.8" calcext:value-type="float">
            <text:p>446.8</text:p>
          </table:table-cell>
        </table:table-row>
        <table:table-row table:style-name="ro1">
          <table:table-cell office:value-type="time" office:time-value="PT00H04M30.6S" calcext:value-type="time">
            <text:p>04:31</text:p>
          </table:table-cell>
          <table:table-cell office:value-type="float" office:value="450.9" calcext:value-type="float">
            <text:p>450.9</text:p>
          </table:table-cell>
          <table:table-cell office:value-type="float" office:value="448.1" calcext:value-type="float">
            <text:p>448.1</text:p>
          </table:table-cell>
        </table:table-row>
        <table:table-row table:style-name="ro1">
          <table:table-cell office:value-type="time" office:time-value="PT00H04M31.5S" calcext:value-type="time">
            <text:p>04:32</text:p>
          </table:table-cell>
          <table:table-cell office:value-type="float" office:value="444.2" calcext:value-type="float">
            <text:p>444.2</text:p>
          </table:table-cell>
          <table:table-cell office:value-type="float" office:value="448.3" calcext:value-type="float">
            <text:p>448.3</text:p>
          </table:table-cell>
        </table:table-row>
        <table:table-row table:style-name="ro1">
          <table:table-cell office:value-type="time" office:time-value="PT00H04M32.5S" calcext:value-type="time">
            <text:p>04:33</text:p>
          </table:table-cell>
          <table:table-cell office:value-type="float" office:value="451.9" calcext:value-type="float">
            <text:p>451.9</text:p>
          </table:table-cell>
          <table:table-cell office:value-type="float" office:value="449.7" calcext:value-type="float">
            <text:p>449.7</text:p>
          </table:table-cell>
        </table:table-row>
        <table:table-row table:style-name="ro1">
          <table:table-cell office:value-type="time" office:time-value="PT00H04M33.4S" calcext:value-type="time">
            <text:p>04:33</text:p>
          </table:table-cell>
          <table:table-cell office:value-type="float" office:value="455" calcext:value-type="float">
            <text:p>455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time" office:time-value="PT00H04M34.4S" calcext:value-type="time">
            <text:p>04:34</text:p>
          </table:table-cell>
          <table:table-cell office:value-type="float" office:value="454.6" calcext:value-type="float">
            <text:p>454.6</text:p>
          </table:table-cell>
          <table:table-cell office:value-type="float" office:value="451.6" calcext:value-type="float">
            <text:p>451.6</text:p>
          </table:table-cell>
        </table:table-row>
        <table:table-row table:style-name="ro1">
          <table:table-cell office:value-type="time" office:time-value="PT00H04M35.3S" calcext:value-type="time">
            <text:p>04:35</text:p>
          </table:table-cell>
          <table:table-cell office:value-type="float" office:value="451.9" calcext:value-type="float">
            <text:p>451.9</text:p>
          </table:table-cell>
          <table:table-cell office:value-type="float" office:value="451.8" calcext:value-type="float">
            <text:p>451.8</text:p>
          </table:table-cell>
        </table:table-row>
        <table:table-row table:style-name="ro1">
          <table:table-cell office:value-type="time" office:time-value="PT00H04M36.3S" calcext:value-type="time">
            <text:p>04:36</text:p>
          </table:table-cell>
          <table:table-cell office:value-type="float" office:value="455" calcext:value-type="float">
            <text:p>455</text:p>
          </table:table-cell>
          <table:table-cell office:value-type="float" office:value="452.4" calcext:value-type="float">
            <text:p>452.4</text:p>
          </table:table-cell>
        </table:table-row>
        <table:table-row table:style-name="ro1">
          <table:table-cell office:value-type="time" office:time-value="PT00H04M37.3S" calcext:value-type="time">
            <text:p>04:37</text:p>
          </table:table-cell>
          <table:table-cell office:value-type="float" office:value="455.9" calcext:value-type="float">
            <text:p>455.9</text:p>
          </table:table-cell>
          <table:table-cell office:value-type="float" office:value="452.4" calcext:value-type="float">
            <text:p>452.4</text:p>
          </table:table-cell>
        </table:table-row>
        <table:table-row table:style-name="ro1">
          <table:table-cell office:value-type="time" office:time-value="PT00H04M38.2S" calcext:value-type="time">
            <text:p>04:38</text:p>
          </table:table-cell>
          <table:table-cell office:value-type="float" office:value="453.2" calcext:value-type="float">
            <text:p>453.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time" office:time-value="PT00H04M39.2S" calcext:value-type="time">
            <text:p>04:39</text:p>
          </table:table-cell>
          <table:table-cell office:value-type="float" office:value="450.5" calcext:value-type="float">
            <text:p>450.5</text:p>
          </table:table-cell>
          <table:table-cell office:value-type="float" office:value="452.3" calcext:value-type="float">
            <text:p>452.3</text:p>
          </table:table-cell>
        </table:table-row>
        <table:table-row table:style-name="ro1">
          <table:table-cell office:value-type="time" office:time-value="PT00H04M40.1S" calcext:value-type="time">
            <text:p>04:40</text:p>
          </table:table-cell>
          <table:table-cell office:value-type="float" office:value="449.6" calcext:value-type="float">
            <text:p>449.6</text:p>
          </table:table-cell>
          <table:table-cell office:value-type="float" office:value="452.2" calcext:value-type="float">
            <text:p>452.2</text:p>
          </table:table-cell>
        </table:table-row>
        <table:table-row table:style-name="ro1">
          <table:table-cell office:value-type="time" office:time-value="PT00H04M41.1S" calcext:value-type="time">
            <text:p>04:41</text:p>
          </table:table-cell>
          <table:table-cell office:value-type="float" office:value="446.9" calcext:value-type="float">
            <text:p>446.9</text:p>
          </table:table-cell>
          <table:table-cell office:value-type="float" office:value="452.4" calcext:value-type="float">
            <text:p>452.4</text:p>
          </table:table-cell>
        </table:table-row>
        <table:table-row table:style-name="ro1">
          <table:table-cell office:value-type="time" office:time-value="PT00H04M42S" calcext:value-type="time">
            <text:p>04:42</text:p>
          </table:table-cell>
          <table:table-cell office:value-type="float" office:value="445.6" calcext:value-type="float">
            <text:p>445.6</text:p>
          </table:table-cell>
          <table:table-cell office:value-type="float" office:value="451.8" calcext:value-type="float">
            <text:p>451.8</text:p>
          </table:table-cell>
        </table:table-row>
        <table:table-row table:style-name="ro1">
          <table:table-cell office:value-type="time" office:time-value="PT00H04M43S" calcext:value-type="time">
            <text:p>04:43</text:p>
          </table:table-cell>
          <table:table-cell office:value-type="float" office:value="446.4" calcext:value-type="float">
            <text:p>446.4</text:p>
          </table:table-cell>
          <table:table-cell office:value-type="float" office:value="450.9" calcext:value-type="float">
            <text:p>450.9</text:p>
          </table:table-cell>
        </table:table-row>
        <table:table-row table:style-name="ro1">
          <table:table-cell office:value-type="time" office:time-value="PT00H04M43.9S" calcext:value-type="time">
            <text:p>04:44</text:p>
          </table:table-cell>
          <table:table-cell office:value-type="float" office:value="443.8" calcext:value-type="float">
            <text:p>443.8</text:p>
          </table:table-cell>
          <table:table-cell office:value-type="float" office:value="449.9" calcext:value-type="float">
            <text:p>449.9</text:p>
          </table:table-cell>
        </table:table-row>
        <table:table-row table:style-name="ro1">
          <table:table-cell office:value-type="time" office:time-value="PT00H04M44.9S" calcext:value-type="time">
            <text:p>04:45</text:p>
          </table:table-cell>
          <table:table-cell office:value-type="float" office:value="453.2" calcext:value-type="float">
            <text:p>453.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time" office:time-value="PT00H04M45.8S" calcext:value-type="time">
            <text:p>04:46</text:p>
          </table:table-cell>
          <table:table-cell office:value-type="float" office:value="449.1" calcext:value-type="float">
            <text:p>449.1</text:p>
          </table:table-cell>
          <table:table-cell office:value-type="float" office:value="449.4" calcext:value-type="float">
            <text:p>449.4</text:p>
          </table:table-cell>
        </table:table-row>
        <table:table-row table:style-name="ro1">
          <table:table-cell office:value-type="time" office:time-value="PT00H04M46.8S" calcext:value-type="time">
            <text:p>04:47</text:p>
          </table:table-cell>
          <table:table-cell office:value-type="float" office:value="453.2" calcext:value-type="float">
            <text:p>453.2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office:value-type="time" office:time-value="PT00H04M47.7S" calcext:value-type="time">
            <text:p>04:48</text:p>
          </table:table-cell>
          <table:table-cell office:value-type="float" office:value="455.4" calcext:value-type="float">
            <text:p>455.4</text:p>
          </table:table-cell>
          <table:table-cell office:value-type="float" office:value="449.4" calcext:value-type="float">
            <text:p>449.4</text:p>
          </table:table-cell>
        </table:table-row>
        <table:table-row table:style-name="ro1">
          <table:table-cell office:value-type="time" office:time-value="PT00H04M48.7S" calcext:value-type="time">
            <text:p>04:49</text:p>
          </table:table-cell>
          <table:table-cell office:value-type="float" office:value="454.6" calcext:value-type="float">
            <text:p>454.6</text:p>
          </table:table-cell>
          <table:table-cell office:value-type="float" office:value="449.8" calcext:value-type="float">
            <text:p>449.8</text:p>
          </table:table-cell>
        </table:table-row>
        <table:table-row table:style-name="ro1">
          <table:table-cell office:value-type="time" office:time-value="PT00H04M49.6S" calcext:value-type="time">
            <text:p>04:50</text:p>
          </table:table-cell>
          <table:table-cell office:value-type="float" office:value="455" calcext:value-type="float">
            <text:p>455</text:p>
          </table:table-cell>
          <table:table-cell office:value-type="float" office:value="450.3" calcext:value-type="float">
            <text:p>450.3</text:p>
          </table:table-cell>
        </table:table-row>
        <table:table-row table:style-name="ro1">
          <table:table-cell office:value-type="time" office:time-value="PT00H04M50.6S" calcext:value-type="time">
            <text:p>04:51</text:p>
          </table:table-cell>
          <table:table-cell office:value-type="float" office:value="454.6" calcext:value-type="float">
            <text:p>454.6</text:p>
          </table:table-cell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time" office:time-value="PT00H04M51.5S" calcext:value-type="time">
            <text:p>04:52</text:p>
          </table:table-cell>
          <table:table-cell office:value-type="float" office:value="457.7" calcext:value-type="float">
            <text:p>457.7</text:p>
          </table:table-cell>
          <table:table-cell office:value-type="float" office:value="452.3" calcext:value-type="float">
            <text:p>452.3</text:p>
          </table:table-cell>
        </table:table-row>
        <table:table-row table:style-name="ro1">
          <table:table-cell office:value-type="time" office:time-value="PT00H04M52.5S" calcext:value-type="time">
            <text:p>04:53</text:p>
          </table:table-cell>
          <table:table-cell office:value-type="float" office:value="460.9" calcext:value-type="float">
            <text:p>460.9</text:p>
          </table:table-cell>
          <table:table-cell office:value-type="float" office:value="453.7" calcext:value-type="float">
            <text:p>453.7</text:p>
          </table:table-cell>
        </table:table-row>
        <table:table-row table:style-name="ro1">
          <table:table-cell office:value-type="time" office:time-value="PT00H04M53.4S" calcext:value-type="time">
            <text:p>04:53</text:p>
          </table:table-cell>
          <table:table-cell office:value-type="float" office:value="462.6" calcext:value-type="float">
            <text:p>462.6</text:p>
          </table:table-cell>
          <table:table-cell office:value-type="float" office:value="455.6" calcext:value-type="float">
            <text:p>455.6</text:p>
          </table:table-cell>
        </table:table-row>
        <table:table-row table:style-name="ro1">
          <table:table-cell office:value-type="time" office:time-value="PT00H04M54.4S" calcext:value-type="time">
            <text:p>04:54</text:p>
          </table:table-cell>
          <table:table-cell office:value-type="float" office:value="451.9" calcext:value-type="float">
            <text:p>451.9</text:p>
          </table:table-cell>
          <table:table-cell office:value-type="float" office:value="455.5" calcext:value-type="float">
            <text:p>455.5</text:p>
          </table:table-cell>
        </table:table-row>
        <table:table-row table:style-name="ro1">
          <table:table-cell office:value-type="time" office:time-value="PT00H04M55.3S" calcext:value-type="time">
            <text:p>04:55</text:p>
          </table:table-cell>
          <table:table-cell office:value-type="float" office:value="455" calcext:value-type="float">
            <text:p>455</text:p>
          </table:table-cell>
          <table:table-cell office:value-type="float" office:value="456.1" calcext:value-type="float">
            <text:p>456.1</text:p>
          </table:table-cell>
        </table:table-row>
        <table:table-row table:style-name="ro1">
          <table:table-cell office:value-type="time" office:time-value="PT00H04M56.3S" calcext:value-type="time">
            <text:p>04:56</text:p>
          </table:table-cell>
          <table:table-cell office:value-type="float" office:value="455.9" calcext:value-type="float">
            <text:p>455.9</text:p>
          </table:table-cell>
          <table:table-cell office:value-type="float" office:value="456.4" calcext:value-type="float">
            <text:p>456.4</text:p>
          </table:table-cell>
        </table:table-row>
        <table:table-row table:style-name="ro1">
          <table:table-cell office:value-type="time" office:time-value="PT00H04M57.2S" calcext:value-type="time">
            <text:p>04:57</text:p>
          </table:table-cell>
          <table:table-cell office:value-type="float" office:value="454.1" calcext:value-type="float">
            <text:p>454.1</text:p>
          </table:table-cell>
          <table:table-cell office:value-type="float" office:value="456.2" calcext:value-type="float">
            <text:p>456.2</text:p>
          </table:table-cell>
        </table:table-row>
        <table:table-row table:style-name="ro1">
          <table:table-cell office:value-type="time" office:time-value="PT00H04M58.2S" calcext:value-type="time">
            <text:p>04:58</text:p>
          </table:table-cell>
          <table:table-cell office:value-type="float" office:value="454.6" calcext:value-type="float">
            <text:p>454.6</text:p>
          </table:table-cell>
          <table:table-cell office:value-type="float" office:value="456.2" calcext:value-type="float">
            <text:p>456.2</text:p>
          </table:table-cell>
        </table:table-row>
        <table:table-row table:style-name="ro1">
          <table:table-cell office:value-type="time" office:time-value="PT00H04M59.1S" calcext:value-type="time">
            <text:p>04:59</text:p>
          </table:table-cell>
          <table:table-cell office:value-type="float" office:value="452.3" calcext:value-type="float">
            <text:p>452.3</text:p>
          </table:table-cell>
          <table:table-cell office:value-type="float" office:value="455.9" calcext:value-type="float">
            <text:p>455.9</text:p>
          </table:table-cell>
        </table:table-row>
        <table:table-row table:style-name="ro1">
          <table:table-cell office:value-type="time" office:time-value="PT00H05M00.1S" calcext:value-type="time">
            <text:p>05:00</text:p>
          </table:table-cell>
          <table:table-cell office:value-type="float" office:value="451.9" calcext:value-type="float">
            <text:p>451.9</text:p>
          </table:table-cell>
          <table:table-cell office:value-type="float" office:value="455.7" calcext:value-type="float">
            <text:p>455.7</text:p>
          </table:table-cell>
        </table:table-row>
        <table:table-row table:style-name="ro1">
          <table:table-cell office:value-type="time" office:time-value="PT00H05M01.1S" calcext:value-type="time">
            <text:p>05:01</text:p>
          </table:table-cell>
          <table:table-cell office:value-type="float" office:value="460.9" calcext:value-type="float">
            <text:p>460.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time" office:time-value="PT00H05M02S" calcext:value-type="time">
            <text:p>05:02</text:p>
          </table:table-cell>
          <table:table-cell office:value-type="float" office:value="459.1" calcext:value-type="float">
            <text:p>459.1</text:p>
          </table:table-cell>
          <table:table-cell office:value-type="float" office:value="455.8" calcext:value-type="float">
            <text:p>455.8</text:p>
          </table:table-cell>
        </table:table-row>
        <table:table-row table:style-name="ro1">
          <table:table-cell office:value-type="time" office:time-value="PT00H05M03S" calcext:value-type="time">
            <text:p>05:03</text:p>
          </table:table-cell>
          <table:table-cell office:value-type="float" office:value="456.8" calcext:value-type="float">
            <text:p>456.8</text:p>
          </table:table-cell>
          <table:table-cell office:value-type="float" office:value="455.2" calcext:value-type="float">
            <text:p>455.2</text:p>
          </table:table-cell>
        </table:table-row>
        <table:table-row table:style-name="ro1">
          <table:table-cell office:value-type="time" office:time-value="PT00H05M03.9S" calcext:value-type="time">
            <text:p>05:04</text:p>
          </table:table-cell>
          <table:table-cell office:value-type="float" office:value="459.1" calcext:value-type="float">
            <text:p>459.1</text:p>
          </table:table-cell>
          <table:table-cell office:value-type="float" office:value="455.9" calcext:value-type="float">
            <text:p>455.9</text:p>
          </table:table-cell>
        </table:table-row>
        <table:table-row table:style-name="ro1">
          <table:table-cell office:value-type="time" office:time-value="PT00H05M04.9S" calcext:value-type="time">
            <text:p>05:05</text:p>
          </table:table-cell>
          <table:table-cell office:value-type="float" office:value="444.2" calcext:value-type="float">
            <text:p>444.2</text:p>
          </table:table-cell>
          <table:table-cell office:value-type="float" office:value="454.9" calcext:value-type="float">
            <text:p>454.9</text:p>
          </table:table-cell>
        </table:table-row>
        <table:table-row table:style-name="ro1">
          <table:table-cell office:value-type="time" office:time-value="PT00H05M05.8S" calcext:value-type="time">
            <text:p>05:06</text:p>
          </table:table-cell>
          <table:table-cell office:value-type="float" office:value="450.1" calcext:value-type="float">
            <text:p>450.1</text:p>
          </table:table-cell>
          <table:table-cell office:value-type="float" office:value="454.3" calcext:value-type="float">
            <text:p>454.3</text:p>
          </table:table-cell>
        </table:table-row>
        <table:table-row table:style-name="ro1">
          <table:table-cell office:value-type="time" office:time-value="PT00H05M06.8S" calcext:value-type="time">
            <text:p>05:07</text:p>
          </table:table-cell>
          <table:table-cell office:value-type="float" office:value="445.1" calcext:value-type="float">
            <text:p>445.1</text:p>
          </table:table-cell>
          <table:table-cell office:value-type="float" office:value="453.4" calcext:value-type="float">
            <text:p>453.4</text:p>
          </table:table-cell>
        </table:table-row>
        <table:table-row table:style-name="ro1">
          <table:table-cell office:value-type="time" office:time-value="PT00H05M07.8S" calcext:value-type="time">
            <text:p>05:08</text:p>
          </table:table-cell>
          <table:table-cell office:value-type="float" office:value="443.3" calcext:value-type="float">
            <text:p>443.3</text:p>
          </table:table-cell>
          <table:table-cell office:value-type="float" office:value="452.3" calcext:value-type="float">
            <text:p>452.3</text:p>
          </table:table-cell>
        </table:table-row>
        <table:table-row table:style-name="ro1">
          <table:table-cell office:value-type="time" office:time-value="PT00H05M08.7S" calcext:value-type="time">
            <text:p>05:09</text:p>
          </table:table-cell>
          <table:table-cell office:value-type="float" office:value="446" calcext:value-type="float">
            <text:p>446</text:p>
          </table:table-cell>
          <table:table-cell office:value-type="float" office:value="451.6" calcext:value-type="float">
            <text:p>451.6</text:p>
          </table:table-cell>
        </table:table-row>
        <table:table-row table:style-name="ro1">
          <table:table-cell office:value-type="time" office:time-value="PT00H05M09.7S" calcext:value-type="time">
            <text:p>05:10</text:p>
          </table:table-cell>
          <table:table-cell office:value-type="float" office:value="453.6" calcext:value-type="float">
            <text:p>453.6</text:p>
          </table:table-cell>
          <table:table-cell office:value-type="float" office:value="451.8" calcext:value-type="float">
            <text:p>451.8</text:p>
          </table:table-cell>
        </table:table-row>
        <table:table-row table:style-name="ro1">
          <table:table-cell office:value-type="time" office:time-value="PT00H05M10.6S" calcext:value-type="time">
            <text:p>05:11</text:p>
          </table:table-cell>
          <table:table-cell office:value-type="float" office:value="450.1" calcext:value-type="float">
            <text:p>450.1</text:p>
          </table:table-cell>
          <table:table-cell office:value-type="float" office:value="450.7" calcext:value-type="float">
            <text:p>450.7</text:p>
          </table:table-cell>
        </table:table-row>
        <table:table-row table:style-name="ro1">
          <table:table-cell office:value-type="time" office:time-value="PT00H05M11.6S" calcext:value-type="time">
            <text:p>05:12</text:p>
          </table:table-cell>
          <table:table-cell office:value-type="float" office:value="449.1" calcext:value-type="float">
            <text:p>449.1</text:p>
          </table:table-cell>
          <table:table-cell office:value-type="float" office:value="449.7" calcext:value-type="float">
            <text:p>449.7</text:p>
          </table:table-cell>
        </table:table-row>
        <table:table-row table:style-name="ro1">
          <table:table-cell office:value-type="time" office:time-value="PT00H05M12.5S" calcext:value-type="time">
            <text:p>05:13</text:p>
          </table:table-cell>
          <table:table-cell office:value-type="float" office:value="454.6" calcext:value-type="float">
            <text:p>454.6</text:p>
          </table:table-cell>
          <table:table-cell office:value-type="float" office:value="449.5" calcext:value-type="float">
            <text:p>449.5</text:p>
          </table:table-cell>
        </table:table-row>
        <table:table-row table:style-name="ro1">
          <table:table-cell office:value-type="time" office:time-value="PT00H05M13.5S" calcext:value-type="time">
            <text:p>05:14</text:p>
          </table:table-cell>
          <table:table-cell office:value-type="float" office:value="455" calcext:value-type="float">
            <text:p>455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office:value-type="time" office:time-value="PT00H05M14.4S" calcext:value-type="time">
            <text:p>05:14</text:p>
          </table:table-cell>
          <table:table-cell office:value-type="float" office:value="459.5" calcext:value-type="float">
            <text:p>459.5</text:p>
          </table:table-cell>
          <table:table-cell office:value-type="float" office:value="450.6" calcext:value-type="float">
            <text:p>450.6</text:p>
          </table:table-cell>
        </table:table-row>
        <table:table-row table:style-name="ro1">
          <table:table-cell office:value-type="time" office:time-value="PT00H05M15.4S" calcext:value-type="time">
            <text:p>05:15</text:p>
          </table:table-cell>
          <table:table-cell office:value-type="float" office:value="452.8" calcext:value-type="float">
            <text:p>452.8</text:p>
          </table:table-cell>
          <table:table-cell office:value-type="float" office:value="450.9" calcext:value-type="float">
            <text:p>450.9</text:p>
          </table:table-cell>
        </table:table-row>
        <table:table-row table:style-name="ro1">
          <table:table-cell office:value-type="time" office:time-value="PT00H05M16.3S" calcext:value-type="time">
            <text:p>05:16</text:p>
          </table:table-cell>
          <table:table-cell office:value-type="float" office:value="456.8" calcext:value-type="float">
            <text:p>456.8</text:p>
          </table:table-cell>
          <table:table-cell office:value-type="float" office:value="452.1" calcext:value-type="float">
            <text:p>452.1</text:p>
          </table:table-cell>
        </table:table-row>
        <table:table-row table:style-name="ro1">
          <table:table-cell office:value-type="time" office:time-value="PT00H05M17.3S" calcext:value-type="time">
            <text:p>05:17</text:p>
          </table:table-cell>
          <table:table-cell office:value-type="float" office:value="461.8" calcext:value-type="float">
            <text:p>461.8</text:p>
          </table:table-cell>
          <table:table-cell office:value-type="float" office:value="453.9" calcext:value-type="float">
            <text:p>453.9</text:p>
          </table:table-cell>
        </table:table-row>
        <table:table-row table:style-name="ro1">
          <table:table-cell office:value-type="time" office:time-value="PT00H05M18.2S" calcext:value-type="time">
            <text:p>05:18</text:p>
          </table:table-cell>
          <table:table-cell office:value-type="float" office:value="458.1" calcext:value-type="float">
            <text:p>458.1</text:p>
          </table:table-cell>
          <table:table-cell office:value-type="float" office:value="455.1" calcext:value-type="float">
            <text:p>455.1</text:p>
          </table:table-cell>
        </table:table-row>
        <table:table-row table:style-name="ro1">
          <table:table-cell office:value-type="time" office:time-value="PT00H05M19.2S" calcext:value-type="time">
            <text:p>05:19</text:p>
          </table:table-cell>
          <table:table-cell office:value-type="float" office:value="459.5" calcext:value-type="float">
            <text:p>459.5</text:p>
          </table:table-cell>
          <table:table-cell office:value-type="float" office:value="455.7" calcext:value-type="float">
            <text:p>455.7</text:p>
          </table:table-cell>
        </table:table-row>
        <table:table-row table:style-name="ro1">
          <table:table-cell office:value-type="time" office:time-value="PT00H05M20.1S" calcext:value-type="time">
            <text:p>05:20</text:p>
          </table:table-cell>
          <table:table-cell office:value-type="float" office:value="462.2" calcext:value-type="float">
            <text:p>462.2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time" office:time-value="PT00H05M21.1S" calcext:value-type="time">
            <text:p>05:21</text:p>
          </table:table-cell>
          <table:table-cell office:value-type="float" office:value="460.4" calcext:value-type="float">
            <text:p>460.4</text:p>
          </table:table-cell>
          <table:table-cell office:value-type="float" office:value="458.1" calcext:value-type="float">
            <text:p>458.1</text:p>
          </table:table-cell>
        </table:table-row>
        <table:table-row table:style-name="ro1">
          <table:table-cell office:value-type="time" office:time-value="PT00H05M22.1S" calcext:value-type="time">
            <text:p>05:22</text:p>
          </table:table-cell>
          <table:table-cell office:value-type="float" office:value="460.4" calcext:value-type="float">
            <text:p>460.4</text:p>
          </table:table-cell>
          <table:table-cell office:value-type="float" office:value="458.6" calcext:value-type="float">
            <text:p>458.6</text:p>
          </table:table-cell>
        </table:table-row>
        <table:table-row table:style-name="ro1">
          <table:table-cell office:value-type="time" office:time-value="PT00H05M23S" calcext:value-type="time">
            <text:p>05:23</text:p>
          </table:table-cell>
          <table:table-cell table:number-columns-repeated="2" office:value-type="float" office:value="459.1" calcext:value-type="float">
            <text:p>459.1</text:p>
          </table:table-cell>
        </table:table-row>
        <table:table-row table:style-name="ro1">
          <table:table-cell office:value-type="time" office:time-value="PT00H05M24S" calcext:value-type="time">
            <text:p>05:24</text:p>
          </table:table-cell>
          <table:table-cell office:value-type="float" office:value="463.6" calcext:value-type="float">
            <text:p>463.6</text:p>
          </table:table-cell>
          <table:table-cell office:value-type="float" office:value="459.5" calcext:value-type="float">
            <text:p>459.5</text:p>
          </table:table-cell>
        </table:table-row>
        <table:table-row table:style-name="ro1">
          <table:table-cell office:value-type="time" office:time-value="PT00H05M24.9S" calcext:value-type="time">
            <text:p>05:25</text:p>
          </table:table-cell>
          <table:table-cell office:value-type="float" office:value="461.8" calcext:value-type="float">
            <text:p>461.8</text:p>
          </table:table-cell>
          <table:table-cell office:value-type="float" office:value="460.4" calcext:value-type="float">
            <text:p>460.4</text:p>
          </table:table-cell>
        </table:table-row>
        <table:table-row table:style-name="ro1">
          <table:table-cell office:value-type="time" office:time-value="PT00H05M25.9S" calcext:value-type="time">
            <text:p>05:26</text:p>
          </table:table-cell>
          <table:table-cell office:value-type="float" office:value="458.1" calcext:value-type="float">
            <text:p>458.1</text:p>
          </table:table-cell>
          <table:table-cell office:value-type="float" office:value="460.5" calcext:value-type="float">
            <text:p>460.5</text:p>
          </table:table-cell>
        </table:table-row>
        <table:table-row table:style-name="ro1">
          <table:table-cell office:value-type="time" office:time-value="PT00H05M26.8S" calcext:value-type="time">
            <text:p>05:27</text:p>
          </table:table-cell>
          <table:table-cell office:value-type="float" office:value="465.8" calcext:value-type="float">
            <text:p>465.8</text:p>
          </table:table-cell>
          <table:table-cell office:value-type="float" office:value="460.9" calcext:value-type="float">
            <text:p>460.9</text:p>
          </table:table-cell>
        </table:table-row>
        <table:table-row table:style-name="ro1">
          <table:table-cell office:value-type="time" office:time-value="PT00H05M27.8S" calcext:value-type="time">
            <text:p>05:28</text:p>
          </table:table-cell>
          <table:table-cell office:value-type="float" office:value="462.2" calcext:value-type="float">
            <text:p>462.2</text:p>
          </table:table-cell>
          <table:table-cell office:value-type="float" office:value="461.3" calcext:value-type="float">
            <text:p>461.3</text:p>
          </table:table-cell>
        </table:table-row>
        <table:table-row table:style-name="ro1">
          <table:table-cell office:value-type="time" office:time-value="PT00H05M28.7S" calcext:value-type="time">
            <text:p>05:29</text:p>
          </table:table-cell>
          <table:table-cell office:value-type="float" office:value="463.6" calcext:value-type="float">
            <text:p>463.6</text:p>
          </table:table-cell>
          <table:table-cell office:value-type="float" office:value="461.7" calcext:value-type="float">
            <text:p>461.7</text:p>
          </table:table-cell>
        </table:table-row>
        <table:table-row table:style-name="ro1">
          <table:table-cell office:value-type="time" office:time-value="PT00H05M29.7S" calcext:value-type="time">
            <text:p>05:30</text:p>
          </table:table-cell>
          <table:table-cell office:value-type="float" office:value="462.2" calcext:value-type="float">
            <text:p>462.2</text:p>
          </table:table-cell>
          <table:table-cell office:value-type="float" office:value="461.7" calcext:value-type="float">
            <text:p>461.7</text:p>
          </table:table-cell>
        </table:table-row>
        <table:table-row table:style-name="ro1">
          <table:table-cell office:value-type="time" office:time-value="PT00H05M30.6S" calcext:value-type="time">
            <text:p>05:31</text:p>
          </table:table-cell>
          <table:table-cell office:value-type="float" office:value="472.6" calcext:value-type="float">
            <text:p>472.6</text:p>
          </table:table-cell>
          <table:table-cell office:value-type="float" office:value="462.9" calcext:value-type="float">
            <text:p>462.9</text:p>
          </table:table-cell>
        </table:table-row>
        <table:table-row table:style-name="ro1">
          <table:table-cell office:value-type="time" office:time-value="PT00H05M31.6S" calcext:value-type="time">
            <text:p>05:32</text:p>
          </table:table-cell>
          <table:table-cell office:value-type="float" office:value="473" calcext:value-type="float">
            <text:p>473</text:p>
          </table:table-cell>
          <table:table-cell office:value-type="float" office:value="464.2" calcext:value-type="float">
            <text:p>464.2</text:p>
          </table:table-cell>
        </table:table-row>
        <table:table-row table:style-name="ro1">
          <table:table-cell office:value-type="time" office:time-value="PT00H05M32.5S" calcext:value-type="time">
            <text:p>05:33</text:p>
          </table:table-cell>
          <table:table-cell office:value-type="float" office:value="465.8" calcext:value-type="float">
            <text:p>465.8</text:p>
          </table:table-cell>
          <table:table-cell office:value-type="float" office:value="464.9" calcext:value-type="float">
            <text:p>464.9</text:p>
          </table:table-cell>
        </table:table-row>
        <table:table-row table:style-name="ro1">
          <table:table-cell office:value-type="time" office:time-value="PT00H05M33.5S" calcext:value-type="time">
            <text:p>05:34</text:p>
          </table:table-cell>
          <table:table-cell office:value-type="float" office:value="465.4" calcext:value-type="float">
            <text:p>465.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time" office:time-value="PT00H05M34.4S" calcext:value-type="time">
            <text:p>05:34</text:p>
          </table:table-cell>
          <table:table-cell office:value-type="float" office:value="471.2" calcext:value-type="float">
            <text:p>471.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time" office:time-value="PT00H05M35.4S" calcext:value-type="time">
            <text:p>05:35</text:p>
          </table:table-cell>
          <table:table-cell office:value-type="float" office:value="467.6" calcext:value-type="float">
            <text:p>467.6</text:p>
          </table:table-cell>
          <table:table-cell office:value-type="float" office:value="466.9" calcext:value-type="float">
            <text:p>466.9</text:p>
          </table:table-cell>
        </table:table-row>
        <table:table-row table:style-name="ro1">
          <table:table-cell office:value-type="time" office:time-value="PT00H05M36.3S" calcext:value-type="time">
            <text:p>05:36</text:p>
          </table:table-cell>
          <table:table-cell office:value-type="float" office:value="470.8" calcext:value-type="float">
            <text:p>470.8</text:p>
          </table:table-cell>
          <table:table-cell office:value-type="float" office:value="467.4" calcext:value-type="float">
            <text:p>467.4</text:p>
          </table:table-cell>
        </table:table-row>
        <table:table-row table:style-name="ro1">
          <table:table-cell office:value-type="time" office:time-value="PT00H05M37.3S" calcext:value-type="time">
            <text:p>05:37</text:p>
          </table:table-cell>
          <table:table-cell office:value-type="float" office:value="469.9" calcext:value-type="float">
            <text:p>469.9</text:p>
          </table:table-cell>
          <table:table-cell office:value-type="float" office:value="468.2" calcext:value-type="float">
            <text:p>468.2</text:p>
          </table:table-cell>
        </table:table-row>
        <table:table-row table:style-name="ro1">
          <table:table-cell office:value-type="time" office:time-value="PT00H05M38.3S" calcext:value-type="time">
            <text:p>05:38</text:p>
          </table:table-cell>
          <table:table-cell office:value-type="float" office:value="471.6" calcext:value-type="float">
            <text:p>471.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time" office:time-value="PT00H05M39.3S" calcext:value-type="time">
            <text:p>05:39</text:p>
          </table:table-cell>
          <table:table-cell office:value-type="float" office:value="467.1" calcext:value-type="float">
            <text:p>467.1</text:p>
          </table:table-cell>
          <table:table-cell office:value-type="float" office:value="469.5" calcext:value-type="float">
            <text:p>469.5</text:p>
          </table:table-cell>
        </table:table-row>
        <table:table-row table:style-name="ro1">
          <table:table-cell office:value-type="time" office:time-value="PT00H05M40.2S" calcext:value-type="time">
            <text:p>05:40</text:p>
          </table:table-cell>
          <table:table-cell office:value-type="float" office:value="471.6" calcext:value-type="float">
            <text:p>471.6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>
          <table:table-cell office:value-type="time" office:time-value="PT00H05M41.2S" calcext:value-type="time">
            <text:p>05:41</text:p>
          </table:table-cell>
          <table:table-cell office:value-type="float" office:value="468.1" calcext:value-type="float">
            <text:p>468.1</text:p>
          </table:table-cell>
          <table:table-cell office:value-type="float" office:value="468.9" calcext:value-type="float">
            <text:p>468.9</text:p>
          </table:table-cell>
        </table:table-row>
        <table:table-row table:style-name="ro1">
          <table:table-cell office:value-type="time" office:time-value="PT00H05M42.1S" calcext:value-type="time">
            <text:p>05:42</text:p>
          </table:table-cell>
          <table:table-cell office:value-type="float" office:value="452.8" calcext:value-type="float">
            <text:p>452.8</text:p>
          </table:table-cell>
          <table:table-cell office:value-type="float" office:value="467.6" calcext:value-type="float">
            <text:p>467.6</text:p>
          </table:table-cell>
        </table:table-row>
        <table:table-row table:style-name="ro1">
          <table:table-cell office:value-type="time" office:time-value="PT00H05M43.1S" calcext:value-type="time">
            <text:p>05:43</text:p>
          </table:table-cell>
          <table:table-cell office:value-type="float" office:value="434.3" calcext:value-type="float">
            <text:p>434.3</text:p>
          </table:table-cell>
          <table:table-cell office:value-type="float" office:value="464.5" calcext:value-type="float">
            <text:p>464.5</text:p>
          </table:table-cell>
        </table:table-row>
        <table:table-row table:style-name="ro1">
          <table:table-cell office:value-type="time" office:time-value="PT00H05M44S" calcext:value-type="time">
            <text:p>05:44</text:p>
          </table:table-cell>
          <table:table-cell office:value-type="float" office:value="424.9" calcext:value-type="float">
            <text:p>424.9</text:p>
          </table:table-cell>
          <table:table-cell office:value-type="float" office:value="459.9" calcext:value-type="float">
            <text:p>459.9</text:p>
          </table:table-cell>
        </table:table-row>
        <table:table-row table:style-name="ro1">
          <table:table-cell office:value-type="time" office:time-value="PT00H05M45S" calcext:value-type="time">
            <text:p>05:45</text:p>
          </table:table-cell>
          <table:table-cell office:value-type="float" office:value="414.5" calcext:value-type="float">
            <text:p>414.5</text:p>
          </table:table-cell>
          <table:table-cell office:value-type="float" office:value="454.6" calcext:value-type="float">
            <text:p>454.6</text:p>
          </table:table-cell>
        </table:table-row>
        <table:table-row table:style-name="ro1">
          <table:table-cell office:value-type="time" office:time-value="PT00H05M45.9S" calcext:value-type="time">
            <text:p>05:46</text:p>
          </table:table-cell>
          <table:table-cell office:value-type="float" office:value="400.1" calcext:value-type="float">
            <text:p>400.1</text:p>
          </table:table-cell>
          <table:table-cell office:value-type="float" office:value="447.5" calcext:value-type="float">
            <text:p>447.5</text:p>
          </table:table-cell>
        </table:table-row>
        <table:table-row table:style-name="ro1">
          <table:table-cell office:value-type="time" office:time-value="PT00H05M46.9S" calcext:value-type="time">
            <text:p>05:47</text:p>
          </table:table-cell>
          <table:table-cell office:value-type="float" office:value="394.2" calcext:value-type="float">
            <text:p>394.2</text:p>
          </table:table-cell>
          <table:table-cell office:value-type="float" office:value="439.9" calcext:value-type="float">
            <text:p>439.9</text:p>
          </table:table-cell>
        </table:table-row>
        <table:table-row table:style-name="ro1">
          <table:table-cell office:value-type="time" office:time-value="PT00H05M47.8S" calcext:value-type="time">
            <text:p>05:48</text:p>
          </table:table-cell>
          <table:table-cell office:value-type="float" office:value="383.4" calcext:value-type="float">
            <text:p>383.4</text:p>
          </table:table-cell>
          <table:table-cell office:value-type="float" office:value="431.1" calcext:value-type="float">
            <text:p>431.1</text:p>
          </table:table-cell>
        </table:table-row>
        <table:table-row table:style-name="ro1">
          <table:table-cell office:value-type="time" office:time-value="PT00H05M48.8S" calcext:value-type="time">
            <text:p>05:49</text:p>
          </table:table-cell>
          <table:table-cell office:value-type="float" office:value="374.4" calcext:value-type="float">
            <text:p>374.4</text:p>
          </table:table-cell>
          <table:table-cell office:value-type="float" office:value="421.8" calcext:value-type="float">
            <text:p>421.8</text:p>
          </table:table-cell>
        </table:table-row>
        <table:table-row table:style-name="ro1">
          <table:table-cell office:value-type="time" office:time-value="PT00H05M49.7S" calcext:value-type="time">
            <text:p>05:50</text:p>
          </table:table-cell>
          <table:table-cell office:value-type="float" office:value="367.7" calcext:value-type="float">
            <text:p>367.7</text:p>
          </table:table-cell>
          <table:table-cell office:value-type="float" office:value="411.4" calcext:value-type="float">
            <text:p>411.4</text:p>
          </table:table-cell>
        </table:table-row>
        <table:table-row table:style-name="ro1">
          <table:table-cell office:value-type="time" office:time-value="PT00H05M50.7S" calcext:value-type="time">
            <text:p>05:51</text:p>
          </table:table-cell>
          <table:table-cell office:value-type="float" office:value="359.6" calcext:value-type="float">
            <text:p>359.6</text:p>
          </table:table-cell>
          <table:table-cell office:value-type="float" office:value="400.6" calcext:value-type="float">
            <text:p>400.6</text:p>
          </table:table-cell>
        </table:table-row>
        <table:table-row table:style-name="ro1">
          <table:table-cell office:value-type="time" office:time-value="PT00H05M51.6S" calcext:value-type="time">
            <text:p>05:52</text:p>
          </table:table-cell>
          <table:table-cell office:value-type="float" office:value="351.5" calcext:value-type="float">
            <text:p>351.5</text:p>
          </table:table-cell>
          <table:table-cell office:value-type="float" office:value="390.5" calcext:value-type="float">
            <text:p>390.5</text:p>
          </table:table-cell>
        </table:table-row>
        <table:table-row table:style-name="ro1">
          <table:table-cell office:value-type="time" office:time-value="PT00H05M52.6S" calcext:value-type="time">
            <text:p>05:53</text:p>
          </table:table-cell>
          <table:table-cell office:value-type="float" office:value="344.8" calcext:value-type="float">
            <text:p>344.8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time" office:time-value="PT00H05M53.5S" calcext:value-type="time">
            <text:p>05:54</text:p>
          </table:table-cell>
          <table:table-cell office:value-type="float" office:value="340.2" calcext:value-type="float">
            <text:p>340.2</text:p>
          </table:table-cell>
          <table:table-cell office:value-type="float" office:value="373.1" calcext:value-type="float">
            <text:p>373.1</text:p>
          </table:table-cell>
        </table:table-row>
        <table:table-row table:style-name="ro1">
          <table:table-cell office:value-type="time" office:time-value="PT00H05M54.5S" calcext:value-type="time">
            <text:p>05:55</text:p>
          </table:table-cell>
          <table:table-cell office:value-type="float" office:value="338.4" calcext:value-type="float">
            <text:p>338.4</text:p>
          </table:table-cell>
          <table:table-cell office:value-type="float" office:value="365.4" calcext:value-type="float">
            <text:p>365.4</text:p>
          </table:table-cell>
        </table:table-row>
        <table:table-row table:style-name="ro1">
          <table:table-cell office:value-type="time" office:time-value="PT00H05M55.4S" calcext:value-type="time">
            <text:p>05:55</text:p>
          </table:table-cell>
          <table:table-cell office:value-type="float" office:value="332.1" calcext:value-type="float">
            <text:p>332.1</text:p>
          </table:table-cell>
          <table:table-cell office:value-type="float" office:value="358.7" calcext:value-type="float">
            <text:p>358.7</text:p>
          </table:table-cell>
        </table:table-row>
        <table:table-row table:style-name="ro1">
          <table:table-cell office:value-type="time" office:time-value="PT00H05M56.4S" calcext:value-type="time">
            <text:p>05:56</text:p>
          </table:table-cell>
          <table:table-cell office:value-type="float" office:value="327.2" calcext:value-type="float">
            <text:p>327.2</text:p>
          </table:table-cell>
          <table:table-cell office:value-type="float" office:value="351.9" calcext:value-type="float">
            <text:p>351.9</text:p>
          </table:table-cell>
        </table:table-row>
        <table:table-row table:style-name="ro1">
          <table:table-cell office:value-type="time" office:time-value="PT00H05M57.3S" calcext:value-type="time">
            <text:p>05:57</text:p>
          </table:table-cell>
          <table:table-cell office:value-type="float" office:value="321.8" calcext:value-type="float">
            <text:p>321.8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1">
          <table:table-cell office:value-type="time" office:time-value="PT00H05M58.4S" calcext:value-type="time">
            <text:p>05:58</text:p>
          </table:table-cell>
          <table:table-cell office:value-type="float" office:value="317.8" calcext:value-type="float">
            <text:p>317.8</text:p>
          </table:table-cell>
          <table:table-cell office:value-type="float" office:value="340.1" calcext:value-type="float">
            <text:p>340.1</text:p>
          </table:table-cell>
        </table:table-row>
        <table:table-row table:style-name="ro1">
          <table:table-cell office:value-type="time" office:time-value="PT00H05M59.3S" calcext:value-type="time">
            <text:p>05:59</text:p>
          </table:table-cell>
          <table:table-cell office:value-type="float" office:value="317.8" calcext:value-type="float">
            <text:p>317.8</text:p>
          </table:table-cell>
          <table:table-cell office:value-type="float" office:value="335.1" calcext:value-type="float">
            <text:p>335.1</text:p>
          </table:table-cell>
        </table:table-row>
        <table:table-row table:style-name="ro1">
          <table:table-cell office:value-type="time" office:time-value="PT00H06M00.3S" calcext:value-type="time">
            <text:p>06:00</text:p>
          </table:table-cell>
          <table:table-cell office:value-type="float" office:value="312.4" calcext:value-type="float">
            <text:p>312.4</text:p>
          </table:table-cell>
          <table:table-cell office:value-type="float" office:value="330.4" calcext:value-type="float">
            <text:p>330.4</text:p>
          </table:table-cell>
        </table:table-row>
        <table:table-row table:style-name="ro1">
          <table:table-cell office:value-type="time" office:time-value="PT00H06M01.2S" calcext:value-type="time">
            <text:p>06:01</text:p>
          </table:table-cell>
          <table:table-cell office:value-type="float" office:value="310.6" calcext:value-type="float">
            <text:p>310.6</text:p>
          </table:table-cell>
          <table:table-cell office:value-type="float" office:value="326.3" calcext:value-type="float">
            <text:p>326.3</text:p>
          </table:table-cell>
        </table:table-row>
        <table:table-row table:style-name="ro1">
          <table:table-cell office:value-type="time" office:time-value="PT00H06M02.2S" calcext:value-type="time">
            <text:p>06:02</text:p>
          </table:table-cell>
          <table:table-cell office:value-type="float" office:value="305.6" calcext:value-type="float">
            <text:p>305.6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1">
          <table:table-cell office:value-type="time" office:time-value="PT00H06M03.1S" calcext:value-type="time">
            <text:p>06:03</text:p>
          </table:table-cell>
          <table:table-cell office:value-type="float" office:value="303.4" calcext:value-type="float">
            <text:p>303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time" office:time-value="PT00H06M04.1S" calcext:value-type="time">
            <text:p>06:04</text:p>
          </table:table-cell>
          <table:table-cell office:value-type="float" office:value="296.6" calcext:value-type="float">
            <text:p>296.6</text:p>
          </table:table-cell>
          <table:table-cell office:value-type="float" office:value="314.5" calcext:value-type="float">
            <text:p>314.5</text:p>
          </table:table-cell>
        </table:table-row>
        <table:table-row table:style-name="ro1">
          <table:table-cell office:value-type="time" office:time-value="PT00H06M05S" calcext:value-type="time">
            <text:p>06:05</text:p>
          </table:table-cell>
          <table:table-cell office:value-type="float" office:value="292.6" calcext:value-type="float">
            <text:p>292.6</text:p>
          </table:table-cell>
          <table:table-cell office:value-type="float" office:value="310.6" calcext:value-type="float">
            <text:p>310.6</text:p>
          </table:table-cell>
        </table:table-row>
        <table:table-row table:style-name="ro1">
          <table:table-cell office:value-type="time" office:time-value="PT00H06M06S" calcext:value-type="time">
            <text:p>06:06</text:p>
          </table:table-cell>
          <table:table-cell office:value-type="float" office:value="293" calcext:value-type="float">
            <text:p>293</text:p>
          </table:table-cell>
          <table:table-cell office:value-type="float" office:value="307.1" calcext:value-type="float">
            <text:p>307.1</text:p>
          </table:table-cell>
        </table:table-row>
        <table:table-row table:style-name="ro1">
          <table:table-cell office:value-type="time" office:time-value="PT00H06M06.9S" calcext:value-type="time">
            <text:p>06:07</text:p>
          </table:table-cell>
          <table:table-cell office:value-type="float" office:value="288.5" calcext:value-type="float">
            <text:p>288.5</text:p>
          </table:table-cell>
          <table:table-cell office:value-type="float" office:value="303.8" calcext:value-type="float">
            <text:p>303.8</text:p>
          </table:table-cell>
        </table:table-row>
        <table:table-row table:style-name="ro1">
          <table:table-cell office:value-type="time" office:time-value="PT00H06M07.9S" calcext:value-type="time">
            <text:p>06:08</text:p>
          </table:table-cell>
          <table:table-cell office:value-type="float" office:value="288.5" calcext:value-type="float">
            <text:p>288.5</text:p>
          </table:table-cell>
          <table:table-cell office:value-type="float" office:value="300.9" calcext:value-type="float">
            <text:p>300.9</text:p>
          </table:table-cell>
        </table:table-row>
        <table:table-row table:style-name="ro1">
          <table:table-cell office:value-type="time" office:time-value="PT00H06M08.8S" calcext:value-type="time">
            <text:p>06:09</text:p>
          </table:table-cell>
          <table:table-cell office:value-type="float" office:value="282.6" calcext:value-type="float">
            <text:p>282.6</text:p>
          </table:table-cell>
          <table:table-cell office:value-type="float" office:value="297.4" calcext:value-type="float">
            <text:p>297.4</text:p>
          </table:table-cell>
        </table:table-row>
        <table:table-row table:style-name="ro1">
          <table:table-cell office:value-type="time" office:time-value="PT00H06M09.8S" calcext:value-type="time">
            <text:p>06:10</text:p>
          </table:table-cell>
          <table:table-cell office:value-type="float" office:value="273.6" calcext:value-type="float">
            <text:p>273.6</text:p>
          </table:table-cell>
          <table:table-cell office:value-type="float" office:value="293.5" calcext:value-type="float">
            <text:p>293.5</text:p>
          </table:table-cell>
        </table:table-row>
        <table:table-row table:style-name="ro1">
          <table:table-cell office:value-type="time" office:time-value="PT00H06M10.7S" calcext:value-type="time">
            <text:p>06:11</text:p>
          </table:table-cell>
          <table:table-cell office:value-type="float" office:value="275.9" calcext:value-type="float">
            <text:p>275.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time" office:time-value="PT00H06M11.7S" calcext:value-type="time">
            <text:p>06:12</text:p>
          </table:table-cell>
          <table:table-cell office:value-type="float" office:value="273.2" calcext:value-type="float">
            <text:p>273.2</text:p>
          </table:table-cell>
          <table:table-cell office:value-type="float" office:value="286.8" calcext:value-type="float">
            <text:p>286.8</text:p>
          </table:table-cell>
        </table:table-row>
        <table:table-row table:style-name="ro1">
          <table:table-cell office:value-type="time" office:time-value="PT00H06M12.6S" calcext:value-type="time">
            <text:p>06:13</text:p>
          </table:table-cell>
          <table:table-cell office:value-type="float" office:value="274.6" calcext:value-type="float">
            <text:p>274.6</text:p>
          </table:table-cell>
          <table:table-cell office:value-type="float" office:value="283.9" calcext:value-type="float">
            <text:p>283.9</text:p>
          </table:table-cell>
        </table:table-row>
        <table:table-row table:style-name="ro1">
          <table:table-cell office:value-type="time" office:time-value="PT00H06M13.6S" calcext:value-type="time">
            <text:p>06:14</text:p>
          </table:table-cell>
          <table:table-cell office:value-type="float" office:value="273.2" calcext:value-type="float">
            <text:p>273.2</text:p>
          </table:table-cell>
          <table:table-cell office:value-type="float" office:value="281.6" calcext:value-type="float">
            <text:p>281.6</text:p>
          </table:table-cell>
        </table:table-row>
        <table:table-row table:style-name="ro1">
          <table:table-cell office:value-type="time" office:time-value="PT00H06M14.5S" calcext:value-type="time">
            <text:p>06:15</text:p>
          </table:table-cell>
          <table:table-cell office:value-type="float" office:value="270.5" calcext:value-type="float">
            <text:p>270.5</text:p>
          </table:table-cell>
          <table:table-cell office:value-type="float" office:value="279.4" calcext:value-type="float">
            <text:p>279.4</text:p>
          </table:table-cell>
        </table:table-row>
        <table:table-row table:style-name="ro1">
          <table:table-cell office:value-type="time" office:time-value="PT00H06M15.5S" calcext:value-type="time">
            <text:p>06:16</text:p>
          </table:table-cell>
          <table:table-cell office:value-type="float" office:value="265.1" calcext:value-type="float">
            <text:p>265.1</text:p>
          </table:table-cell>
          <table:table-cell office:value-type="float" office:value="276.6" calcext:value-type="float">
            <text:p>276.6</text:p>
          </table:table-cell>
        </table:table-row>
        <table:table-row table:style-name="ro1">
          <table:table-cell office:value-type="time" office:time-value="PT00H06M16.4S" calcext:value-type="time">
            <text:p>06:16</text:p>
          </table:table-cell>
          <table:table-cell office:value-type="float" office:value="265.1" calcext:value-type="float">
            <text:p>265.1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time" office:time-value="PT00H06M17.4S" calcext:value-type="time">
            <text:p>06:17</text:p>
          </table:table-cell>
          <table:table-cell office:value-type="float" office:value="262.9" calcext:value-type="float">
            <text:p>262.9</text:p>
          </table:table-cell>
          <table:table-cell office:value-type="float" office:value="271.7" calcext:value-type="float">
            <text:p>271.7</text:p>
          </table:table-cell>
        </table:table-row>
        <table:table-row table:style-name="ro1">
          <table:table-cell office:value-type="time" office:time-value="PT00H06M18.4S" calcext:value-type="time">
            <text:p>06:18</text:p>
          </table:table-cell>
          <table:table-cell office:value-type="float" office:value="259.2" calcext:value-type="float">
            <text:p>259.2</text:p>
          </table:table-cell>
          <table:table-cell office:value-type="float" office:value="269.3" calcext:value-type="float">
            <text:p>269.3</text:p>
          </table:table-cell>
        </table:table-row>
        <table:table-row table:style-name="ro1">
          <table:table-cell office:value-type="time" office:time-value="PT00H06M19.3S" calcext:value-type="time">
            <text:p>06:19</text:p>
          </table:table-cell>
          <table:table-cell office:value-type="float" office:value="256.6" calcext:value-type="float">
            <text:p>256.6</text:p>
          </table:table-cell>
          <table:table-cell office:value-type="float" office:value="267.6" calcext:value-type="float">
            <text:p>267.6</text:p>
          </table:table-cell>
        </table:table-row>
        <table:table-row table:style-name="ro1">
          <table:table-cell office:value-type="time" office:time-value="PT00H06M20.3S" calcext:value-type="time">
            <text:p>06:20</text:p>
          </table:table-cell>
          <table:table-cell office:value-type="float" office:value="256.6" calcext:value-type="float">
            <text:p>256.6</text:p>
          </table:table-cell>
          <table:table-cell office:value-type="float" office:value="265.7" calcext:value-type="float">
            <text:p>265.7</text:p>
          </table:table-cell>
        </table:table-row>
        <table:table-row table:style-name="ro1">
          <table:table-cell office:value-type="time" office:time-value="PT00H06M21.2S" calcext:value-type="time">
            <text:p>06:21</text:p>
          </table:table-cell>
          <table:table-cell office:value-type="float" office:value="252.5" calcext:value-type="float">
            <text:p>252.5</text:p>
          </table:table-cell>
          <table:table-cell office:value-type="float" office:value="263.6" calcext:value-type="float">
            <text:p>263.6</text:p>
          </table:table-cell>
        </table:table-row>
        <table:table-row table:style-name="ro1">
          <table:table-cell office:value-type="time" office:time-value="PT00H06M22.2S" calcext:value-type="time">
            <text:p>06:22</text:p>
          </table:table-cell>
          <table:table-cell office:value-type="float" office:value="252.1" calcext:value-type="float">
            <text:p>252.1</text:p>
          </table:table-cell>
          <table:table-cell office:value-type="float" office:value="261.4" calcext:value-type="float">
            <text:p>261.4</text:p>
          </table:table-cell>
        </table:table-row>
        <table:table-row table:style-name="ro1">
          <table:table-cell office:value-type="time" office:time-value="PT00H06M23.1S" calcext:value-type="time">
            <text:p>06:23</text:p>
          </table:table-cell>
          <table:table-cell office:value-type="float" office:value="250.7" calcext:value-type="float">
            <text:p>250.7</text:p>
          </table:table-cell>
          <table:table-cell office:value-type="float" office:value="259.1" calcext:value-type="float">
            <text:p>259.1</text:p>
          </table:table-cell>
        </table:table-row>
        <table:table-row table:style-name="ro1">
          <table:table-cell office:value-type="time" office:time-value="PT00H06M24.1S" calcext:value-type="time">
            <text:p>06:24</text:p>
          </table:table-cell>
          <table:table-cell office:value-type="float" office:value="248" calcext:value-type="float">
            <text:p>248</text:p>
          </table:table-cell>
          <table:table-cell office:value-type="float" office:value="256.9" calcext:value-type="float">
            <text:p>256.9</text:p>
          </table:table-cell>
        </table:table-row>
        <table:table-row table:style-name="ro1">
          <table:table-cell office:value-type="time" office:time-value="PT00H06M25S" calcext:value-type="time">
            <text:p>06:25</text:p>
          </table:table-cell>
          <table:table-cell office:value-type="float" office:value="246.2" calcext:value-type="float">
            <text:p>246.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time" office:time-value="PT00H06M26S" calcext:value-type="time">
            <text:p>06:26</text:p>
          </table:table-cell>
          <table:table-cell office:value-type="float" office:value="243.9" calcext:value-type="float">
            <text:p>243.9</text:p>
          </table:table-cell>
          <table:table-cell office:value-type="float" office:value="252.9" calcext:value-type="float">
            <text:p>252.9</text:p>
          </table:table-cell>
        </table:table-row>
        <table:table-row table:style-name="ro1">
          <table:table-cell office:value-type="time" office:time-value="PT00H06M26.9S" calcext:value-type="time">
            <text:p>06:27</text:p>
          </table:table-cell>
          <table:table-cell office:value-type="float" office:value="241.2" calcext:value-type="float">
            <text:p>241.2</text:p>
          </table:table-cell>
          <table:table-cell office:value-type="float" office:value="250.7" calcext:value-type="float">
            <text:p>250.7</text:p>
          </table:table-cell>
        </table:table-row>
        <table:table-row table:style-name="ro1">
          <table:table-cell office:value-type="time" office:time-value="PT00H06M27.9S" calcext:value-type="time">
            <text:p>06:28</text:p>
          </table:table-cell>
          <table:table-cell office:value-type="float" office:value="239.9" calcext:value-type="float">
            <text:p>239.9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 office:value-type="time" office:time-value="PT00H06M28.8S" calcext:value-type="time">
            <text:p>06:29</text:p>
          </table:table-cell>
          <table:table-cell office:value-type="float" office:value="235.8" calcext:value-type="float">
            <text:p>235.8</text:p>
          </table:table-cell>
          <table:table-cell office:value-type="float" office:value="246.7" calcext:value-type="float">
            <text:p>246.7</text:p>
          </table:table-cell>
        </table:table-row>
        <table:table-row table:style-name="ro1">
          <table:table-cell office:value-type="time" office:time-value="PT00H06M29.8S" calcext:value-type="time">
            <text:p>06:30</text:p>
          </table:table-cell>
          <table:table-cell office:value-type="float" office:value="237.2" calcext:value-type="float">
            <text:p>237.2</text:p>
          </table:table-cell>
          <table:table-cell office:value-type="float" office:value="244.8" calcext:value-type="float">
            <text:p>244.8</text:p>
          </table:table-cell>
        </table:table-row>
        <table:table-row table:style-name="ro1">
          <table:table-cell office:value-type="time" office:time-value="PT00H06M30.7S" calcext:value-type="time">
            <text:p>06:31</text:p>
          </table:table-cell>
          <table:table-cell office:value-type="float" office:value="232.7" calcext:value-type="float">
            <text:p>232.7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time" office:time-value="PT00H06M31.7S" calcext:value-type="time">
            <text:p>06:32</text:p>
          </table:table-cell>
          <table:table-cell office:value-type="float" office:value="231.8" calcext:value-type="float">
            <text:p>231.8</text:p>
          </table:table-cell>
          <table:table-cell office:value-type="float" office:value="240.8" calcext:value-type="float">
            <text:p>240.8</text:p>
          </table:table-cell>
        </table:table-row>
        <table:table-row table:style-name="ro1">
          <table:table-cell office:value-type="time" office:time-value="PT00H06M32.6S" calcext:value-type="time">
            <text:p>06:33</text:p>
          </table:table-cell>
          <table:table-cell office:value-type="float" office:value="232.7" calcext:value-type="float">
            <text:p>232.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time" office:time-value="PT00H06M33.6S" calcext:value-type="time">
            <text:p>06:34</text:p>
          </table:table-cell>
          <table:table-cell office:value-type="float" office:value="229.1" calcext:value-type="float">
            <text:p>229.1</text:p>
          </table:table-cell>
          <table:table-cell office:value-type="float" office:value="237.1" calcext:value-type="float">
            <text:p>237.1</text:p>
          </table:table-cell>
        </table:table-row>
        <table:table-row table:style-name="ro1">
          <table:table-cell office:value-type="time" office:time-value="PT00H06M34.6S" calcext:value-type="time">
            <text:p>06:35</text:p>
          </table:table-cell>
          <table:table-cell office:value-type="float" office:value="226.4" calcext:value-type="float">
            <text:p>226.4</text:p>
          </table:table-cell>
          <table:table-cell office:value-type="float" office:value="235.1" calcext:value-type="float">
            <text:p>235.1</text:p>
          </table:table-cell>
        </table:table-row>
        <table:table-row table:style-name="ro1">
          <table:table-cell office:value-type="time" office:time-value="PT00H06M35.5S" calcext:value-type="time">
            <text:p>06:36</text:p>
          </table:table-cell>
          <table:table-cell office:value-type="float" office:value="225.5" calcext:value-type="float">
            <text:p>225.5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1">
          <table:table-cell office:value-type="time" office:time-value="PT00H06M36.5S" calcext:value-type="time">
            <text:p>06:37</text:p>
          </table:table-cell>
          <table:table-cell office:value-type="float" office:value="227.3" calcext:value-type="float">
            <text:p>227.3</text:p>
          </table:table-cell>
          <table:table-cell office:value-type="float" office:value="231.8" calcext:value-type="float">
            <text:p>231.8</text:p>
          </table:table-cell>
        </table:table-row>
        <table:table-row table:style-name="ro1">
          <table:table-cell office:value-type="time" office:time-value="PT00H06M37.4S" calcext:value-type="time">
            <text:p>06:37</text:p>
          </table:table-cell>
          <table:table-cell office:value-type="float" office:value="224.2" calcext:value-type="float">
            <text:p>224.2</text:p>
          </table:table-cell>
          <table:table-cell office:value-type="float" office:value="230.3" calcext:value-type="float">
            <text:p>230.3</text:p>
          </table:table-cell>
        </table:table-row>
        <table:table-row table:style-name="ro1">
          <table:table-cell office:value-type="time" office:time-value="PT00H06M38.4S" calcext:value-type="time">
            <text:p>06:38</text:p>
          </table:table-cell>
          <table:table-cell office:value-type="float" office:value="221" calcext:value-type="float">
            <text:p>221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time" office:time-value="PT00H06M39.3S" calcext:value-type="time">
            <text:p>06:39</text:p>
          </table:table-cell>
          <table:table-cell office:value-type="float" office:value="219.2" calcext:value-type="float">
            <text:p>219.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time" office:time-value="PT00H06M40.3S" calcext:value-type="time">
            <text:p>06:40</text:p>
          </table:table-cell>
          <table:table-cell office:value-type="float" office:value="218.3" calcext:value-type="float">
            <text:p>218.3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time" office:time-value="PT00H06M41.2S" calcext:value-type="time">
            <text:p>06:41</text:p>
          </table:table-cell>
          <table:table-cell office:value-type="float" office:value="217.8" calcext:value-type="float">
            <text:p>217.8</text:p>
          </table:table-cell>
          <table:table-cell office:value-type="float" office:value="224.2" calcext:value-type="float">
            <text:p>224.2</text:p>
          </table:table-cell>
        </table:table-row>
        <table:table-row table:style-name="ro1">
          <table:table-cell office:value-type="time" office:time-value="PT00H06M42.2S" calcext:value-type="time">
            <text:p>06:42</text:p>
          </table:table-cell>
          <table:table-cell office:value-type="float" office:value="216.5" calcext:value-type="float">
            <text:p>216.5</text:p>
          </table:table-cell>
          <table:table-cell office:value-type="float" office:value="222.5" calcext:value-type="float">
            <text:p>222.5</text:p>
          </table:table-cell>
        </table:table-row>
        <table:table-row table:style-name="ro1">
          <table:table-cell office:value-type="time" office:time-value="PT00H06M43.1S" calcext:value-type="time">
            <text:p>06:43</text:p>
          </table:table-cell>
          <table:table-cell office:value-type="float" office:value="213.8" calcext:value-type="float">
            <text:p>213.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time" office:time-value="PT00H06M44.1S" calcext:value-type="time">
            <text:p>06:4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7" calcext:value-type="float">
            <text:p>219.7</text:p>
          </table:table-cell>
        </table:table-row>
        <table:table-row table:style-name="ro1">
          <table:table-cell office:value-type="time" office:time-value="PT00H06M45S" calcext:value-type="time">
            <text:p>06:45</text:p>
          </table:table-cell>
          <table:table-cell office:value-type="float" office:value="209.8" calcext:value-type="float">
            <text:p>209.8</text:p>
          </table:table-cell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time" office:time-value="PT00H06M46S" calcext:value-type="time">
            <text:p>06:46</text:p>
          </table:table-cell>
          <table:table-cell office:value-type="float" office:value="209.8" calcext:value-type="float">
            <text:p>209.8</text:p>
          </table:table-cell>
          <table:table-cell office:value-type="float" office:value="216.3" calcext:value-type="float">
            <text:p>216.3</text:p>
          </table:table-cell>
        </table:table-row>
        <table:table-row table:style-name="ro1">
          <table:table-cell office:value-type="time" office:time-value="PT00H06M46.9S" calcext:value-type="time">
            <text:p>06:47</text:p>
          </table:table-cell>
          <table:table-cell office:value-type="float" office:value="208.8" calcext:value-type="float">
            <text:p>208.8</text:p>
          </table:table-cell>
          <table:table-cell office:value-type="float" office:value="214.8" calcext:value-type="float">
            <text:p>214.8</text:p>
          </table:table-cell>
        </table:table-row>
        <table:table-row table:style-name="ro1">
          <table:table-cell office:value-type="time" office:time-value="PT00H06M47.9S" calcext:value-type="time">
            <text:p>06:48</text:p>
          </table:table-cell>
          <table:table-cell office:value-type="float" office:value="204.3" calcext:value-type="float">
            <text:p>204.3</text:p>
          </table:table-cell>
          <table:table-cell office:value-type="float" office:value="213.1" calcext:value-type="float">
            <text:p>213.1</text:p>
          </table:table-cell>
        </table:table-row>
        <table:table-row table:style-name="ro1">
          <table:table-cell office:value-type="time" office:time-value="PT00H06M48.9S" calcext:value-type="time">
            <text:p>06:49</text:p>
          </table:table-cell>
          <table:table-cell office:value-type="float" office:value="205.7" calcext:value-type="float">
            <text:p>205.7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time" office:time-value="PT00H06M49.8S" calcext:value-type="time">
            <text:p>06:50</text:p>
          </table:table-cell>
          <table:table-cell office:value-type="float" office:value="205.7" calcext:value-type="float">
            <text:p>205.7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1">
          <table:table-cell office:value-type="time" office:time-value="PT00H06M50.8S" calcext:value-type="time">
            <text:p>06:51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time" office:time-value="PT00H06M51.7S" calcext:value-type="time">
            <text:p>06:52</text:p>
          </table:table-cell>
          <table:table-cell office:value-type="float" office:value="203" calcext:value-type="float">
            <text:p>203</text:p>
          </table:table-cell>
          <table:table-cell office:value-type="float" office:value="207.7" calcext:value-type="float">
            <text:p>207.7</text:p>
          </table:table-cell>
        </table:table-row>
        <table:table-row table:style-name="ro1">
          <table:table-cell office:value-type="time" office:time-value="PT00H06M52.7S" calcext:value-type="time">
            <text:p>06:53</text:p>
          </table:table-cell>
          <table:table-cell office:value-type="float" office:value="202.6" calcext:value-type="float">
            <text:p>202.6</text:p>
          </table:table-cell>
          <table:table-cell office:value-type="float" office:value="206.6" calcext:value-type="float">
            <text:p>206.6</text:p>
          </table:table-cell>
        </table:table-row>
        <table:table-row table:style-name="ro1">
          <table:table-cell office:value-type="time" office:time-value="PT00H06M53.6S" calcext:value-type="time">
            <text:p>06:54</text:p>
          </table:table-cell>
          <table:table-cell office:value-type="float" office:value="200.8" calcext:value-type="float">
            <text:p>200.8</text:p>
          </table:table-cell>
          <table:table-cell office:value-type="float" office:value="205.3" calcext:value-type="float">
            <text:p>205.3</text:p>
          </table:table-cell>
        </table:table-row>
        <table:table-row table:style-name="ro1">
          <table:table-cell office:value-type="time" office:time-value="PT00H06M54.6S" calcext:value-type="time">
            <text:p>06:55</text:p>
          </table:table-cell>
          <table:table-cell office:value-type="float" office:value="199.8" calcext:value-type="float">
            <text:p>199.8</text:p>
          </table:table-cell>
          <table:table-cell office:value-type="float" office:value="204.3" calcext:value-type="float">
            <text:p>204.3</text:p>
          </table:table-cell>
        </table:table-row>
        <table:table-row table:style-name="ro1">
          <table:table-cell office:value-type="time" office:time-value="PT00H06M55.5S" calcext:value-type="time">
            <text:p>06:56</text:p>
          </table:table-cell>
          <table:table-cell office:value-type="float" office:value="196.7" calcext:value-type="float">
            <text:p>196.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time" office:time-value="PT00H06M56.5S" calcext:value-type="time">
            <text:p>06:57</text:p>
          </table:table-cell>
          <table:table-cell office:value-type="float" office:value="198.5" calcext:value-type="float">
            <text:p>198.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time" office:time-value="PT00H06M57.4S" calcext:value-type="time">
            <text:p>06:57</text:p>
          </table:table-cell>
          <table:table-cell office:value-type="float" office:value="197.2" calcext:value-type="float">
            <text:p>197.2</text:p>
          </table:table-cell>
          <table:table-cell office:value-type="float" office:value="201.3" calcext:value-type="float">
            <text:p>201.3</text:p>
          </table:table-cell>
        </table:table-row>
        <table:table-row table:style-name="ro1">
          <table:table-cell office:value-type="time" office:time-value="PT00H06M58.4S" calcext:value-type="time">
            <text:p>06:58</text:p>
          </table:table-cell>
          <table:table-cell office:value-type="float" office:value="195.8" calcext:value-type="float">
            <text:p>195.8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time" office:time-value="PT00H06M59.3S" calcext:value-type="time">
            <text:p>06:59</text:p>
          </table:table-cell>
          <table:table-cell office:value-type="float" office:value="194.9" calcext:value-type="float">
            <text:p>194.9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time" office:time-value="PT00H07M00.3S" calcext:value-type="time">
            <text:p>07:00</text:p>
          </table:table-cell>
          <table:table-cell office:value-type="float" office:value="194.4" calcext:value-type="float">
            <text:p>194.4</text:p>
          </table:table-cell>
          <table:table-cell office:value-type="float" office:value="198.4" calcext:value-type="float">
            <text:p>198.4</text:p>
          </table:table-cell>
        </table:table-row>
        <table:table-row table:style-name="ro1">
          <table:table-cell office:value-type="time" office:time-value="PT00H07M01.2S" calcext:value-type="time">
            <text:p>07:01</text:p>
          </table:table-cell>
          <table:table-cell office:value-type="float" office:value="192.7" calcext:value-type="float">
            <text:p>192.7</text:p>
          </table:table-cell>
          <table:table-cell office:value-type="float" office:value="197.3" calcext:value-type="float">
            <text:p>197.3</text:p>
          </table:table-cell>
        </table:table-row>
        <table:table-row table:style-name="ro1">
          <table:table-cell office:value-type="time" office:time-value="PT00H07M02.2S" calcext:value-type="time">
            <text:p>07:02</text:p>
          </table:table-cell>
          <table:table-cell office:value-type="float" office:value="191.3" calcext:value-type="float">
            <text:p>191.3</text:p>
          </table:table-cell>
          <table:table-cell office:value-type="float" office:value="196.2" calcext:value-type="float">
            <text:p>196.2</text:p>
          </table:table-cell>
        </table:table-row>
        <table:table-row table:style-name="ro1">
          <table:table-cell office:value-type="time" office:time-value="PT00H07M03.1S" calcext:value-type="time">
            <text:p>07:03</text:p>
          </table:table-cell>
          <table:table-cell office:value-type="float" office:value="191.3" calcext:value-type="float">
            <text:p>191.3</text:p>
          </table:table-cell>
          <table:table-cell office:value-type="float" office:value="195.3" calcext:value-type="float">
            <text:p>195.3</text:p>
          </table:table-cell>
        </table:table-row>
        <table:table-row table:style-name="ro1">
          <table:table-cell office:value-type="time" office:time-value="PT00H07M04.1S" calcext:value-type="time">
            <text:p>07:04</text:p>
          </table:table-cell>
          <table:table-cell office:value-type="float" office:value="183.7" calcext:value-type="float">
            <text:p>183.7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time" office:time-value="PT00H07M05S" calcext:value-type="time">
            <text:p>07:05</text:p>
          </table:table-cell>
          <table:table-cell office:value-type="float" office:value="189.1" calcext:value-type="float">
            <text:p>189.1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1">
          <table:table-cell office:value-type="time" office:time-value="PT00H07M06S" calcext:value-type="time">
            <text:p>07:06</text:p>
          </table:table-cell>
          <table:table-cell office:value-type="float" office:value="187.2" calcext:value-type="float">
            <text:p>187.2</text:p>
          </table:table-cell>
          <table:table-cell office:value-type="float" office:value="191.8" calcext:value-type="float">
            <text:p>191.8</text:p>
          </table:table-cell>
        </table:table-row>
        <table:table-row table:style-name="ro1">
          <table:table-cell office:value-type="time" office:time-value="PT00H07M06.9S" calcext:value-type="time">
            <text:p>07:07</text:p>
          </table:table-cell>
          <table:table-cell office:value-type="float" office:value="187.2" calcext:value-type="float">
            <text:p>187.2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1">
          <table:table-cell office:value-type="time" office:time-value="PT00H07M07.9S" calcext:value-type="time">
            <text:p>07:08</text:p>
          </table:table-cell>
          <table:table-cell office:value-type="float" office:value="186.3" calcext:value-type="float">
            <text:p>186.3</text:p>
          </table:table-cell>
          <table:table-cell office:value-type="float" office:value="189.8" calcext:value-type="float">
            <text:p>189.8</text:p>
          </table:table-cell>
        </table:table-row>
        <table:table-row table:style-name="ro1">
          <table:table-cell office:value-type="time" office:time-value="PT00H07M08.8S" calcext:value-type="time">
            <text:p>07:09</text:p>
          </table:table-cell>
          <table:table-cell office:value-type="float" office:value="190.8" calcext:value-type="float">
            <text:p>190.8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time" office:time-value="PT00H07M09.8S" calcext:value-type="time">
            <text:p>07:10</text:p>
          </table:table-cell>
          <table:table-cell office:value-type="float" office:value="192.7" calcext:value-type="float">
            <text:p>192.7</text:p>
          </table:table-cell>
          <table:table-cell office:value-type="float" office:value="189.2" calcext:value-type="float">
            <text:p>189.2</text:p>
          </table:table-cell>
        </table:table-row>
        <table:table-row table:style-name="ro1">
          <table:table-cell office:value-type="time" office:time-value="PT00H07M10.8S" calcext:value-type="time">
            <text:p>07:11</text:p>
          </table:table-cell>
          <table:table-cell office:value-type="float" office:value="171.9" calcext:value-type="float">
            <text:p>171.9</text:p>
          </table:table-cell>
          <table:table-cell office:value-type="float" office:value="187.2" calcext:value-type="float">
            <text:p>187.2</text:p>
          </table:table-cell>
        </table:table-row>
        <table:table-row table:style-name="ro1">
          <table:table-cell office:value-type="time" office:time-value="PT00H07M11.7S" calcext:value-type="time">
            <text:p>07:12</text:p>
          </table:table-cell>
          <table:table-cell office:value-type="float" office:value="155.3" calcext:value-type="float">
            <text:p>155.3</text:p>
          </table:table-cell>
          <table:table-cell office:value-type="float" office:value="183.6" calcext:value-type="float">
            <text:p>183.6</text:p>
          </table:table-cell>
        </table:table-row>
        <table:table-row table:style-name="ro1">
          <table:table-cell office:value-type="time" office:time-value="PT00H07M12.7S" calcext:value-type="time">
            <text:p>07:13</text:p>
          </table:table-cell>
          <table:table-cell office:value-type="float" office:value="155.3" calcext:value-type="float">
            <text:p>155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time" office:time-value="PT00H07M13.6S" calcext:value-type="time">
            <text:p>07:14</text:p>
          </table:table-cell>
          <table:table-cell office:value-type="float" office:value="149.9" calcext:value-type="float">
            <text:p>149.9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time" office:time-value="PT00H07M14.6S" calcext:value-type="time">
            <text:p>07:15</text:p>
          </table:table-cell>
          <table:table-cell office:value-type="float" office:value="147.2" calcext:value-type="float">
            <text:p>147.2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1">
          <table:table-cell office:value-type="time" office:time-value="PT00H07M15.5S" calcext:value-type="time">
            <text:p>07:16</text:p>
          </table:table-cell>
          <table:table-cell office:value-type="float" office:value="141.3" calcext:value-type="float">
            <text:p>141.3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1">
          <table:table-cell office:value-type="time" office:time-value="PT00H07M16.5S" calcext:value-type="time">
            <text:p>07:17</text:p>
          </table:table-cell>
          <table:table-cell office:value-type="float" office:value="142.7" calcext:value-type="float">
            <text:p>142.7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time" office:time-value="PT00H07M17.4S" calcext:value-type="time">
            <text:p>07:17</text:p>
          </table:table-cell>
          <table:table-cell office:value-type="float" office:value="140.9" calcext:value-type="float">
            <text:p>140.9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time" office:time-value="PT00H07M18.4S" calcext:value-type="time">
            <text:p>07:18</text:p>
          </table:table-cell>
          <table:table-cell office:value-type="float" office:value="138.7" calcext:value-type="float">
            <text:p>138.7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1">
          <table:table-cell office:value-type="time" office:time-value="PT00H07M19.3S" calcext:value-type="time">
            <text:p>07:19</text:p>
          </table:table-cell>
          <table:table-cell office:value-type="float" office:value="137.3" calcext:value-type="float">
            <text:p>137.3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time" office:time-value="PT00H07M20.3S" calcext:value-type="time">
            <text:p>07:20</text:p>
          </table:table-cell>
          <table:table-cell office:value-type="float" office:value="135.1" calcext:value-type="float">
            <text:p>135.1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time" office:time-value="PT00H07M21.2S" calcext:value-type="time">
            <text:p>07:21</text:p>
          </table:table-cell>
          <table:table-cell office:value-type="float" office:value="131.4" calcext:value-type="float">
            <text:p>131.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time" office:time-value="PT00H07M22.2S" calcext:value-type="time">
            <text:p>07:22</text:p>
          </table:table-cell>
          <table:table-cell office:value-type="float" office:value="129.7" calcext:value-type="float">
            <text:p>129.7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time" office:time-value="PT00H07M23.2S" calcext:value-type="time">
            <text:p>07:23</text:p>
          </table:table-cell>
          <table:table-cell office:value-type="float" office:value="128.3" calcext:value-type="float">
            <text:p>128.3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time" office:time-value="PT00H07M24.1S" calcext:value-type="time">
            <text:p>07:24</text:p>
          </table:table-cell>
          <table:table-cell office:value-type="float" office:value="126.5" calcext:value-type="float">
            <text:p>126.5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time" office:time-value="PT00H07M25.1S" calcext:value-type="time">
            <text:p>07:25</text:p>
          </table:table-cell>
          <table:table-cell office:value-type="float" office:value="125.2" calcext:value-type="float">
            <text:p>125.2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time" office:time-value="PT00H07M26S" calcext:value-type="time">
            <text:p>07:26</text:p>
          </table:table-cell>
          <table:table-cell office:value-type="float" office:value="123.3" calcext:value-type="float">
            <text:p>123.3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time" office:time-value="PT00H07M27S" calcext:value-type="time">
            <text:p>07:27</text:p>
          </table:table-cell>
          <table:table-cell office:value-type="float" office:value="122" calcext:value-type="float">
            <text:p>122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1">
          <table:table-cell office:value-type="time" office:time-value="PT00H07M27.9S" calcext:value-type="time">
            <text:p>07:28</text:p>
          </table:table-cell>
          <table:table-cell office:value-type="float" office:value="119.8" calcext:value-type="float">
            <text:p>119.8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1">
          <table:table-cell office:value-type="time" office:time-value="PT00H07M28.9S" calcext:value-type="time">
            <text:p>07:29</text:p>
          </table:table-cell>
          <table:table-cell office:value-type="float" office:value="118" calcext:value-type="float">
            <text:p>118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time" office:time-value="PT00H07M29.8S" calcext:value-type="time">
            <text:p>07:30</text:p>
          </table:table-cell>
          <table:table-cell office:value-type="float" office:value="116.6" calcext:value-type="float">
            <text:p>116.6</text:p>
          </table:table-cell>
          <table:table-cell office:value-type="float" office:value="124.1" calcext:value-type="float">
            <text:p>12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8:26:08.968846525</dc:date>
    <meta:editing-duration>PT5M59S</meta:editing-duration>
    <meta:editing-cycles>1</meta:editing-cycles>
    <meta:document-statistic meta:table-count="1" meta:cell-count="1425" meta:object-count="1"/>
    <meta:generator>LibreOffice/4.3.0.4$Linux_x86 LibreOffice_project/430m0$Build-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maximum="0.00520833333333333" chart:interval-major="0.0010416666666666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91cm"/>
    </style:style>
    <style:style style:name="gr2" style:family="graphic">
      <style:graphic-properties draw:fill-color="#ff0000" draw:opacity="50%" draw:textarea-horizontal-align="center" draw:textarea-vertical-align="middle" draw:shadow-opacity="50%"/>
    </style:style>
    <style:style style:name="gr3" style:family="graphic">
      <style:graphic-properties draw:stroke="none" svg:stroke-color="#000000" draw:fill="none" draw:fill-color="#ffffff" fo:min-height="1.081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3.441cm" svg:height="12.553cm" xlink:href=".." xlink:type="simple" chart:class="chart:scatter" chart:style-name="ch1">
        <chart:title svg:x="9.894cm" svg:y="0.387cm" chart:style-name="ch2">
          <text:p>Ethiopia Sidamo</text:p>
        </chart:title>
        <chart:subtitle svg:x="10.941cm" svg:y="1.476cm" chart:style-name="ch3">
          <text:p>Run #10</text:p>
        </chart:subtitle>
        <chart:plot-area chart:style-name="ch4" table:cell-range-address="'11_21_0600pm_Ethiopia Sidamo_run10'.A4:'11_21_0600pm_Ethiopia Sidamo_run10'.A476 '11_21_0600pm_Ethiopia Sidamo_run10'.C3:'11_21_0600pm_Ethiopia Sidamo_run10'.C476" chart:data-source-has-labels="row" svg:x="1.493cm" svg:y="2.653cm" svg:width="21.012cm" svg:height="8.654cm">
          <chartooo:coordinate-region svg:x="2.364cm" svg:y="2.861cm" svg:width="19.681cm" svg:height="7.782cm"/>
          <chart:axis chart:dimension="x" chart:name="primary-x" chart:style-name="ch5">
            <chart:title svg:x="11.602cm" svg:y="11.558cm" chart:style-name="ch6">
              <text:p>Time</text:p>
            </chart:title>
          </chart:axis>
          <chart:axis chart:dimension="y" chart:name="primary-y" chart:style-name="ch7">
            <chart:title svg:x="0.451cm" svg:y="7.2cm" chart:style-name="ch8">
              <text:p>*F</text:p>
            </chart:title>
            <chart:grid chart:style-name="ch9" chart:class="major"/>
          </chart:axis>
          <chart:series chart:style-name="ch10" chart:values-cell-range-address="'11_21_0600pm_Ethiopia Sidamo_run10'.C4:'11_21_0600pm_Ethiopia Sidamo_run10'.C476" chart:label-cell-address="'11_21_0600pm_Ethiopia Sidamo_run10'.C3:'11_21_0600pm_Ethiopia Sidamo_run10'.C3" chart:class="chart:scatter">
            <chart:domain table:cell-range-address="'11_21_0600pm_Ethiopia Sidamo_run10'.A4:'11_21_0600pm_Ethiopia Sidamo_run10'.A476"/>
            <chart:data-point chart:repeated="473"/>
          </chart:series>
          <chart:wall chart:style-name="ch11"/>
          <chart:floor chart:style-name="ch12"/>
        </chart:plot-area>
        <draw:frame draw:style-name="gr1" svg:width="3.936cm" svg:height="2.009cm" svg:x="12.299cm" svg:y="4.745cm">
          <draw:text-box>
            <text:p>interesting...</text:p>
            <text:p>I didn't toggle at all this run</text:p>
            <text:p/>
          </draw:text-box>
        </draw:frame>
        <draw:rect draw:style-name="gr2" draw:text-style-name="P1" svg:width="19.862cm" svg:height="0.571cm" svg:x="2.364cm" svg:y="3.363cm">
          <text:p/>
        </draw:rect>
        <draw:frame draw:style-name="gr3" svg:width="0.839cm" svg:height="1.081cm" svg:x="3.415cm" svg:y="3.363cm">
          <draw:text-box>
            <text:p>1c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_avg</text:p>
                <draw:g>
                  <svg:desc>'11_21_0600pm_Ethiopia Sidamo_run10'.C3:'11_21_0600pm_Ethiopia Sidamo_run10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1_21_0600pm_Ethiopia Sidamo_run10'.A4:'11_21_0600pm_Ethiopia Sidamo_run10'.A476</svg:desc>
                </draw:g>
              </table:table-cell>
              <table:table-cell office:value-type="float" office:value="71.6">
                <text:p>71.6</text:p>
                <draw:g>
                  <svg:desc>'11_21_0600pm_Ethiopia Sidamo_run10'.C4:'11_21_0600pm_Ethiopia Sidamo_run10'.C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65509259259259">
                <text:p>0.0001655092592592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875">
                <text:p>0.000187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3472222222222">
                <text:p>0.000253472222222222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75462962962963">
                <text:p>0.0002754629629629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97453703703704">
                <text:p>0.000297453703703704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0601851851852">
                <text:p>0.000320601851851852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42592592592593">
                <text:p>0.000342592592592593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3009259259259">
                <text:p>0.000353009259259259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64583333333333">
                <text:p>0.000364583333333333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75">
                <text:p>0.000375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86574074074074">
                <text:p>0.000386574074074074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96990740740741">
                <text:p>0.000396990740740741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18981481481482">
                <text:p>0.000418981481481482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62962962962963">
                <text:p>0.000462962962962963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14.7">
                <text:p>21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84953703703704">
                <text:p>0.000484953703703704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06944444444444">
                <text:p>0.000506944444444444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28935185185185">
                <text:p>0.000528935185185185</text:p>
              </table:table-cell>
              <table:table-cell office:value-type="float" office:value="226.1">
                <text:p>226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50925925925926">
                <text:p>0.000550925925925926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625">
                <text:p>0.0005625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72916666666667">
                <text:p>0.00057291666666666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84490740740741">
                <text:p>0.000584490740740741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06481481481482">
                <text:p>0.000606481481481482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18055555555555">
                <text:p>0.000618055555555555</text:p>
              </table:table-cell>
              <table:table-cell office:value-type="float" office:value="238.1">
                <text:p>23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28472222222222">
                <text:p>0.000628472222222222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40046296296296">
                <text:p>0.000640046296296296</text:p>
              </table:table-cell>
              <table:table-cell office:value-type="float" office:value="242.3">
                <text:p>24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650462962962963">
                <text:p>0.000650462962962963</text:p>
              </table:table-cell>
              <table:table-cell office:value-type="float" office:value="244.3">
                <text:p>244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62037037037037">
                <text:p>0.000662037037037037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73611111111111">
                <text:p>0.00067361111111111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684027777777778">
                <text:p>0.000684027777777778</text:p>
              </table:table-cell>
              <table:table-cell office:value-type="float" office:value="250.8">
                <text:p>25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53.3">
                <text:p>253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06018518518518">
                <text:p>0.000706018518518518</text:p>
              </table:table-cell>
              <table:table-cell office:value-type="float" office:value="263.4">
                <text:p>26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265.3">
                <text:p>265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28009259259259">
                <text:p>0.000728009259259259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739583333333333">
                <text:p>0.000739583333333333</text:p>
              </table:table-cell>
              <table:table-cell office:value-type="float" office:value="269.7">
                <text:p>269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5">
                <text:p>0.00075</text:p>
              </table:table-cell>
              <table:table-cell office:value-type="float" office:value="272.2">
                <text:p>272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61574074074074">
                <text:p>0.000761574074074074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71990740740741">
                <text:p>0.000771990740740741</text:p>
              </table:table-cell>
              <table:table-cell office:value-type="float" office:value="276.7">
                <text:p>276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83564814814815">
                <text:p>0.000783564814814815</text:p>
              </table:table-cell>
              <table:table-cell office:value-type="float" office:value="278.6">
                <text:p>278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93981481481481">
                <text:p>0.000793981481481481</text:p>
              </table:table-cell>
              <table:table-cell office:value-type="float" office:value="280.8">
                <text:p>280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05555555555556">
                <text:p>0.000805555555555556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15972222222222">
                <text:p>0.000815972222222222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27546296296296">
                <text:p>0.000827546296296296</text:p>
              </table:table-cell>
              <table:table-cell office:value-type="float" office:value="286.6">
                <text:p>286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37962962962963">
                <text:p>0.000837962962962963</text:p>
              </table:table-cell>
              <table:table-cell office:value-type="float" office:value="288.4">
                <text:p>288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49537037037037">
                <text:p>0.000849537037037037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59953703703704">
                <text:p>0.000859953703703704</text:p>
              </table:table-cell>
              <table:table-cell office:value-type="float" office:value="290.9">
                <text:p>290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871527777777778">
                <text:p>0.00087152777777777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81944444444444">
                <text:p>0.000881944444444444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93518518518519">
                <text:p>0.000893518518518519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7.6">
                <text:p>297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15509259259259">
                <text:p>0.000915509259259259</text:p>
              </table:table-cell>
              <table:table-cell office:value-type="float" office:value="298.8">
                <text:p>298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375">
                <text:p>0.0009375</text:p>
              </table:table-cell>
              <table:table-cell office:value-type="float" office:value="301.3">
                <text:p>30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959490740740741">
                <text:p>0.000959490740740741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971064814814815">
                <text:p>0.000971064814814815</text:p>
              </table:table-cell>
              <table:table-cell office:value-type="float" office:value="305.6">
                <text:p>305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81481481481481">
                <text:p>0.000981481481481481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993055555555556">
                <text:p>0.000993055555555556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0347222222222">
                <text:p>0.00100347222222222</text:p>
              </table:table-cell>
              <table:table-cell office:value-type="float" office:value="309.9">
                <text:p>309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150462962963">
                <text:p>0.0010150462962963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2546296296296">
                <text:p>0.00102546296296296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3703703703704">
                <text:p>0.00103703703703704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474537037037">
                <text:p>0.0010474537037037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05902777777778">
                <text:p>0.001059027777777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7060185185185">
                <text:p>0.00107060185185185</text:p>
              </table:table-cell>
              <table:table-cell office:value-type="float" office:value="318.3">
                <text:p>318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8101851851852">
                <text:p>0.00108101851851852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9259259259259">
                <text:p>0.00109259259259259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10300925925926">
                <text:p>0.00110300925925926</text:p>
              </table:table-cell>
              <table:table-cell office:value-type="float" office:value="322.6">
                <text:p>322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1458333333333">
                <text:p>0.00111458333333333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25">
                <text:p>0.001125</text:p>
              </table:table-cell>
              <table:table-cell office:value-type="float" office:value="327.5">
                <text:p>327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3657407407407">
                <text:p>0.00113657407407407</text:p>
              </table:table-cell>
              <table:table-cell office:value-type="float" office:value="330.3">
                <text:p>330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14699074074074">
                <text:p>0.00114699074074074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34.1">
                <text:p>334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8055555555556">
                <text:p>0.001180555555555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9097222222222">
                <text:p>0.00119097222222222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025462962963">
                <text:p>0.0012025462962963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21412037037037">
                <text:p>0.00121412037037037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2453703703704">
                <text:p>0.00122453703703704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3611111111111">
                <text:p>0.00123611111111111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4652777777778">
                <text:p>0.00124652777777778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25810185185185">
                <text:p>0.001258101851851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26851851851852">
                <text:p>0.00126851851851852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8009259259259">
                <text:p>0.00128009259259259</text:p>
              </table:table-cell>
              <table:table-cell office:value-type="float" office:value="350.7">
                <text:p>350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9050925925926">
                <text:p>0.00129050925925926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125">
                <text:p>0.0013125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2407407407407">
                <text:p>0.00132407407407407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33449074074074">
                <text:p>0.0013344907407407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34606481481481">
                <text:p>0.00134606481481481</text:p>
              </table:table-cell>
              <table:table-cell office:value-type="float" office:value="346.5">
                <text:p>346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35648148148148">
                <text:p>0.00135648148148148</text:p>
              </table:table-cell>
              <table:table-cell office:value-type="float" office:value="347.3">
                <text:p>347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6805555555556">
                <text:p>0.00136805555555556</text:p>
              </table:table-cell>
              <table:table-cell office:value-type="float" office:value="348.6">
                <text:p>348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37847222222222">
                <text:p>0.00137847222222222</text:p>
              </table:table-cell>
              <table:table-cell office:value-type="float" office:value="349.4">
                <text:p>349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4224537037037">
                <text:p>0.0014224537037037</text:p>
              </table:table-cell>
              <table:table-cell office:value-type="float" office:value="345.7">
                <text:p>345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3402777777778">
                <text:p>0.00143402777777778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44444444444444">
                <text:p>0.00144444444444444</text:p>
              </table:table-cell>
              <table:table-cell office:value-type="float" office:value="355.8">
                <text:p>355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5601851851852">
                <text:p>0.00145601851851852</text:p>
              </table:table-cell>
              <table:table-cell office:value-type="float" office:value="356.2">
                <text:p>356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6643518518519">
                <text:p>0.00146643518518519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47800925925926">
                <text:p>0.00147800925925926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48842592592593">
                <text:p>0.00148842592592593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5">
                <text:p>0.0015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51157407407407">
                <text:p>0.00151157407407407</text:p>
              </table:table-cell>
              <table:table-cell office:value-type="float" office:value="362.2">
                <text:p>362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52199074074074">
                <text:p>0.00152199074074074</text:p>
              </table:table-cell>
              <table:table-cell office:value-type="float" office:value="362.2">
                <text:p>362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53356481481482">
                <text:p>0.00153356481481482</text:p>
              </table:table-cell>
              <table:table-cell office:value-type="float" office:value="367.6">
                <text:p>367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67.4">
                <text:p>367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56597222222222">
                <text:p>0.00156597222222222</text:p>
              </table:table-cell>
              <table:table-cell office:value-type="float" office:value="367.9">
                <text:p>367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5775462962963">
                <text:p>0.0015775462962963</text:p>
              </table:table-cell>
              <table:table-cell office:value-type="float" office:value="368.3">
                <text:p>368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58796296296296">
                <text:p>0.00158796296296296</text:p>
              </table:table-cell>
              <table:table-cell office:value-type="float" office:value="368.7">
                <text:p>368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59953703703704">
                <text:p>0.00159953703703704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1111111111111">
                <text:p>0.00161111111111111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71.1">
                <text:p>371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63310185185185">
                <text:p>0.00163310185185185</text:p>
              </table:table-cell>
              <table:table-cell office:value-type="float" office:value="372.1">
                <text:p>372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372.9">
                <text:p>372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6550925925926">
                <text:p>0.00166550925925926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67708333333333">
                <text:p>0.00167708333333333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6875">
                <text:p>0.0016875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69907407407407">
                <text:p>0.00169907407407407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0949074074074">
                <text:p>0.00170949074074074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72106481481482">
                <text:p>0.00172106481481482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73148148148148">
                <text:p>0.00173148148148148</text:p>
              </table:table-cell>
              <table:table-cell office:value-type="float" office:value="384.8">
                <text:p>384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4305555555556">
                <text:p>0.00174305555555556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86.6">
                <text:p>386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77546296296296">
                <text:p>0.00177546296296296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78703703703704">
                <text:p>0.00178703703703704</text:p>
              </table:table-cell>
              <table:table-cell office:value-type="float" office:value="388.6">
                <text:p>388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79861111111111">
                <text:p>0.00179861111111111</text:p>
              </table:table-cell>
              <table:table-cell office:value-type="float" office:value="388.8">
                <text:p>388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80902777777778">
                <text:p>0.0018090277777777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82060185185185">
                <text:p>0.00182060185185185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83101851851852">
                <text:p>0.00183101851851852</text:p>
              </table:table-cell>
              <table:table-cell office:value-type="float" office:value="386.3">
                <text:p>386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4259259259259">
                <text:p>0.00184259259259259</text:p>
              </table:table-cell>
              <table:table-cell office:value-type="float" office:value="384.8">
                <text:p>384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86458333333333">
                <text:p>0.00186458333333333</text:p>
              </table:table-cell>
              <table:table-cell office:value-type="float" office:value="379.6">
                <text:p>379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875">
                <text:p>0.001875</text:p>
              </table:table-cell>
              <table:table-cell office:value-type="float" office:value="380.3">
                <text:p>380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380.3">
                <text:p>380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89699074074074">
                <text:p>0.00189699074074074</text:p>
              </table:table-cell>
              <table:table-cell office:value-type="float" office:value="380.3">
                <text:p>38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90856481481481">
                <text:p>0.00190856481481481</text:p>
              </table:table-cell>
              <table:table-cell office:value-type="float" office:value="380.4">
                <text:p>380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91898148148148">
                <text:p>0.00191898148148148</text:p>
              </table:table-cell>
              <table:table-cell office:value-type="float" office:value="380.9">
                <text:p>380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3055555555556">
                <text:p>0.001930555555555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4097222222222">
                <text:p>0.00194097222222222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9525462962963">
                <text:p>0.0019525462962963</text:p>
              </table:table-cell>
              <table:table-cell office:value-type="float" office:value="383.2">
                <text:p>383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96296296296296">
                <text:p>0.0019629629629629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97453703703704">
                <text:p>0.00197453703703704</text:p>
              </table:table-cell>
              <table:table-cell office:value-type="float" office:value="389.2">
                <text:p>389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89.4">
                <text:p>389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00694444444444">
                <text:p>0.00200694444444444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1851851851852">
                <text:p>0.00201851851851852</text:p>
              </table:table-cell>
              <table:table-cell office:value-type="float" office:value="389.7">
                <text:p>389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02893518518519">
                <text:p>0.00202893518518519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04050925925926">
                <text:p>0.00204050925925926</text:p>
              </table:table-cell>
              <table:table-cell office:value-type="float" office:value="391.1">
                <text:p>391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05092592592593">
                <text:p>0.00205092592592593</text:p>
              </table:table-cell>
              <table:table-cell office:value-type="float" office:value="391.6">
                <text:p>391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625">
                <text:p>0.00206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92.8">
                <text:p>392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09606481481481">
                <text:p>0.0020960648148148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395.7">
                <text:p>395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12847222222222">
                <text:p>0.00212847222222222</text:p>
              </table:table-cell>
              <table:table-cell office:value-type="float" office:value="396.1">
                <text:p>396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1400462962963">
                <text:p>0.0021400462962963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15046296296296">
                <text:p>0.0021504629629629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6203703703704">
                <text:p>0.00216203703703704</text:p>
              </table:table-cell>
              <table:table-cell office:value-type="float" office:value="397.8">
                <text:p>397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1724537037037">
                <text:p>0.0021724537037037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8402777777778">
                <text:p>0.00218402777777778</text:p>
              </table:table-cell>
              <table:table-cell office:value-type="float" office:value="398.3">
                <text:p>398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19444444444444">
                <text:p>0.00219444444444444</text:p>
              </table:table-cell>
              <table:table-cell office:value-type="float" office:value="398.9">
                <text:p>398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0601851851852">
                <text:p>0.00220601851851852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21643518518519">
                <text:p>0.002216435185185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22800925925926">
                <text:p>0.00222800925925926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23842592592593">
                <text:p>0.00223842592592593</text:p>
              </table:table-cell>
              <table:table-cell office:value-type="float" office:value="401.3">
                <text:p>401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5">
                <text:p>0.0022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26041666666667">
                <text:p>0.00226041666666667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7199074074074">
                <text:p>0.00227199074074074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8240740740741">
                <text:p>0.00228240740740741</text:p>
              </table:table-cell>
              <table:table-cell office:value-type="float" office:value="403.4">
                <text:p>403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29398148148148">
                <text:p>0.00229398148148148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30555555555556">
                <text:p>0.00230555555555556</text:p>
              </table:table-cell>
              <table:table-cell office:value-type="float" office:value="405.3">
                <text:p>405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405.6">
                <text:p>405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3275462962963">
                <text:p>0.0023275462962963</text:p>
              </table:table-cell>
              <table:table-cell office:value-type="float" office:value="406.4">
                <text:p>406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33796296296296">
                <text:p>0.00233796296296296</text:p>
              </table:table-cell>
              <table:table-cell office:value-type="float" office:value="406.4">
                <text:p>406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407.1">
                <text:p>407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3599537037037">
                <text:p>0.0023599537037037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37152777777778">
                <text:p>0.00237152777777778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38194444444444">
                <text:p>0.00238194444444444</text:p>
              </table:table-cell>
              <table:table-cell office:value-type="float" office:value="408.1">
                <text:p>408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39351851851852">
                <text:p>0.00239351851851852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42592592592593">
                <text:p>0.00242592592592593</text:p>
              </table:table-cell>
              <table:table-cell office:value-type="float" office:value="400.2">
                <text:p>400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4375">
                <text:p>0.0024375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44791666666667">
                <text:p>0.00244791666666667</text:p>
              </table:table-cell>
              <table:table-cell office:value-type="float" office:value="401.4">
                <text:p>401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45949074074074">
                <text:p>0.002459490740740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46990740740741">
                <text:p>0.00246990740740741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48148148148148">
                <text:p>0.00248148148148148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49189814814815">
                <text:p>0.00249189814814815</text:p>
              </table:table-cell>
              <table:table-cell office:value-type="float" office:value="403.4">
                <text:p>403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0347222222222">
                <text:p>0.00250347222222222</text:p>
              </table:table-cell>
              <table:table-cell office:value-type="float" office:value="404.2">
                <text:p>404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51388888888889">
                <text:p>0.00251388888888889</text:p>
              </table:table-cell>
              <table:table-cell office:value-type="float" office:value="415.4">
                <text:p>415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52546296296296">
                <text:p>0.00252546296296296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3587962962963">
                <text:p>0.00253587962962963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416.9">
                <text:p>416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55902777777778">
                <text:p>0.00255902777777778</text:p>
              </table:table-cell>
              <table:table-cell office:value-type="float" office:value="417.6">
                <text:p>417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58101851851852">
                <text:p>0.00258101851851852</text:p>
              </table:table-cell>
              <table:table-cell office:value-type="float" office:value="419.1">
                <text:p>419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59143518518519">
                <text:p>0.00259143518518519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60300925925926">
                <text:p>0.00260300925925926</text:p>
              </table:table-cell>
              <table:table-cell office:value-type="float" office:value="419.8">
                <text:p>419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420.2">
                <text:p>420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625">
                <text:p>0.002625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3541666666667">
                <text:p>0.00263541666666667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64699074074074">
                <text:p>0.00264699074074074</text:p>
              </table:table-cell>
              <table:table-cell office:value-type="float" office:value="422.3">
                <text:p>422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65740740740741">
                <text:p>0.00265740740740741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6898148148148">
                <text:p>0.00266898148148148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67939814814815">
                <text:p>0.00267939814814815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69097222222222">
                <text:p>0.00269097222222222</text:p>
              </table:table-cell>
              <table:table-cell office:value-type="float" office:value="425.1">
                <text:p>425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70138888888889">
                <text:p>0.00270138888888889</text:p>
              </table:table-cell>
              <table:table-cell office:value-type="float" office:value="426.1">
                <text:p>426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296296296296">
                <text:p>0.00271296296296296</text:p>
              </table:table-cell>
              <table:table-cell office:value-type="float" office:value="426.7">
                <text:p>426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72337962962963">
                <text:p>0.00272337962962963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7349537037037">
                <text:p>0.0027349537037037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74537037037037">
                <text:p>0.00274537037037037</text:p>
              </table:table-cell>
              <table:table-cell office:value-type="float" office:value="421.7">
                <text:p>421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75694444444444">
                <text:p>0.00275694444444444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76736111111111">
                <text:p>0.00276736111111111</text:p>
              </table:table-cell>
              <table:table-cell office:value-type="float" office:value="422.2">
                <text:p>422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424.1">
                <text:p>424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425.1">
                <text:p>425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431.8">
                <text:p>431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84490740740741">
                <text:p>0.0028449074074074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85648148148148">
                <text:p>0.00285648148148148</text:p>
              </table:table-cell>
              <table:table-cell office:value-type="float" office:value="431.6">
                <text:p>431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86689814814815">
                <text:p>0.00286689814814815</text:p>
              </table:table-cell>
              <table:table-cell office:value-type="float" office:value="431.8">
                <text:p>431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87847222222222">
                <text:p>0.00287847222222222</text:p>
              </table:table-cell>
              <table:table-cell office:value-type="float" office:value="432.6">
                <text:p>432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88888888888889">
                <text:p>0.00288888888888889</text:p>
              </table:table-cell>
              <table:table-cell office:value-type="float" office:value="433.2">
                <text:p>433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90046296296296">
                <text:p>0.00290046296296296</text:p>
              </table:table-cell>
              <table:table-cell office:value-type="float" office:value="433.9">
                <text:p>433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91087962962963">
                <text:p>0.00291087962962963</text:p>
              </table:table-cell>
              <table:table-cell office:value-type="float" office:value="434.6">
                <text:p>434.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9224537037037">
                <text:p>0.0029224537037037</text:p>
              </table:table-cell>
              <table:table-cell office:value-type="float" office:value="434.7">
                <text:p>434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3287037037037">
                <text:p>0.002932870370370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94444444444444">
                <text:p>0.00294444444444444</text:p>
              </table:table-cell>
              <table:table-cell office:value-type="float" office:value="435.6">
                <text:p>435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95486111111111">
                <text:p>0.00295486111111111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96643518518519">
                <text:p>0.00296643518518519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97800925925926">
                <text:p>0.00297800925925926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98842592592593">
                <text:p>0.00298842592592593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">
                <text:p>0.003</text:p>
              </table:table-cell>
              <table:table-cell office:value-type="float" office:value="438.9">
                <text:p>438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39.2">
                <text:p>439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2199074074074">
                <text:p>0.00302199074074074</text:p>
              </table:table-cell>
              <table:table-cell office:value-type="float" office:value="438.8">
                <text:p>438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39.8">
                <text:p>439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4398148148148">
                <text:p>0.00304398148148148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5439814814815">
                <text:p>0.00305439814814815</text:p>
              </table:table-cell>
              <table:table-cell office:value-type="float" office:value="440.1">
                <text:p>440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597222222222">
                <text:p>0.00306597222222222</text:p>
              </table:table-cell>
              <table:table-cell office:value-type="float" office:value="440.9">
                <text:p>440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07638888888889">
                <text:p>0.00307638888888889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8796296296296">
                <text:p>0.00308796296296296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9837962962963">
                <text:p>0.00309837962962963</text:p>
              </table:table-cell>
              <table:table-cell office:value-type="float" office:value="444.7">
                <text:p>444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1099537037037">
                <text:p>0.003109953703703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12037037037037">
                <text:p>0.00312037037037037</text:p>
              </table:table-cell>
              <table:table-cell office:value-type="float" office:value="446.8">
                <text:p>446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13194444444444">
                <text:p>0.00313194444444444</text:p>
              </table:table-cell>
              <table:table-cell office:value-type="float" office:value="448.1">
                <text:p>448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14236111111111">
                <text:p>0.00314236111111111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5393518518519">
                <text:p>0.00315393518518519</text:p>
              </table:table-cell>
              <table:table-cell office:value-type="float" office:value="449.7">
                <text:p>449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16435185185185">
                <text:p>0.00316435185185185</text:p>
              </table:table-cell>
              <table:table-cell office:value-type="float" office:value="450.8">
                <text:p>450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17592592592593">
                <text:p>0.00317592592592593</text:p>
              </table:table-cell>
              <table:table-cell office:value-type="float" office:value="451.6">
                <text:p>451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18634259259259">
                <text:p>0.00318634259259259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19791666666667">
                <text:p>0.00319791666666667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20949074074074">
                <text:p>0.00320949074074074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21990740740741">
                <text:p>0.0032199074074074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23148148148148">
                <text:p>0.00323148148148148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52.2">
                <text:p>452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25347222222222">
                <text:p>0.00325347222222222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50.9">
                <text:p>450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28587962962963">
                <text:p>0.00328587962962963</text:p>
              </table:table-cell>
              <table:table-cell office:value-type="float" office:value="449.9">
                <text:p>449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2974537037037">
                <text:p>0.003297453703703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30787037037037">
                <text:p>0.00330787037037037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31944444444444">
                <text:p>0.00331944444444444</text:p>
              </table:table-cell>
              <table:table-cell office:value-type="float" office:value="449.1">
                <text:p>449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32986111111111">
                <text:p>0.00332986111111111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34143518518519">
                <text:p>0.00334143518518519</text:p>
              </table:table-cell>
              <table:table-cell office:value-type="float" office:value="449.8">
                <text:p>449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35185185185185">
                <text:p>0.00335185185185185</text:p>
              </table:table-cell>
              <table:table-cell office:value-type="float" office:value="450.3">
                <text:p>450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36342592592593">
                <text:p>0.00336342592592593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37384259259259">
                <text:p>0.00337384259259259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38541666666667">
                <text:p>0.00338541666666667</text:p>
              </table:table-cell>
              <table:table-cell office:value-type="float" office:value="453.7">
                <text:p>453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39583333333333">
                <text:p>0.00339583333333333</text:p>
              </table:table-cell>
              <table:table-cell office:value-type="float" office:value="455.6">
                <text:p>455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40740740740741">
                <text:p>0.00340740740740741</text:p>
              </table:table-cell>
              <table:table-cell office:value-type="float" office:value="455.5">
                <text:p>455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41782407407407">
                <text:p>0.00341782407407407</text:p>
              </table:table-cell>
              <table:table-cell office:value-type="float" office:value="456.1">
                <text:p>456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42939814814815">
                <text:p>0.00342939814814815</text:p>
              </table:table-cell>
              <table:table-cell office:value-type="float" office:value="456.4">
                <text:p>456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43981481481481">
                <text:p>0.00343981481481481</text:p>
              </table:table-cell>
              <table:table-cell office:value-type="float" office:value="456.2">
                <text:p>456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45138888888889">
                <text:p>0.00345138888888889</text:p>
              </table:table-cell>
              <table:table-cell office:value-type="float" office:value="456.2">
                <text:p>456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46180555555556">
                <text:p>0.00346180555555556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4849537037037">
                <text:p>0.003484953703703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55.8">
                <text:p>455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455.2">
                <text:p>455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51736111111111">
                <text:p>0.00351736111111111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52893518518519">
                <text:p>0.00352893518518519</text:p>
              </table:table-cell>
              <table:table-cell office:value-type="float" office:value="454.9">
                <text:p>454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53935185185185">
                <text:p>0.00353935185185185</text:p>
              </table:table-cell>
              <table:table-cell office:value-type="float" office:value="454.3">
                <text:p>454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55092592592593">
                <text:p>0.00355092592592593</text:p>
              </table:table-cell>
              <table:table-cell office:value-type="float" office:value="453.4">
                <text:p>453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5625">
                <text:p>0.0035625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57291666666667">
                <text:p>0.00357291666666667</text:p>
              </table:table-cell>
              <table:table-cell office:value-type="float" office:value="451.6">
                <text:p>451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58449074074074">
                <text:p>0.00358449074074074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59490740740741">
                <text:p>0.00359490740740741</text:p>
              </table:table-cell>
              <table:table-cell office:value-type="float" office:value="450.7">
                <text:p>450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60648148148148">
                <text:p>0.00360648148148148</text:p>
              </table:table-cell>
              <table:table-cell office:value-type="float" office:value="449.7">
                <text:p>449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61689814814815">
                <text:p>0.00361689814814815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62847222222222">
                <text:p>0.00362847222222222</text:p>
              </table:table-cell>
              <table:table-cell office:value-type="float" office:value="449.1">
                <text:p>449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63888888888889">
                <text:p>0.00363888888888889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65046296296296">
                <text:p>0.00365046296296296</text:p>
              </table:table-cell>
              <table:table-cell office:value-type="float" office:value="450.9">
                <text:p>450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66087962962963">
                <text:p>0.00366087962962963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6724537037037">
                <text:p>0.0036724537037037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368287037037037">
                <text:p>0.00368287037037037</text:p>
              </table:table-cell>
              <table:table-cell office:value-type="float" office:value="455.1">
                <text:p>455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69444444444444">
                <text:p>0.00369444444444444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56.9">
                <text:p>456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71643518518519">
                <text:p>0.00371643518518519</text:p>
              </table:table-cell>
              <table:table-cell office:value-type="float" office:value="458.1">
                <text:p>458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459.1">
                <text:p>459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75">
                <text:p>0.00375</text:p>
              </table:table-cell>
              <table:table-cell office:value-type="float" office:value="459.5">
                <text:p>459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76041666666667">
                <text:p>0.00376041666666667</text:p>
              </table:table-cell>
              <table:table-cell office:value-type="float" office:value="460.4">
                <text:p>460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77199074074074">
                <text:p>0.00377199074074074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78240740740741">
                <text:p>0.00378240740740741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79398148148148">
                <text:p>0.00379398148148148</text:p>
              </table:table-cell>
              <table:table-cell office:value-type="float" office:value="461.3">
                <text:p>461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80439814814815">
                <text:p>0.00380439814814815</text:p>
              </table:table-cell>
              <table:table-cell office:value-type="float" office:value="461.7">
                <text:p>461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81597222222222">
                <text:p>0.00381597222222222</text:p>
              </table:table-cell>
              <table:table-cell office:value-type="float" office:value="461.7">
                <text:p>461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82638888888889">
                <text:p>0.00382638888888889</text:p>
              </table:table-cell>
              <table:table-cell office:value-type="float" office:value="462.9">
                <text:p>462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383796296296296">
                <text:p>0.00383796296296296</text:p>
              </table:table-cell>
              <table:table-cell office:value-type="float" office:value="464.2">
                <text:p>464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84837962962963">
                <text:p>0.00384837962962963</text:p>
              </table:table-cell>
              <table:table-cell office:value-type="float" office:value="464.9">
                <text:p>464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8599537037037">
                <text:p>0.003859953703703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87037037037037">
                <text:p>0.0038703703703703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88194444444444">
                <text:p>0.00388194444444444</text:p>
              </table:table-cell>
              <table:table-cell office:value-type="float" office:value="466.9">
                <text:p>466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89236111111111">
                <text:p>0.00389236111111111</text:p>
              </table:table-cell>
              <table:table-cell office:value-type="float" office:value="467.4">
                <text:p>467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90393518518519">
                <text:p>0.00390393518518519</text:p>
              </table:table-cell>
              <table:table-cell office:value-type="float" office:value="468.2">
                <text:p>46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91550925925926">
                <text:p>0.003915509259259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92708333333333">
                <text:p>0.00392708333333333</text:p>
              </table:table-cell>
              <table:table-cell office:value-type="float" office:value="469.5">
                <text:p>469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9375">
                <text:p>0.0039375</text:p>
              </table:table-cell>
              <table:table-cell office:value-type="float" office:value="469.4">
                <text:p>469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94907407407407">
                <text:p>0.00394907407407407</text:p>
              </table:table-cell>
              <table:table-cell office:value-type="float" office:value="468.9">
                <text:p>468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67.6">
                <text:p>467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97106481481481">
                <text:p>0.00397106481481481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459.9">
                <text:p>459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99305555555556">
                <text:p>0.00399305555555556</text:p>
              </table:table-cell>
              <table:table-cell office:value-type="float" office:value="454.6">
                <text:p>454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00347222222222">
                <text:p>0.00400347222222222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0150462962963">
                <text:p>0.0040150462962963</text:p>
              </table:table-cell>
              <table:table-cell office:value-type="float" office:value="439.9">
                <text:p>439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02546296296296">
                <text:p>0.00402546296296296</text:p>
              </table:table-cell>
              <table:table-cell office:value-type="float" office:value="431.1">
                <text:p>431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03703703703704">
                <text:p>0.00403703703703704</text:p>
              </table:table-cell>
              <table:table-cell office:value-type="float" office:value="421.8">
                <text:p>421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0474537037037">
                <text:p>0.0040474537037037</text:p>
              </table:table-cell>
              <table:table-cell office:value-type="float" office:value="411.4">
                <text:p>411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05902777777778">
                <text:p>0.00405902777777778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06944444444444">
                <text:p>0.00406944444444444</text:p>
              </table:table-cell>
              <table:table-cell office:value-type="float" office:value="390.5">
                <text:p>390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08101851851852">
                <text:p>0.00408101851851852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09143518518519">
                <text:p>0.00409143518518519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10300925925926">
                <text:p>0.00410300925925926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11342592592593">
                <text:p>0.00411342592592593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125">
                <text:p>0.004125</text:p>
              </table:table-cell>
              <table:table-cell office:value-type="float" office:value="351.9">
                <text:p>351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13541666666667">
                <text:p>0.00413541666666667</text:p>
              </table:table-cell>
              <table:table-cell office:value-type="float" office:value="345.8">
                <text:p>345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14814814814815">
                <text:p>0.00414814814814815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415856481481482">
                <text:p>0.00415856481481482</text:p>
              </table:table-cell>
              <table:table-cell office:value-type="float" office:value="335.1">
                <text:p>335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17013888888889">
                <text:p>0.00417013888888889</text:p>
              </table:table-cell>
              <table:table-cell office:value-type="float" office:value="330.4">
                <text:p>330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418055555555556">
                <text:p>0.00418055555555556</text:p>
              </table:table-cell>
              <table:table-cell office:value-type="float" office:value="326.3">
                <text:p>326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19212962962963">
                <text:p>0.00419212962962963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42025462962963">
                <text:p>0.0042025462962963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314.5">
                <text:p>314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422453703703704">
                <text:p>0.00422453703703704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307.1">
                <text:p>307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24652777777778">
                <text:p>0.00424652777777778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425810185185185">
                <text:p>0.00425810185185185</text:p>
              </table:table-cell>
              <table:table-cell office:value-type="float" office:value="300.9">
                <text:p>30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426851851851852">
                <text:p>0.00426851851851852</text:p>
              </table:table-cell>
              <table:table-cell office:value-type="float" office:value="297.4">
                <text:p>297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28009259259259">
                <text:p>0.00428009259259259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429050925925926">
                <text:p>0.004290509259259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430208333333333">
                <text:p>0.00430208333333333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43125">
                <text:p>0.0043125</text:p>
              </table:table-cell>
              <table:table-cell office:value-type="float" office:value="283.9">
                <text:p>283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432407407407407">
                <text:p>0.00432407407407407</text:p>
              </table:table-cell>
              <table:table-cell office:value-type="float" office:value="281.6">
                <text:p>281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433449074074074">
                <text:p>0.00433449074074074</text:p>
              </table:table-cell>
              <table:table-cell office:value-type="float" office:value="279.4">
                <text:p>279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34606481481482">
                <text:p>0.00434606481481482</text:p>
              </table:table-cell>
              <table:table-cell office:value-type="float" office:value="276.6">
                <text:p>276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435648148148148">
                <text:p>0.00435648148148148</text:p>
              </table:table-cell>
              <table:table-cell office:value-type="float" office:value="274.2">
                <text:p>274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436805555555556">
                <text:p>0.00436805555555556</text:p>
              </table:table-cell>
              <table:table-cell office:value-type="float" office:value="271.7">
                <text:p>271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437962962962963">
                <text:p>0.00437962962962963</text:p>
              </table:table-cell>
              <table:table-cell office:value-type="float" office:value="269.3">
                <text:p>269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43900462962963">
                <text:p>0.0043900462962963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40162037037037">
                <text:p>0.00440162037037037</text:p>
              </table:table-cell>
              <table:table-cell office:value-type="float" office:value="265.7">
                <text:p>265.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441203703703704">
                <text:p>0.00441203703703704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42361111111111">
                <text:p>0.00442361111111111</text:p>
              </table:table-cell>
              <table:table-cell office:value-type="float" office:value="261.4">
                <text:p>261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443402777777778">
                <text:p>0.00443402777777778</text:p>
              </table:table-cell>
              <table:table-cell office:value-type="float" office:value="259.1">
                <text:p>259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256.9">
                <text:p>256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46759259259259">
                <text:p>0.00446759259259259</text:p>
              </table:table-cell>
              <table:table-cell office:value-type="float" office:value="252.9">
                <text:p>252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47800925925926">
                <text:p>0.00447800925925926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48958333333333">
                <text:p>0.00448958333333333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5">
                <text:p>0.004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51157407407407">
                <text:p>0.00451157407407407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52199074074074">
                <text:p>0.00452199074074074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53356481481482">
                <text:p>0.00453356481481482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54398148148148">
                <text:p>0.004543981481481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455555555555556">
                <text:p>0.00455555555555556</text:p>
              </table:table-cell>
              <table:table-cell office:value-type="float" office:value="237.1">
                <text:p>237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456712962962963">
                <text:p>0.00456712962962963</text:p>
              </table:table-cell>
              <table:table-cell office:value-type="float" office:value="235.1">
                <text:p>235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5775462962963">
                <text:p>0.0045775462962963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58912037037037">
                <text:p>0.00458912037037037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59953703703704">
                <text:p>0.00459953703703704</text:p>
              </table:table-cell>
              <table:table-cell office:value-type="float" office:value="230.3">
                <text:p>23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461111111111111">
                <text:p>0.00461111111111111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62152777777778">
                <text:p>0.004621527777777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63310185185185">
                <text:p>0.00463310185185185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464351851851852">
                <text:p>0.00464351851851852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65509259259259">
                <text:p>0.00465509259259259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66550925925926">
                <text:p>0.0046655092592592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6875">
                <text:p>0.0046875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470949074074074">
                <text:p>0.00470949074074074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72106481481482">
                <text:p>0.00472106481481482</text:p>
              </table:table-cell>
              <table:table-cell office:value-type="float" office:value="213.1">
                <text:p>213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73263888888889">
                <text:p>0.00473263888888889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474305555555556">
                <text:p>0.00474305555555556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475462962962963">
                <text:p>0.0047546296296296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47650462962963">
                <text:p>0.0047650462962963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77662037037037">
                <text:p>0.00477662037037037</text:p>
              </table:table-cell>
              <table:table-cell office:value-type="float" office:value="206.6">
                <text:p>206.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78703703703704">
                <text:p>0.00478703703703704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79861111111111">
                <text:p>0.00479861111111111</text:p>
              </table:table-cell>
              <table:table-cell office:value-type="float" office:value="204.3">
                <text:p>204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480902777777778">
                <text:p>0.004809027777777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82060185185185">
                <text:p>0.0048206018518518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83101851851852">
                <text:p>0.00483101851851852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84259259259259">
                <text:p>0.00484259259259259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85300925925926">
                <text:p>0.00485300925925926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486458333333333">
                <text:p>0.00486458333333333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4875">
                <text:p>0.004875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88657407407407">
                <text:p>0.00488657407407407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489699074074074">
                <text:p>0.00489699074074074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494097222222222">
                <text:p>0.00494097222222222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9525462962963">
                <text:p>0.0049525462962963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496296296296296">
                <text:p>0.00496296296296296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497453703703704">
                <text:p>0.00497453703703704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498611111111111">
                <text:p>0.00498611111111111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99652777777778">
                <text:p>0.00499652777777778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00810185185185">
                <text:p>0.00500810185185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501851851851852">
                <text:p>0.00501851851851852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03009259259259">
                <text:p>0.0050300925925925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04050925925926">
                <text:p>0.00504050925925926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505208333333333">
                <text:p>0.0050520833333333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50625">
                <text:p>0.0050625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507407407407407">
                <text:p>0.00507407407407407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508449074074074">
                <text:p>0.00508449074074074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509606481481482">
                <text:p>0.00509606481481482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510648148148148">
                <text:p>0.00510648148148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11805555555556">
                <text:p>0.00511805555555556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12962962962963">
                <text:p>0.00512962962962963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15162037037037">
                <text:p>0.00515162037037037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17361111111111">
                <text:p>0.00517361111111111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18402777777778">
                <text:p>0.00518402777777778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9560185185185">
                <text:p>0.00519560185185185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20601851851852">
                <text:p>0.00520601851851852</text:p>
              </table:table-cell>
              <table:table-cell office:value-type="float" office:value="124.1">
                <text:p>12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